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50.74pt" svg:height="254.92pt" svg:x="261.16pt" svg:y="6.41pt">
            <loext:p draw:notify-on-update-of-ranges="Sheet1.B1:Sheet1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50.71pt" svg:height="254.92pt" svg:x="260.14pt" svg:y="261.33pt">
            <loext:p draw:notify-on-update-of-ranges="Sheet1.D1:Sheet1.D5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float" office:value="35750" calcext:value-type="float">
            <text:p>35750</text:p>
          </table:table-cell>
          <table:table-cell/>
          <table:table-cell office:value-type="float" office:value="27836" calcext:value-type="float">
            <text:p>27836</text:p>
          </table:table-cell>
        </table:table-row>
        <table:table-row table:style-name="ro1">
          <table:table-cell/>
          <table:table-cell office:value-type="float" office:value="19842" calcext:value-type="float">
            <text:p>19842</text:p>
          </table:table-cell>
          <table:table-cell/>
          <table:table-cell office:value-type="float" office:value="26624" calcext:value-type="float">
            <text:p>26624</text:p>
          </table:table-cell>
        </table:table-row>
        <table:table-row table:style-name="ro1">
          <table:table-cell/>
          <table:table-cell office:value-type="float" office:value="18536" calcext:value-type="float">
            <text:p>18536</text:p>
          </table:table-cell>
          <table:table-cell/>
          <table:table-cell office:value-type="float" office:value="12467" calcext:value-type="float">
            <text:p>12467</text:p>
          </table:table-cell>
        </table:table-row>
        <table:table-row table:style-name="ro1">
          <table:table-cell/>
          <table:table-cell office:value-type="float" office:value="15199" calcext:value-type="float">
            <text:p>15199</text:p>
          </table:table-cell>
          <table:table-cell/>
          <table:table-cell office:value-type="float" office:value="19526" calcext:value-type="float">
            <text:p>19526</text:p>
          </table:table-cell>
        </table:table-row>
        <table:table-row table:style-name="ro1">
          <table:table-cell/>
          <table:table-cell office:value-type="float" office:value="23008" calcext:value-type="float">
            <text:p>23008</text:p>
          </table:table-cell>
          <table:table-cell/>
          <table:table-cell office:value-type="float" office:value="17725" calcext:value-type="float">
            <text:p>17725</text:p>
          </table:table-cell>
        </table:table-row>
        <table:table-row table:style-name="ro1">
          <table:table-cell/>
          <table:table-cell office:value-type="float" office:value="11010" calcext:value-type="float">
            <text:p>11010</text:p>
          </table:table-cell>
          <table:table-cell/>
          <table:table-cell office:value-type="float" office:value="10956" calcext:value-type="float">
            <text:p>10956</text:p>
          </table:table-cell>
        </table:table-row>
        <table:table-row table:style-name="ro1">
          <table:table-cell/>
          <table:table-cell office:value-type="float" office:value="13951" calcext:value-type="float">
            <text:p>13951</text:p>
          </table:table-cell>
          <table:table-cell/>
          <table:table-cell office:value-type="float" office:value="12267" calcext:value-type="float">
            <text:p>12267</text:p>
          </table:table-cell>
        </table:table-row>
        <table:table-row table:style-name="ro1">
          <table:table-cell/>
          <table:table-cell office:value-type="float" office:value="14137" calcext:value-type="float">
            <text:p>14137</text:p>
          </table:table-cell>
          <table:table-cell/>
          <table:table-cell office:value-type="float" office:value="7624" calcext:value-type="float">
            <text:p>7624</text:p>
          </table:table-cell>
        </table:table-row>
        <table:table-row table:style-name="ro1">
          <table:table-cell/>
          <table:table-cell office:value-type="float" office:value="12485" calcext:value-type="float">
            <text:p>12485</text:p>
          </table:table-cell>
          <table:table-cell/>
          <table:table-cell office:value-type="float" office:value="14686" calcext:value-type="float">
            <text:p>14686</text:p>
          </table:table-cell>
        </table:table-row>
        <table:table-row table:style-name="ro1">
          <table:table-cell/>
          <table:table-cell office:value-type="float" office:value="13863" calcext:value-type="float">
            <text:p>13863</text:p>
          </table:table-cell>
          <table:table-cell/>
          <table:table-cell office:value-type="float" office:value="16835" calcext:value-type="float">
            <text:p>16835</text:p>
          </table:table-cell>
        </table:table-row>
        <table:table-row table:style-name="ro1">
          <table:table-cell/>
          <table:table-cell office:value-type="float" office:value="17007" calcext:value-type="float">
            <text:p>17007</text:p>
          </table:table-cell>
          <table:table-cell/>
          <table:table-cell office:value-type="float" office:value="21665" calcext:value-type="float">
            <text:p>21665</text:p>
          </table:table-cell>
        </table:table-row>
        <table:table-row table:style-name="ro1">
          <table:table-cell/>
          <table:table-cell office:value-type="float" office:value="10763" calcext:value-type="float">
            <text:p>10763</text:p>
          </table:table-cell>
          <table:table-cell/>
          <table:table-cell office:value-type="float" office:value="12485" calcext:value-type="float">
            <text:p>12485</text:p>
          </table:table-cell>
        </table:table-row>
        <table:table-row table:style-name="ro1">
          <table:table-cell/>
          <table:table-cell office:value-type="float" office:value="10936" calcext:value-type="float">
            <text:p>10936</text:p>
          </table:table-cell>
          <table:table-cell/>
          <table:table-cell office:value-type="float" office:value="11739" calcext:value-type="float">
            <text:p>11739</text:p>
          </table:table-cell>
        </table:table-row>
        <table:table-row table:style-name="ro1">
          <table:table-cell/>
          <table:table-cell office:value-type="float" office:value="14178" calcext:value-type="float">
            <text:p>14178</text:p>
          </table:table-cell>
          <table:table-cell/>
          <table:table-cell office:value-type="float" office:value="13355" calcext:value-type="float">
            <text:p>13355</text:p>
          </table:table-cell>
        </table:table-row>
        <table:table-row table:style-name="ro1">
          <table:table-cell/>
          <table:table-cell office:value-type="float" office:value="13313" calcext:value-type="float">
            <text:p>13313</text:p>
          </table:table-cell>
          <table:table-cell/>
          <table:table-cell office:value-type="float" office:value="10872" calcext:value-type="float">
            <text:p>10872</text:p>
          </table:table-cell>
        </table:table-row>
        <table:table-row table:style-name="ro1">
          <table:table-cell/>
          <table:table-cell office:value-type="float" office:value="12197" calcext:value-type="float">
            <text:p>12197</text:p>
          </table:table-cell>
          <table:table-cell/>
          <table:table-cell office:value-type="float" office:value="14966" calcext:value-type="float">
            <text:p>14966</text:p>
          </table:table-cell>
        </table:table-row>
        <table:table-row table:style-name="ro1">
          <table:table-cell/>
          <table:table-cell office:value-type="float" office:value="15675" calcext:value-type="float">
            <text:p>15675</text:p>
          </table:table-cell>
          <table:table-cell/>
          <table:table-cell office:value-type="float" office:value="10507" calcext:value-type="float">
            <text:p>10507</text:p>
          </table:table-cell>
        </table:table-row>
        <table:table-row table:style-name="ro1">
          <table:table-cell/>
          <table:table-cell office:value-type="float" office:value="15583" calcext:value-type="float">
            <text:p>15583</text:p>
          </table:table-cell>
          <table:table-cell/>
          <table:table-cell office:value-type="float" office:value="10580" calcext:value-type="float">
            <text:p>10580</text:p>
          </table:table-cell>
        </table:table-row>
        <table:table-row table:style-name="ro1">
          <table:table-cell/>
          <table:table-cell office:value-type="float" office:value="13166" calcext:value-type="float">
            <text:p>13166</text:p>
          </table:table-cell>
          <table:table-cell/>
          <table:table-cell office:value-type="float" office:value="11555" calcext:value-type="float">
            <text:p>11555</text:p>
          </table:table-cell>
        </table:table-row>
        <table:table-row table:style-name="ro1">
          <table:table-cell/>
          <table:table-cell office:value-type="float" office:value="12550" calcext:value-type="float">
            <text:p>12550</text:p>
          </table:table-cell>
          <table:table-cell/>
          <table:table-cell office:value-type="float" office:value="17426" calcext:value-type="float">
            <text:p>17426</text:p>
          </table:table-cell>
        </table:table-row>
        <table:table-row table:style-name="ro1">
          <table:table-cell/>
          <table:table-cell office:value-type="float" office:value="15260" calcext:value-type="float">
            <text:p>15260</text:p>
          </table:table-cell>
          <table:table-cell/>
          <table:table-cell office:value-type="float" office:value="10176" calcext:value-type="float">
            <text:p>10176</text:p>
          </table:table-cell>
        </table:table-row>
        <table:table-row table:style-name="ro1">
          <table:table-cell/>
          <table:table-cell office:value-type="float" office:value="19833" calcext:value-type="float">
            <text:p>19833</text:p>
          </table:table-cell>
          <table:table-cell/>
          <table:table-cell office:value-type="float" office:value="13373" calcext:value-type="float">
            <text:p>13373</text:p>
          </table:table-cell>
        </table:table-row>
        <table:table-row table:style-name="ro1">
          <table:table-cell/>
          <table:table-cell office:value-type="float" office:value="21398" calcext:value-type="float">
            <text:p>21398</text:p>
          </table:table-cell>
          <table:table-cell/>
          <table:table-cell office:value-type="float" office:value="20016" calcext:value-type="float">
            <text:p>20016</text:p>
          </table:table-cell>
        </table:table-row>
        <table:table-row table:style-name="ro1">
          <table:table-cell/>
          <table:table-cell office:value-type="float" office:value="11969" calcext:value-type="float">
            <text:p>11969</text:p>
          </table:table-cell>
          <table:table-cell/>
          <table:table-cell office:value-type="float" office:value="12253" calcext:value-type="float">
            <text:p>12253</text:p>
          </table:table-cell>
        </table:table-row>
        <table:table-row table:style-name="ro1">
          <table:table-cell/>
          <table:table-cell office:value-type="float" office:value="14079" calcext:value-type="float">
            <text:p>14079</text:p>
          </table:table-cell>
          <table:table-cell/>
          <table:table-cell office:value-type="float" office:value="13967" calcext:value-type="float">
            <text:p>13967</text:p>
          </table:table-cell>
        </table:table-row>
        <table:table-row table:style-name="ro1">
          <table:table-cell/>
          <table:table-cell office:value-type="float" office:value="7563" calcext:value-type="float">
            <text:p>7563</text:p>
          </table:table-cell>
          <table:table-cell/>
          <table:table-cell office:value-type="float" office:value="17672" calcext:value-type="float">
            <text:p>17672</text:p>
          </table:table-cell>
        </table:table-row>
        <table:table-row table:style-name="ro1">
          <table:table-cell/>
          <table:table-cell office:value-type="float" office:value="13271" calcext:value-type="float">
            <text:p>13271</text:p>
          </table:table-cell>
          <table:table-cell/>
          <table:table-cell office:value-type="float" office:value="17454" calcext:value-type="float">
            <text:p>17454</text:p>
          </table:table-cell>
        </table:table-row>
        <table:table-row table:style-name="ro1">
          <table:table-cell/>
          <table:table-cell office:value-type="float" office:value="16860" calcext:value-type="float">
            <text:p>16860</text:p>
          </table:table-cell>
          <table:table-cell/>
          <table:table-cell office:value-type="float" office:value="12571" calcext:value-type="float">
            <text:p>12571</text:p>
          </table:table-cell>
        </table:table-row>
        <table:table-row table:style-name="ro1">
          <table:table-cell/>
          <table:table-cell office:value-type="float" office:value="13159" calcext:value-type="float">
            <text:p>13159</text:p>
          </table:table-cell>
          <table:table-cell/>
          <table:table-cell office:value-type="float" office:value="12406" calcext:value-type="float">
            <text:p>12406</text:p>
          </table:table-cell>
        </table:table-row>
        <table:table-row table:style-name="ro1">
          <table:table-cell/>
          <table:table-cell office:value-type="float" office:value="17353" calcext:value-type="float">
            <text:p>17353</text:p>
          </table:table-cell>
          <table:table-cell/>
          <table:table-cell office:value-type="float" office:value="14746" calcext:value-type="float">
            <text:p>14746</text:p>
          </table:table-cell>
        </table:table-row>
        <table:table-row table:style-name="ro1">
          <table:table-cell/>
          <table:table-cell office:value-type="float" office:value="11989" calcext:value-type="float">
            <text:p>11989</text:p>
          </table:table-cell>
          <table:table-cell/>
          <table:table-cell office:value-type="float" office:value="17100" calcext:value-type="float">
            <text:p>17100</text:p>
          </table:table-cell>
        </table:table-row>
        <table:table-row table:style-name="ro1">
          <table:table-cell/>
          <table:table-cell office:value-type="float" office:value="11825" calcext:value-type="float">
            <text:p>11825</text:p>
          </table:table-cell>
          <table:table-cell/>
          <table:table-cell office:value-type="float" office:value="13495" calcext:value-type="float">
            <text:p>13495</text:p>
          </table:table-cell>
        </table:table-row>
        <table:table-row table:style-name="ro1">
          <table:table-cell/>
          <table:table-cell office:value-type="float" office:value="17630" calcext:value-type="float">
            <text:p>17630</text:p>
          </table:table-cell>
          <table:table-cell/>
          <table:table-cell office:value-type="float" office:value="12691" calcext:value-type="float">
            <text:p>12691</text:p>
          </table:table-cell>
        </table:table-row>
        <table:table-row table:style-name="ro1">
          <table:table-cell/>
          <table:table-cell office:value-type="float" office:value="11071" calcext:value-type="float">
            <text:p>11071</text:p>
          </table:table-cell>
          <table:table-cell/>
          <table:table-cell office:value-type="float" office:value="10437" calcext:value-type="float">
            <text:p>10437</text:p>
          </table:table-cell>
        </table:table-row>
        <table:table-row table:style-name="ro1">
          <table:table-cell/>
          <table:table-cell office:value-type="float" office:value="10491" calcext:value-type="float">
            <text:p>10491</text:p>
          </table:table-cell>
          <table:table-cell/>
          <table:table-cell office:value-type="float" office:value="15492" calcext:value-type="float">
            <text:p>15492</text:p>
          </table:table-cell>
        </table:table-row>
        <table:table-row table:style-name="ro1">
          <table:table-cell/>
          <table:table-cell office:value-type="float" office:value="12488" calcext:value-type="float">
            <text:p>12488</text:p>
          </table:table-cell>
          <table:table-cell/>
          <table:table-cell office:value-type="float" office:value="11922" calcext:value-type="float">
            <text:p>11922</text:p>
          </table:table-cell>
        </table:table-row>
        <table:table-row table:style-name="ro1">
          <table:table-cell/>
          <table:table-cell office:value-type="float" office:value="10760" calcext:value-type="float">
            <text:p>10760</text:p>
          </table:table-cell>
          <table:table-cell/>
          <table:table-cell office:value-type="float" office:value="8045" calcext:value-type="float">
            <text:p>8045</text:p>
          </table:table-cell>
        </table:table-row>
        <table:table-row table:style-name="ro1">
          <table:table-cell/>
          <table:table-cell office:value-type="float" office:value="15553" calcext:value-type="float">
            <text:p>15553</text:p>
          </table:table-cell>
          <table:table-cell/>
          <table:table-cell office:value-type="float" office:value="13650" calcext:value-type="float">
            <text:p>13650</text:p>
          </table:table-cell>
        </table:table-row>
        <table:table-row table:style-name="ro1">
          <table:table-cell/>
          <table:table-cell office:value-type="float" office:value="15140" calcext:value-type="float">
            <text:p>15140</text:p>
          </table:table-cell>
          <table:table-cell/>
          <table:table-cell office:value-type="float" office:value="10771" calcext:value-type="float">
            <text:p>10771</text:p>
          </table:table-cell>
        </table:table-row>
        <table:table-row table:style-name="ro1">
          <table:table-cell/>
          <table:table-cell office:value-type="float" office:value="15358" calcext:value-type="float">
            <text:p>15358</text:p>
          </table:table-cell>
          <table:table-cell/>
          <table:table-cell office:value-type="float" office:value="13776" calcext:value-type="float">
            <text:p>13776</text:p>
          </table:table-cell>
        </table:table-row>
        <table:table-row table:style-name="ro1">
          <table:table-cell/>
          <table:table-cell office:value-type="float" office:value="16328" calcext:value-type="float">
            <text:p>16328</text:p>
          </table:table-cell>
          <table:table-cell/>
          <table:table-cell office:value-type="float" office:value="17435" calcext:value-type="float">
            <text:p>17435</text:p>
          </table:table-cell>
        </table:table-row>
        <table:table-row table:style-name="ro1">
          <table:table-cell/>
          <table:table-cell office:value-type="float" office:value="15625" calcext:value-type="float">
            <text:p>15625</text:p>
          </table:table-cell>
          <table:table-cell/>
          <table:table-cell office:value-type="float" office:value="9395" calcext:value-type="float">
            <text:p>9395</text:p>
          </table:table-cell>
        </table:table-row>
        <table:table-row table:style-name="ro1">
          <table:table-cell/>
          <table:table-cell office:value-type="float" office:value="14204" calcext:value-type="float">
            <text:p>14204</text:p>
          </table:table-cell>
          <table:table-cell/>
          <table:table-cell office:value-type="float" office:value="14453" calcext:value-type="float">
            <text:p>14453</text:p>
          </table:table-cell>
        </table:table-row>
        <table:table-row table:style-name="ro1">
          <table:table-cell/>
          <table:table-cell office:value-type="float" office:value="19852" calcext:value-type="float">
            <text:p>19852</text:p>
          </table:table-cell>
          <table:table-cell/>
          <table:table-cell office:value-type="float" office:value="10546" calcext:value-type="float">
            <text:p>10546</text:p>
          </table:table-cell>
        </table:table-row>
        <table:table-row table:style-name="ro1">
          <table:table-cell/>
          <table:table-cell office:value-type="float" office:value="18034" calcext:value-type="float">
            <text:p>18034</text:p>
          </table:table-cell>
          <table:table-cell/>
          <table:table-cell office:value-type="float" office:value="17513" calcext:value-type="float">
            <text:p>17513</text:p>
          </table:table-cell>
        </table:table-row>
        <table:table-row table:style-name="ro1">
          <table:table-cell/>
          <table:table-cell office:value-type="float" office:value="24518" calcext:value-type="float">
            <text:p>24518</text:p>
          </table:table-cell>
          <table:table-cell/>
          <table:table-cell office:value-type="float" office:value="11726" calcext:value-type="float">
            <text:p>11726</text:p>
          </table:table-cell>
        </table:table-row>
        <table:table-row table:style-name="ro1">
          <table:table-cell/>
          <table:table-cell office:value-type="float" office:value="20731" calcext:value-type="float">
            <text:p>20731</text:p>
          </table:table-cell>
          <table:table-cell/>
          <table:table-cell office:value-type="float" office:value="22391" calcext:value-type="float">
            <text:p>22391</text:p>
          </table:table-cell>
        </table:table-row>
        <table:table-row table:style-name="ro1">
          <table:table-cell/>
          <table:table-cell office:value-type="float" office:value="18674" calcext:value-type="float">
            <text:p>18674</text:p>
          </table:table-cell>
          <table:table-cell/>
          <table:table-cell office:value-type="float" office:value="23633" calcext:value-type="float">
            <text:p>23633</text:p>
          </table:table-cell>
        </table:table-row>
        <table:table-row table:style-name="ro1">
          <table:table-cell/>
          <table:table-cell office:value-type="float" office:value="20929" calcext:value-type="float">
            <text:p>20929</text:p>
          </table:table-cell>
          <table:table-cell/>
          <table:table-cell office:value-type="float" office:value="19930" calcext:value-type="float">
            <text:p>19930</text:p>
          </table:table-cell>
        </table:table-row>
        <table:table-row table:style-name="ro1">
          <table:table-cell/>
          <table:table-cell office:value-type="float" office:value="20464" calcext:value-type="float">
            <text:p>20464</text:p>
          </table:table-cell>
          <table:table-cell/>
          <table:table-cell office:value-type="float" office:value="20697" calcext:value-type="float">
            <text:p>20697</text:p>
          </table:table-cell>
        </table:table-row>
        <table:table-row table:style-name="ro1">
          <table:table-cell/>
          <table:table-cell office:value-type="float" office:value="19037" calcext:value-type="float">
            <text:p>19037</text:p>
          </table:table-cell>
          <table:table-cell/>
          <table:table-cell office:value-type="float" office:value="21083" calcext:value-type="float">
            <text:p>21083</text:p>
          </table:table-cell>
        </table:table-row>
        <table:table-row table:style-name="ro1">
          <table:table-cell/>
          <table:table-cell office:value-type="float" office:value="18893" calcext:value-type="float">
            <text:p>18893</text:p>
          </table:table-cell>
          <table:table-cell/>
          <table:table-cell office:value-type="float" office:value="19169" calcext:value-type="float">
            <text:p>19169</text:p>
          </table:table-cell>
        </table:table-row>
        <table:table-row table:style-name="ro1">
          <table:table-cell/>
          <table:table-cell office:value-type="float" office:value="22165" calcext:value-type="float">
            <text:p>22165</text:p>
          </table:table-cell>
          <table:table-cell/>
          <table:table-cell office:value-type="float" office:value="19959" calcext:value-type="float">
            <text:p>19959</text:p>
          </table:table-cell>
        </table:table-row>
        <table:table-row table:style-name="ro1">
          <table:table-cell/>
          <table:table-cell office:value-type="float" office:value="21676" calcext:value-type="float">
            <text:p>21676</text:p>
          </table:table-cell>
          <table:table-cell/>
          <table:table-cell office:value-type="float" office:value="19049" calcext:value-type="float">
            <text:p>19049</text:p>
          </table:table-cell>
        </table:table-row>
        <table:table-row table:style-name="ro1">
          <table:table-cell/>
          <table:table-cell office:value-type="float" office:value="20211" calcext:value-type="float">
            <text:p>20211</text:p>
          </table:table-cell>
          <table:table-cell/>
          <table:table-cell office:value-type="float" office:value="21022" calcext:value-type="float">
            <text:p>21022</text:p>
          </table:table-cell>
        </table:table-row>
        <table:table-row table:style-name="ro1">
          <table:table-cell/>
          <table:table-cell office:value-type="float" office:value="22927" calcext:value-type="float">
            <text:p>22927</text:p>
          </table:table-cell>
          <table:table-cell/>
          <table:table-cell office:value-type="float" office:value="21582" calcext:value-type="float">
            <text:p>21582</text:p>
          </table:table-cell>
        </table:table-row>
        <table:table-row table:style-name="ro1">
          <table:table-cell/>
          <table:table-cell office:value-type="float" office:value="24483" calcext:value-type="float">
            <text:p>24483</text:p>
          </table:table-cell>
          <table:table-cell/>
          <table:table-cell office:value-type="float" office:value="19455" calcext:value-type="float">
            <text:p>19455</text:p>
          </table:table-cell>
        </table:table-row>
        <table:table-row table:style-name="ro1">
          <table:table-cell/>
          <table:table-cell office:value-type="float" office:value="19709" calcext:value-type="float">
            <text:p>19709</text:p>
          </table:table-cell>
          <table:table-cell/>
          <table:table-cell office:value-type="float" office:value="20038" calcext:value-type="float">
            <text:p>20038</text:p>
          </table:table-cell>
        </table:table-row>
        <table:table-row table:style-name="ro1">
          <table:table-cell/>
          <table:table-cell office:value-type="float" office:value="20302" calcext:value-type="float">
            <text:p>20302</text:p>
          </table:table-cell>
          <table:table-cell/>
          <table:table-cell office:value-type="float" office:value="18908" calcext:value-type="float">
            <text:p>18908</text:p>
          </table:table-cell>
        </table:table-row>
        <table:table-row table:style-name="ro1">
          <table:table-cell/>
          <table:table-cell office:value-type="float" office:value="20162" calcext:value-type="float">
            <text:p>20162</text:p>
          </table:table-cell>
          <table:table-cell/>
          <table:table-cell office:value-type="float" office:value="19827" calcext:value-type="float">
            <text:p>19827</text:p>
          </table:table-cell>
        </table:table-row>
        <table:table-row table:style-name="ro1">
          <table:table-cell/>
          <table:table-cell office:value-type="float" office:value="20165" calcext:value-type="float">
            <text:p>20165</text:p>
          </table:table-cell>
          <table:table-cell/>
          <table:table-cell office:value-type="float" office:value="20945" calcext:value-type="float">
            <text:p>20945</text:p>
          </table:table-cell>
        </table:table-row>
        <table:table-row table:style-name="ro1">
          <table:table-cell/>
          <table:table-cell office:value-type="float" office:value="21530" calcext:value-type="float">
            <text:p>21530</text:p>
          </table:table-cell>
          <table:table-cell/>
          <table:table-cell office:value-type="float" office:value="19695" calcext:value-type="float">
            <text:p>19695</text:p>
          </table:table-cell>
        </table:table-row>
        <table:table-row table:style-name="ro1">
          <table:table-cell/>
          <table:table-cell office:value-type="float" office:value="21690" calcext:value-type="float">
            <text:p>21690</text:p>
          </table:table-cell>
          <table:table-cell/>
          <table:table-cell office:value-type="float" office:value="19653" calcext:value-type="float">
            <text:p>19653</text:p>
          </table:table-cell>
        </table:table-row>
        <table:table-row table:style-name="ro1">
          <table:table-cell/>
          <table:table-cell office:value-type="float" office:value="20325" calcext:value-type="float">
            <text:p>20325</text:p>
          </table:table-cell>
          <table:table-cell/>
          <table:table-cell office:value-type="float" office:value="19854" calcext:value-type="float">
            <text:p>19854</text:p>
          </table:table-cell>
        </table:table-row>
        <table:table-row table:style-name="ro1">
          <table:table-cell/>
          <table:table-cell office:value-type="float" office:value="21119" calcext:value-type="float">
            <text:p>21119</text:p>
          </table:table-cell>
          <table:table-cell/>
          <table:table-cell office:value-type="float" office:value="20338" calcext:value-type="float">
            <text:p>20338</text:p>
          </table:table-cell>
        </table:table-row>
        <table:table-row table:style-name="ro1">
          <table:table-cell/>
          <table:table-cell office:value-type="float" office:value="20763" calcext:value-type="float">
            <text:p>20763</text:p>
          </table:table-cell>
          <table:table-cell/>
          <table:table-cell office:value-type="float" office:value="20316" calcext:value-type="float">
            <text:p>20316</text:p>
          </table:table-cell>
        </table:table-row>
        <table:table-row table:style-name="ro1">
          <table:table-cell/>
          <table:table-cell office:value-type="float" office:value="21024" calcext:value-type="float">
            <text:p>21024</text:p>
          </table:table-cell>
          <table:table-cell/>
          <table:table-cell office:value-type="float" office:value="20868" calcext:value-type="float">
            <text:p>20868</text:p>
          </table:table-cell>
        </table:table-row>
        <table:table-row table:style-name="ro1">
          <table:table-cell/>
          <table:table-cell office:value-type="float" office:value="21619" calcext:value-type="float">
            <text:p>21619</text:p>
          </table:table-cell>
          <table:table-cell/>
          <table:table-cell office:value-type="float" office:value="19166" calcext:value-type="float">
            <text:p>19166</text:p>
          </table:table-cell>
        </table:table-row>
        <table:table-row table:style-name="ro1">
          <table:table-cell/>
          <table:table-cell office:value-type="float" office:value="20669" calcext:value-type="float">
            <text:p>20669</text:p>
          </table:table-cell>
          <table:table-cell/>
          <table:table-cell office:value-type="float" office:value="19741" calcext:value-type="float">
            <text:p>19741</text:p>
          </table:table-cell>
        </table:table-row>
        <table:table-row table:style-name="ro1">
          <table:table-cell/>
          <table:table-cell office:value-type="float" office:value="18944" calcext:value-type="float">
            <text:p>18944</text:p>
          </table:table-cell>
          <table:table-cell/>
          <table:table-cell office:value-type="float" office:value="19631" calcext:value-type="float">
            <text:p>19631</text:p>
          </table:table-cell>
        </table:table-row>
        <table:table-row table:style-name="ro1">
          <table:table-cell/>
          <table:table-cell office:value-type="float" office:value="20298" calcext:value-type="float">
            <text:p>20298</text:p>
          </table:table-cell>
          <table:table-cell/>
          <table:table-cell office:value-type="float" office:value="20391" calcext:value-type="float">
            <text:p>20391</text:p>
          </table:table-cell>
        </table:table-row>
        <table:table-row table:style-name="ro1">
          <table:table-cell/>
          <table:table-cell office:value-type="float" office:value="19372" calcext:value-type="float">
            <text:p>19372</text:p>
          </table:table-cell>
          <table:table-cell/>
          <table:table-cell office:value-type="float" office:value="20730" calcext:value-type="float">
            <text:p>20730</text:p>
          </table:table-cell>
        </table:table-row>
        <table:table-row table:style-name="ro1">
          <table:table-cell/>
          <table:table-cell office:value-type="float" office:value="20777" calcext:value-type="float">
            <text:p>20777</text:p>
          </table:table-cell>
          <table:table-cell/>
          <table:table-cell office:value-type="float" office:value="18969" calcext:value-type="float">
            <text:p>18969</text:p>
          </table:table-cell>
        </table:table-row>
        <table:table-row table:style-name="ro1">
          <table:table-cell/>
          <table:table-cell office:value-type="float" office:value="19987" calcext:value-type="float">
            <text:p>19987</text:p>
          </table:table-cell>
          <table:table-cell/>
          <table:table-cell office:value-type="float" office:value="20932" calcext:value-type="float">
            <text:p>20932</text:p>
          </table:table-cell>
        </table:table-row>
        <table:table-row table:style-name="ro1">
          <table:table-cell/>
          <table:table-cell office:value-type="float" office:value="19992" calcext:value-type="float">
            <text:p>19992</text:p>
          </table:table-cell>
          <table:table-cell/>
          <table:table-cell office:value-type="float" office:value="19780" calcext:value-type="float">
            <text:p>19780</text:p>
          </table:table-cell>
        </table:table-row>
        <table:table-row table:style-name="ro1">
          <table:table-cell/>
          <table:table-cell office:value-type="float" office:value="20089" calcext:value-type="float">
            <text:p>20089</text:p>
          </table:table-cell>
          <table:table-cell/>
          <table:table-cell office:value-type="float" office:value="20279" calcext:value-type="float">
            <text:p>20279</text:p>
          </table:table-cell>
        </table:table-row>
        <table:table-row table:style-name="ro1">
          <table:table-cell/>
          <table:table-cell office:value-type="float" office:value="19120" calcext:value-type="float">
            <text:p>19120</text:p>
          </table:table-cell>
          <table:table-cell/>
          <table:table-cell office:value-type="float" office:value="20581" calcext:value-type="float">
            <text:p>20581</text:p>
          </table:table-cell>
        </table:table-row>
        <table:table-row table:style-name="ro1">
          <table:table-cell/>
          <table:table-cell office:value-type="float" office:value="19658" calcext:value-type="float">
            <text:p>19658</text:p>
          </table:table-cell>
          <table:table-cell/>
          <table:table-cell office:value-type="float" office:value="21227" calcext:value-type="float">
            <text:p>21227</text:p>
          </table:table-cell>
        </table:table-row>
        <table:table-row table:style-name="ro1">
          <table:table-cell/>
          <table:table-cell office:value-type="float" office:value="20770" calcext:value-type="float">
            <text:p>20770</text:p>
          </table:table-cell>
          <table:table-cell/>
          <table:table-cell office:value-type="float" office:value="17892" calcext:value-type="float">
            <text:p>17892</text:p>
          </table:table-cell>
        </table:table-row>
        <table:table-row table:style-name="ro1">
          <table:table-cell/>
          <table:table-cell office:value-type="float" office:value="19956" calcext:value-type="float">
            <text:p>19956</text:p>
          </table:table-cell>
          <table:table-cell/>
          <table:table-cell office:value-type="float" office:value="20635" calcext:value-type="float">
            <text:p>20635</text:p>
          </table:table-cell>
        </table:table-row>
        <table:table-row table:style-name="ro1">
          <table:table-cell/>
          <table:table-cell office:value-type="float" office:value="21140" calcext:value-type="float">
            <text:p>21140</text:p>
          </table:table-cell>
          <table:table-cell/>
          <table:table-cell office:value-type="float" office:value="20686" calcext:value-type="float">
            <text:p>20686</text:p>
          </table:table-cell>
        </table:table-row>
        <table:table-row table:style-name="ro1">
          <table:table-cell/>
          <table:table-cell office:value-type="float" office:value="22165" calcext:value-type="float">
            <text:p>22165</text:p>
          </table:table-cell>
          <table:table-cell/>
          <table:table-cell office:value-type="float" office:value="20020" calcext:value-type="float">
            <text:p>20020</text:p>
          </table:table-cell>
        </table:table-row>
        <table:table-row table:style-name="ro1">
          <table:table-cell/>
          <table:table-cell office:value-type="float" office:value="20707" calcext:value-type="float">
            <text:p>20707</text:p>
          </table:table-cell>
          <table:table-cell/>
          <table:table-cell office:value-type="float" office:value="20761" calcext:value-type="float">
            <text:p>20761</text:p>
          </table:table-cell>
        </table:table-row>
        <table:table-row table:style-name="ro1">
          <table:table-cell/>
          <table:table-cell office:value-type="float" office:value="17026" calcext:value-type="float">
            <text:p>17026</text:p>
          </table:table-cell>
          <table:table-cell/>
          <table:table-cell office:value-type="float" office:value="20761" calcext:value-type="float">
            <text:p>20761</text:p>
          </table:table-cell>
        </table:table-row>
        <table:table-row table:style-name="ro1">
          <table:table-cell/>
          <table:table-cell office:value-type="float" office:value="22282" calcext:value-type="float">
            <text:p>22282</text:p>
          </table:table-cell>
          <table:table-cell/>
          <table:table-cell office:value-type="float" office:value="19978" calcext:value-type="float">
            <text:p>19978</text:p>
          </table:table-cell>
        </table:table-row>
        <table:table-row table:style-name="ro1">
          <table:table-cell/>
          <table:table-cell office:value-type="float" office:value="20732" calcext:value-type="float">
            <text:p>20732</text:p>
          </table:table-cell>
          <table:table-cell/>
          <table:table-cell office:value-type="float" office:value="20686" calcext:value-type="float">
            <text:p>20686</text:p>
          </table:table-cell>
        </table:table-row>
        <table:table-row table:style-name="ro1">
          <table:table-cell/>
          <table:table-cell office:value-type="float" office:value="19478" calcext:value-type="float">
            <text:p>19478</text:p>
          </table:table-cell>
          <table:table-cell/>
          <table:table-cell office:value-type="float" office:value="21439" calcext:value-type="float">
            <text:p>21439</text:p>
          </table:table-cell>
        </table:table-row>
        <table:table-row table:style-name="ro1">
          <table:table-cell/>
          <table:table-cell office:value-type="float" office:value="20903" calcext:value-type="float">
            <text:p>20903</text:p>
          </table:table-cell>
          <table:table-cell/>
          <table:table-cell office:value-type="float" office:value="19214" calcext:value-type="float">
            <text:p>19214</text:p>
          </table:table-cell>
        </table:table-row>
        <table:table-row table:style-name="ro1">
          <table:table-cell/>
          <table:table-cell office:value-type="float" office:value="19494" calcext:value-type="float">
            <text:p>19494</text:p>
          </table:table-cell>
          <table:table-cell/>
          <table:table-cell office:value-type="float" office:value="19966" calcext:value-type="float">
            <text:p>19966</text:p>
          </table:table-cell>
        </table:table-row>
        <table:table-row table:style-name="ro1">
          <table:table-cell/>
          <table:table-cell office:value-type="float" office:value="21500" calcext:value-type="float">
            <text:p>21500</text:p>
          </table:table-cell>
          <table:table-cell/>
          <table:table-cell office:value-type="float" office:value="19937" calcext:value-type="float">
            <text:p>19937</text:p>
          </table:table-cell>
        </table:table-row>
        <table:table-row table:style-name="ro1">
          <table:table-cell/>
          <table:table-cell office:value-type="float" office:value="20301" calcext:value-type="float">
            <text:p>20301</text:p>
          </table:table-cell>
          <table:table-cell/>
          <table:table-cell office:value-type="float" office:value="19938" calcext:value-type="float">
            <text:p>19938</text:p>
          </table:table-cell>
        </table:table-row>
        <table:table-row table:style-name="ro1">
          <table:table-cell/>
          <table:table-cell office:value-type="float" office:value="19808" calcext:value-type="float">
            <text:p>19808</text:p>
          </table:table-cell>
          <table:table-cell/>
          <table:table-cell office:value-type="float" office:value="20766" calcext:value-type="float">
            <text:p>20766</text:p>
          </table:table-cell>
        </table:table-row>
        <table:table-row table:style-name="ro1">
          <table:table-cell/>
          <table:table-cell office:value-type="float" office:value="19570" calcext:value-type="float">
            <text:p>19570</text:p>
          </table:table-cell>
          <table:table-cell/>
          <table:table-cell office:value-type="float" office:value="19888" calcext:value-type="float">
            <text:p>19888</text:p>
          </table:table-cell>
        </table:table-row>
        <table:table-row table:style-name="ro1">
          <table:table-cell/>
          <table:table-cell office:value-type="float" office:value="21352" calcext:value-type="float">
            <text:p>21352</text:p>
          </table:table-cell>
          <table:table-cell/>
          <table:table-cell office:value-type="float" office:value="20087" calcext:value-type="float">
            <text:p>20087</text:p>
          </table:table-cell>
        </table:table-row>
        <table:table-row table:style-name="ro1">
          <table:table-cell/>
          <table:table-cell office:value-type="float" office:value="24208" calcext:value-type="float">
            <text:p>24208</text:p>
          </table:table-cell>
          <table:table-cell/>
          <table:table-cell office:value-type="float" office:value="20093" calcext:value-type="float">
            <text:p>20093</text:p>
          </table:table-cell>
        </table:table-row>
        <table:table-row table:style-name="ro1">
          <table:table-cell/>
          <table:table-cell office:value-type="float" office:value="26104" calcext:value-type="float">
            <text:p>26104</text:p>
          </table:table-cell>
          <table:table-cell/>
          <table:table-cell office:value-type="float" office:value="20171" calcext:value-type="float">
            <text:p>20171</text:p>
          </table:table-cell>
        </table:table-row>
        <table:table-row table:style-name="ro1">
          <table:table-cell/>
          <table:table-cell office:value-type="float" office:value="22651" calcext:value-type="float">
            <text:p>22651</text:p>
          </table:table-cell>
          <table:table-cell/>
          <table:table-cell office:value-type="float" office:value="19445" calcext:value-type="float">
            <text:p>19445</text:p>
          </table:table-cell>
        </table:table-row>
        <table:table-row table:style-name="ro1">
          <table:table-cell/>
          <table:table-cell office:value-type="float" office:value="19856" calcext:value-type="float">
            <text:p>19856</text:p>
          </table:table-cell>
          <table:table-cell/>
          <table:table-cell office:value-type="float" office:value="19840" calcext:value-type="float">
            <text:p>19840</text:p>
          </table:table-cell>
        </table:table-row>
        <table:table-row table:style-name="ro1">
          <table:table-cell/>
          <table:table-cell office:value-type="float" office:value="21714" calcext:value-type="float">
            <text:p>21714</text:p>
          </table:table-cell>
          <table:table-cell/>
          <table:table-cell office:value-type="float" office:value="20859" calcext:value-type="float">
            <text:p>20859</text:p>
          </table:table-cell>
        </table:table-row>
        <table:table-row table:style-name="ro1">
          <table:table-cell/>
          <table:table-cell office:value-type="float" office:value="21722" calcext:value-type="float">
            <text:p>21722</text:p>
          </table:table-cell>
          <table:table-cell/>
          <table:table-cell office:value-type="float" office:value="20410" calcext:value-type="float">
            <text:p>20410</text:p>
          </table:table-cell>
        </table:table-row>
        <table:table-row table:style-name="ro1">
          <table:table-cell/>
          <table:table-cell office:value-type="float" office:value="19311" calcext:value-type="float">
            <text:p>19311</text:p>
          </table:table-cell>
          <table:table-cell/>
          <table:table-cell office:value-type="float" office:value="19460" calcext:value-type="float">
            <text:p>19460</text:p>
          </table:table-cell>
        </table:table-row>
        <table:table-row table:style-name="ro1">
          <table:table-cell/>
          <table:table-cell office:value-type="float" office:value="20080" calcext:value-type="float">
            <text:p>20080</text:p>
          </table:table-cell>
          <table:table-cell/>
          <table:table-cell office:value-type="float" office:value="20526" calcext:value-type="float">
            <text:p>20526</text:p>
          </table:table-cell>
        </table:table-row>
        <table:table-row table:style-name="ro1">
          <table:table-cell/>
          <table:table-cell office:value-type="float" office:value="19255" calcext:value-type="float">
            <text:p>19255</text:p>
          </table:table-cell>
          <table:table-cell/>
          <table:table-cell office:value-type="float" office:value="20553" calcext:value-type="float">
            <text:p>20553</text:p>
          </table:table-cell>
        </table:table-row>
        <table:table-row table:style-name="ro1">
          <table:table-cell/>
          <table:table-cell office:value-type="float" office:value="21045" calcext:value-type="float">
            <text:p>21045</text:p>
          </table:table-cell>
          <table:table-cell/>
          <table:table-cell office:value-type="float" office:value="19891" calcext:value-type="float">
            <text:p>19891</text:p>
          </table:table-cell>
        </table:table-row>
        <table:table-row table:style-name="ro1">
          <table:table-cell/>
          <table:table-cell office:value-type="float" office:value="20484" calcext:value-type="float">
            <text:p>20484</text:p>
          </table:table-cell>
          <table:table-cell/>
          <table:table-cell office:value-type="float" office:value="21190" calcext:value-type="float">
            <text:p>21190</text:p>
          </table:table-cell>
        </table:table-row>
        <table:table-row table:style-name="ro1">
          <table:table-cell/>
          <table:table-cell office:value-type="float" office:value="19560" calcext:value-type="float">
            <text:p>19560</text:p>
          </table:table-cell>
          <table:table-cell/>
          <table:table-cell office:value-type="float" office:value="20201" calcext:value-type="float">
            <text:p>20201</text:p>
          </table:table-cell>
        </table:table-row>
        <table:table-row table:style-name="ro1">
          <table:table-cell/>
          <table:table-cell office:value-type="float" office:value="19428" calcext:value-type="float">
            <text:p>19428</text:p>
          </table:table-cell>
          <table:table-cell/>
          <table:table-cell office:value-type="float" office:value="19863" calcext:value-type="float">
            <text:p>19863</text:p>
          </table:table-cell>
        </table:table-row>
        <table:table-row table:style-name="ro1">
          <table:table-cell/>
          <table:table-cell office:value-type="float" office:value="22962" calcext:value-type="float">
            <text:p>22962</text:p>
          </table:table-cell>
          <table:table-cell/>
          <table:table-cell office:value-type="float" office:value="21560" calcext:value-type="float">
            <text:p>21560</text:p>
          </table:table-cell>
        </table:table-row>
        <table:table-row table:style-name="ro1">
          <table:table-cell/>
          <table:table-cell office:value-type="float" office:value="19287" calcext:value-type="float">
            <text:p>19287</text:p>
          </table:table-cell>
          <table:table-cell/>
          <table:table-cell office:value-type="float" office:value="20453" calcext:value-type="float">
            <text:p>20453</text:p>
          </table:table-cell>
        </table:table-row>
        <table:table-row table:style-name="ro1">
          <table:table-cell/>
          <table:table-cell office:value-type="float" office:value="19650" calcext:value-type="float">
            <text:p>19650</text:p>
          </table:table-cell>
          <table:table-cell/>
          <table:table-cell office:value-type="float" office:value="18907" calcext:value-type="float">
            <text:p>18907</text:p>
          </table:table-cell>
        </table:table-row>
        <table:table-row table:style-name="ro1">
          <table:table-cell/>
          <table:table-cell office:value-type="float" office:value="21971" calcext:value-type="float">
            <text:p>21971</text:p>
          </table:table-cell>
          <table:table-cell/>
          <table:table-cell office:value-type="float" office:value="20072" calcext:value-type="float">
            <text:p>20072</text:p>
          </table:table-cell>
        </table:table-row>
        <table:table-row table:style-name="ro1">
          <table:table-cell/>
          <table:table-cell office:value-type="float" office:value="17798" calcext:value-type="float">
            <text:p>17798</text:p>
          </table:table-cell>
          <table:table-cell/>
          <table:table-cell office:value-type="float" office:value="20598" calcext:value-type="float">
            <text:p>20598</text:p>
          </table:table-cell>
        </table:table-row>
        <table:table-row table:style-name="ro1">
          <table:table-cell/>
          <table:table-cell office:value-type="float" office:value="21335" calcext:value-type="float">
            <text:p>21335</text:p>
          </table:table-cell>
          <table:table-cell/>
          <table:table-cell office:value-type="float" office:value="20627" calcext:value-type="float">
            <text:p>20627</text:p>
          </table:table-cell>
        </table:table-row>
        <table:table-row table:style-name="ro1">
          <table:table-cell/>
          <table:table-cell office:value-type="float" office:value="19521" calcext:value-type="float">
            <text:p>19521</text:p>
          </table:table-cell>
          <table:table-cell/>
          <table:table-cell office:value-type="float" office:value="19253" calcext:value-type="float">
            <text:p>19253</text:p>
          </table:table-cell>
        </table:table-row>
        <table:table-row table:style-name="ro1">
          <table:table-cell/>
          <table:table-cell office:value-type="float" office:value="19621" calcext:value-type="float">
            <text:p>19621</text:p>
          </table:table-cell>
          <table:table-cell/>
          <table:table-cell office:value-type="float" office:value="20154" calcext:value-type="float">
            <text:p>20154</text:p>
          </table:table-cell>
        </table:table-row>
        <table:table-row table:style-name="ro1">
          <table:table-cell/>
          <table:table-cell office:value-type="float" office:value="19583" calcext:value-type="float">
            <text:p>19583</text:p>
          </table:table-cell>
          <table:table-cell/>
          <table:table-cell office:value-type="float" office:value="19488" calcext:value-type="float">
            <text:p>19488</text:p>
          </table:table-cell>
        </table:table-row>
        <table:table-row table:style-name="ro1">
          <table:table-cell/>
          <table:table-cell office:value-type="float" office:value="19631" calcext:value-type="float">
            <text:p>19631</text:p>
          </table:table-cell>
          <table:table-cell/>
          <table:table-cell office:value-type="float" office:value="19967" calcext:value-type="float">
            <text:p>19967</text:p>
          </table:table-cell>
        </table:table-row>
        <table:table-row table:style-name="ro1">
          <table:table-cell/>
          <table:table-cell office:value-type="float" office:value="21326" calcext:value-type="float">
            <text:p>21326</text:p>
          </table:table-cell>
          <table:table-cell/>
          <table:table-cell office:value-type="float" office:value="20503" calcext:value-type="float">
            <text:p>20503</text:p>
          </table:table-cell>
        </table:table-row>
        <table:table-row table:style-name="ro1">
          <table:table-cell/>
          <table:table-cell office:value-type="float" office:value="21364" calcext:value-type="float">
            <text:p>21364</text:p>
          </table:table-cell>
          <table:table-cell/>
          <table:table-cell office:value-type="float" office:value="20004" calcext:value-type="float">
            <text:p>20004</text:p>
          </table:table-cell>
        </table:table-row>
        <table:table-row table:style-name="ro1">
          <table:table-cell/>
          <table:table-cell office:value-type="float" office:value="19524" calcext:value-type="float">
            <text:p>19524</text:p>
          </table:table-cell>
          <table:table-cell/>
          <table:table-cell office:value-type="float" office:value="19815" calcext:value-type="float">
            <text:p>19815</text:p>
          </table:table-cell>
        </table:table-row>
        <table:table-row table:style-name="ro1">
          <table:table-cell/>
          <table:table-cell office:value-type="float" office:value="20569" calcext:value-type="float">
            <text:p>20569</text:p>
          </table:table-cell>
          <table:table-cell/>
          <table:table-cell office:value-type="float" office:value="21040" calcext:value-type="float">
            <text:p>21040</text:p>
          </table:table-cell>
        </table:table-row>
        <table:table-row table:style-name="ro1">
          <table:table-cell/>
          <table:table-cell office:value-type="float" office:value="21975" calcext:value-type="float">
            <text:p>21975</text:p>
          </table:table-cell>
          <table:table-cell/>
          <table:table-cell office:value-type="float" office:value="18506" calcext:value-type="float">
            <text:p>18506</text:p>
          </table:table-cell>
        </table:table-row>
        <table:table-row table:style-name="ro1">
          <table:table-cell/>
          <table:table-cell office:value-type="float" office:value="21283" calcext:value-type="float">
            <text:p>21283</text:p>
          </table:table-cell>
          <table:table-cell/>
          <table:table-cell office:value-type="float" office:value="20085" calcext:value-type="float">
            <text:p>20085</text:p>
          </table:table-cell>
        </table:table-row>
        <table:table-row table:style-name="ro1">
          <table:table-cell/>
          <table:table-cell office:value-type="float" office:value="20197" calcext:value-type="float">
            <text:p>20197</text:p>
          </table:table-cell>
          <table:table-cell/>
          <table:table-cell office:value-type="float" office:value="20875" calcext:value-type="float">
            <text:p>20875</text:p>
          </table:table-cell>
        </table:table-row>
        <table:table-row table:style-name="ro1">
          <table:table-cell/>
          <table:table-cell office:value-type="float" office:value="20407" calcext:value-type="float">
            <text:p>20407</text:p>
          </table:table-cell>
          <table:table-cell/>
          <table:table-cell office:value-type="float" office:value="19116" calcext:value-type="float">
            <text:p>19116</text:p>
          </table:table-cell>
        </table:table-row>
        <table:table-row table:style-name="ro1">
          <table:table-cell/>
          <table:table-cell office:value-type="float" office:value="19677" calcext:value-type="float">
            <text:p>19677</text:p>
          </table:table-cell>
          <table:table-cell/>
          <table:table-cell office:value-type="float" office:value="19294" calcext:value-type="float">
            <text:p>19294</text:p>
          </table:table-cell>
        </table:table-row>
        <table:table-row table:style-name="ro1">
          <table:table-cell/>
          <table:table-cell office:value-type="float" office:value="20596" calcext:value-type="float">
            <text:p>20596</text:p>
          </table:table-cell>
          <table:table-cell/>
          <table:table-cell office:value-type="float" office:value="20861" calcext:value-type="float">
            <text:p>20861</text:p>
          </table:table-cell>
        </table:table-row>
        <table:table-row table:style-name="ro1">
          <table:table-cell/>
          <table:table-cell office:value-type="float" office:value="19927" calcext:value-type="float">
            <text:p>19927</text:p>
          </table:table-cell>
          <table:table-cell/>
          <table:table-cell office:value-type="float" office:value="19858" calcext:value-type="float">
            <text:p>19858</text:p>
          </table:table-cell>
        </table:table-row>
        <table:table-row table:style-name="ro1">
          <table:table-cell/>
          <table:table-cell office:value-type="float" office:value="19549" calcext:value-type="float">
            <text:p>19549</text:p>
          </table:table-cell>
          <table:table-cell/>
          <table:table-cell office:value-type="float" office:value="19756" calcext:value-type="float">
            <text:p>19756</text:p>
          </table:table-cell>
        </table:table-row>
        <table:table-row table:style-name="ro1">
          <table:table-cell/>
          <table:table-cell office:value-type="float" office:value="19517" calcext:value-type="float">
            <text:p>19517</text:p>
          </table:table-cell>
          <table:table-cell/>
          <table:table-cell office:value-type="float" office:value="21389" calcext:value-type="float">
            <text:p>21389</text:p>
          </table:table-cell>
        </table:table-row>
        <table:table-row table:style-name="ro1">
          <table:table-cell/>
          <table:table-cell office:value-type="float" office:value="18620" calcext:value-type="float">
            <text:p>18620</text:p>
          </table:table-cell>
          <table:table-cell/>
          <table:table-cell office:value-type="float" office:value="20748" calcext:value-type="float">
            <text:p>20748</text:p>
          </table:table-cell>
        </table:table-row>
        <table:table-row table:style-name="ro1">
          <table:table-cell/>
          <table:table-cell office:value-type="float" office:value="21461" calcext:value-type="float">
            <text:p>21461</text:p>
          </table:table-cell>
          <table:table-cell/>
          <table:table-cell office:value-type="float" office:value="19580" calcext:value-type="float">
            <text:p>19580</text:p>
          </table:table-cell>
        </table:table-row>
        <table:table-row table:style-name="ro1">
          <table:table-cell/>
          <table:table-cell office:value-type="float" office:value="19141" calcext:value-type="float">
            <text:p>19141</text:p>
          </table:table-cell>
          <table:table-cell/>
          <table:table-cell office:value-type="float" office:value="21644" calcext:value-type="float">
            <text:p>21644</text:p>
          </table:table-cell>
        </table:table-row>
        <table:table-row table:style-name="ro1">
          <table:table-cell/>
          <table:table-cell office:value-type="float" office:value="18779" calcext:value-type="float">
            <text:p>18779</text:p>
          </table:table-cell>
          <table:table-cell/>
          <table:table-cell office:value-type="float" office:value="21104" calcext:value-type="float">
            <text:p>21104</text:p>
          </table:table-cell>
        </table:table-row>
        <table:table-row table:style-name="ro1">
          <table:table-cell/>
          <table:table-cell office:value-type="float" office:value="19092" calcext:value-type="float">
            <text:p>19092</text:p>
          </table:table-cell>
          <table:table-cell/>
          <table:table-cell office:value-type="float" office:value="19450" calcext:value-type="float">
            <text:p>19450</text:p>
          </table:table-cell>
        </table:table-row>
        <table:table-row table:style-name="ro1">
          <table:table-cell/>
          <table:table-cell office:value-type="float" office:value="20794" calcext:value-type="float">
            <text:p>20794</text:p>
          </table:table-cell>
          <table:table-cell/>
          <table:table-cell office:value-type="float" office:value="20852" calcext:value-type="float">
            <text:p>20852</text:p>
          </table:table-cell>
        </table:table-row>
        <table:table-row table:style-name="ro1">
          <table:table-cell/>
          <table:table-cell office:value-type="float" office:value="22658" calcext:value-type="float">
            <text:p>22658</text:p>
          </table:table-cell>
          <table:table-cell/>
          <table:table-cell office:value-type="float" office:value="18916" calcext:value-type="float">
            <text:p>18916</text:p>
          </table:table-cell>
        </table:table-row>
        <table:table-row table:style-name="ro1">
          <table:table-cell/>
          <table:table-cell office:value-type="float" office:value="20827" calcext:value-type="float">
            <text:p>20827</text:p>
          </table:table-cell>
          <table:table-cell/>
          <table:table-cell office:value-type="float" office:value="20866" calcext:value-type="float">
            <text:p>20866</text:p>
          </table:table-cell>
        </table:table-row>
        <table:table-row table:style-name="ro1">
          <table:table-cell/>
          <table:table-cell office:value-type="float" office:value="19653" calcext:value-type="float">
            <text:p>19653</text:p>
          </table:table-cell>
          <table:table-cell/>
          <table:table-cell office:value-type="float" office:value="21093" calcext:value-type="float">
            <text:p>21093</text:p>
          </table:table-cell>
        </table:table-row>
        <table:table-row table:style-name="ro1">
          <table:table-cell/>
          <table:table-cell office:value-type="float" office:value="19261" calcext:value-type="float">
            <text:p>19261</text:p>
          </table:table-cell>
          <table:table-cell/>
          <table:table-cell office:value-type="float" office:value="20099" calcext:value-type="float">
            <text:p>20099</text:p>
          </table:table-cell>
        </table:table-row>
        <table:table-row table:style-name="ro1">
          <table:table-cell/>
          <table:table-cell office:value-type="float" office:value="21824" calcext:value-type="float">
            <text:p>21824</text:p>
          </table:table-cell>
          <table:table-cell/>
          <table:table-cell office:value-type="float" office:value="19510" calcext:value-type="float">
            <text:p>19510</text:p>
          </table:table-cell>
        </table:table-row>
        <table:table-row table:style-name="ro1">
          <table:table-cell/>
          <table:table-cell office:value-type="float" office:value="19530" calcext:value-type="float">
            <text:p>19530</text:p>
          </table:table-cell>
          <table:table-cell/>
          <table:table-cell office:value-type="float" office:value="19619" calcext:value-type="float">
            <text:p>19619</text:p>
          </table:table-cell>
        </table:table-row>
        <table:table-row table:style-name="ro1">
          <table:table-cell/>
          <table:table-cell office:value-type="float" office:value="20859" calcext:value-type="float">
            <text:p>20859</text:p>
          </table:table-cell>
          <table:table-cell/>
          <table:table-cell office:value-type="float" office:value="20954" calcext:value-type="float">
            <text:p>20954</text:p>
          </table:table-cell>
        </table:table-row>
        <table:table-row table:style-name="ro1">
          <table:table-cell/>
          <table:table-cell office:value-type="float" office:value="20757" calcext:value-type="float">
            <text:p>20757</text:p>
          </table:table-cell>
          <table:table-cell/>
          <table:table-cell office:value-type="float" office:value="20829" calcext:value-type="float">
            <text:p>20829</text:p>
          </table:table-cell>
        </table:table-row>
        <table:table-row table:style-name="ro1">
          <table:table-cell/>
          <table:table-cell office:value-type="float" office:value="19924" calcext:value-type="float">
            <text:p>19924</text:p>
          </table:table-cell>
          <table:table-cell/>
          <table:table-cell office:value-type="float" office:value="19331" calcext:value-type="float">
            <text:p>19331</text:p>
          </table:table-cell>
        </table:table-row>
        <table:table-row table:style-name="ro1">
          <table:table-cell/>
          <table:table-cell office:value-type="float" office:value="22370" calcext:value-type="float">
            <text:p>22370</text:p>
          </table:table-cell>
          <table:table-cell/>
          <table:table-cell office:value-type="float" office:value="20056" calcext:value-type="float">
            <text:p>20056</text:p>
          </table:table-cell>
        </table:table-row>
        <table:table-row table:style-name="ro1">
          <table:table-cell/>
          <table:table-cell office:value-type="float" office:value="22091" calcext:value-type="float">
            <text:p>22091</text:p>
          </table:table-cell>
          <table:table-cell/>
          <table:table-cell office:value-type="float" office:value="20487" calcext:value-type="float">
            <text:p>20487</text:p>
          </table:table-cell>
        </table:table-row>
        <table:table-row table:style-name="ro1">
          <table:table-cell/>
          <table:table-cell office:value-type="float" office:value="18491" calcext:value-type="float">
            <text:p>18491</text:p>
          </table:table-cell>
          <table:table-cell/>
          <table:table-cell office:value-type="float" office:value="19621" calcext:value-type="float">
            <text:p>19621</text:p>
          </table:table-cell>
        </table:table-row>
        <table:table-row table:style-name="ro1">
          <table:table-cell/>
          <table:table-cell office:value-type="float" office:value="19721" calcext:value-type="float">
            <text:p>19721</text:p>
          </table:table-cell>
          <table:table-cell/>
          <table:table-cell office:value-type="float" office:value="20007" calcext:value-type="float">
            <text:p>20007</text:p>
          </table:table-cell>
        </table:table-row>
        <table:table-row table:style-name="ro1">
          <table:table-cell/>
          <table:table-cell office:value-type="float" office:value="19985" calcext:value-type="float">
            <text:p>19985</text:p>
          </table:table-cell>
          <table:table-cell/>
          <table:table-cell office:value-type="float" office:value="19033" calcext:value-type="float">
            <text:p>19033</text:p>
          </table:table-cell>
        </table:table-row>
        <table:table-row table:style-name="ro1">
          <table:table-cell/>
          <table:table-cell office:value-type="float" office:value="25122" calcext:value-type="float">
            <text:p>25122</text:p>
          </table:table-cell>
          <table:table-cell/>
          <table:table-cell office:value-type="float" office:value="19716" calcext:value-type="float">
            <text:p>19716</text:p>
          </table:table-cell>
        </table:table-row>
        <table:table-row table:style-name="ro1">
          <table:table-cell/>
          <table:table-cell office:value-type="float" office:value="21188" calcext:value-type="float">
            <text:p>21188</text:p>
          </table:table-cell>
          <table:table-cell/>
          <table:table-cell office:value-type="float" office:value="20737" calcext:value-type="float">
            <text:p>20737</text:p>
          </table:table-cell>
        </table:table-row>
        <table:table-row table:style-name="ro1">
          <table:table-cell/>
          <table:table-cell office:value-type="float" office:value="22800" calcext:value-type="float">
            <text:p>22800</text:p>
          </table:table-cell>
          <table:table-cell/>
          <table:table-cell office:value-type="float" office:value="20189" calcext:value-type="float">
            <text:p>20189</text:p>
          </table:table-cell>
        </table:table-row>
        <table:table-row table:style-name="ro1">
          <table:table-cell/>
          <table:table-cell office:value-type="float" office:value="19367" calcext:value-type="float">
            <text:p>19367</text:p>
          </table:table-cell>
          <table:table-cell/>
          <table:table-cell office:value-type="float" office:value="20236" calcext:value-type="float">
            <text:p>20236</text:p>
          </table:table-cell>
        </table:table-row>
        <table:table-row table:style-name="ro1">
          <table:table-cell/>
          <table:table-cell office:value-type="float" office:value="23065" calcext:value-type="float">
            <text:p>23065</text:p>
          </table:table-cell>
          <table:table-cell/>
          <table:table-cell office:value-type="float" office:value="20774" calcext:value-type="float">
            <text:p>20774</text:p>
          </table:table-cell>
        </table:table-row>
        <table:table-row table:style-name="ro1">
          <table:table-cell/>
          <table:table-cell office:value-type="float" office:value="19830" calcext:value-type="float">
            <text:p>19830</text:p>
          </table:table-cell>
          <table:table-cell/>
          <table:table-cell office:value-type="float" office:value="20122" calcext:value-type="float">
            <text:p>20122</text:p>
          </table:table-cell>
        </table:table-row>
        <table:table-row table:style-name="ro1">
          <table:table-cell/>
          <table:table-cell office:value-type="float" office:value="20501" calcext:value-type="float">
            <text:p>20501</text:p>
          </table:table-cell>
          <table:table-cell/>
          <table:table-cell office:value-type="float" office:value="19807" calcext:value-type="float">
            <text:p>19807</text:p>
          </table:table-cell>
        </table:table-row>
        <table:table-row table:style-name="ro1">
          <table:table-cell/>
          <table:table-cell office:value-type="float" office:value="19677" calcext:value-type="float">
            <text:p>19677</text:p>
          </table:table-cell>
          <table:table-cell/>
          <table:table-cell office:value-type="float" office:value="20664" calcext:value-type="float">
            <text:p>20664</text:p>
          </table:table-cell>
        </table:table-row>
        <table:table-row table:style-name="ro1">
          <table:table-cell/>
          <table:table-cell office:value-type="float" office:value="24323" calcext:value-type="float">
            <text:p>24323</text:p>
          </table:table-cell>
          <table:table-cell/>
          <table:table-cell office:value-type="float" office:value="21268" calcext:value-type="float">
            <text:p>21268</text:p>
          </table:table-cell>
        </table:table-row>
        <table:table-row table:style-name="ro1">
          <table:table-cell/>
          <table:table-cell office:value-type="float" office:value="20384" calcext:value-type="float">
            <text:p>20384</text:p>
          </table:table-cell>
          <table:table-cell/>
          <table:table-cell office:value-type="float" office:value="19215" calcext:value-type="float">
            <text:p>19215</text:p>
          </table:table-cell>
        </table:table-row>
        <table:table-row table:style-name="ro1">
          <table:table-cell/>
          <table:table-cell office:value-type="float" office:value="20852" calcext:value-type="float">
            <text:p>20852</text:p>
          </table:table-cell>
          <table:table-cell/>
          <table:table-cell office:value-type="float" office:value="20830" calcext:value-type="float">
            <text:p>20830</text:p>
          </table:table-cell>
        </table:table-row>
        <table:table-row table:style-name="ro1">
          <table:table-cell/>
          <table:table-cell office:value-type="float" office:value="19770" calcext:value-type="float">
            <text:p>19770</text:p>
          </table:table-cell>
          <table:table-cell/>
          <table:table-cell office:value-type="float" office:value="19639" calcext:value-type="float">
            <text:p>19639</text:p>
          </table:table-cell>
        </table:table-row>
        <table:table-row table:style-name="ro1">
          <table:table-cell/>
          <table:table-cell office:value-type="float" office:value="20363" calcext:value-type="float">
            <text:p>20363</text:p>
          </table:table-cell>
          <table:table-cell/>
          <table:table-cell office:value-type="float" office:value="19781" calcext:value-type="float">
            <text:p>19781</text:p>
          </table:table-cell>
        </table:table-row>
        <table:table-row table:style-name="ro1">
          <table:table-cell/>
          <table:table-cell office:value-type="float" office:value="21403" calcext:value-type="float">
            <text:p>21403</text:p>
          </table:table-cell>
          <table:table-cell/>
          <table:table-cell office:value-type="float" office:value="21726" calcext:value-type="float">
            <text:p>21726</text:p>
          </table:table-cell>
        </table:table-row>
        <table:table-row table:style-name="ro1">
          <table:table-cell/>
          <table:table-cell office:value-type="float" office:value="21639" calcext:value-type="float">
            <text:p>21639</text:p>
          </table:table-cell>
          <table:table-cell/>
          <table:table-cell office:value-type="float" office:value="20601" calcext:value-type="float">
            <text:p>20601</text:p>
          </table:table-cell>
        </table:table-row>
        <table:table-row table:style-name="ro1">
          <table:table-cell/>
          <table:table-cell office:value-type="float" office:value="22063" calcext:value-type="float">
            <text:p>22063</text:p>
          </table:table-cell>
          <table:table-cell/>
          <table:table-cell office:value-type="float" office:value="20768" calcext:value-type="float">
            <text:p>20768</text:p>
          </table:table-cell>
        </table:table-row>
        <table:table-row table:style-name="ro1">
          <table:table-cell/>
          <table:table-cell office:value-type="float" office:value="21473" calcext:value-type="float">
            <text:p>21473</text:p>
          </table:table-cell>
          <table:table-cell/>
          <table:table-cell office:value-type="float" office:value="20247" calcext:value-type="float">
            <text:p>20247</text:p>
          </table:table-cell>
        </table:table-row>
        <table:table-row table:style-name="ro1">
          <table:table-cell/>
          <table:table-cell office:value-type="float" office:value="19991" calcext:value-type="float">
            <text:p>19991</text:p>
          </table:table-cell>
          <table:table-cell/>
          <table:table-cell office:value-type="float" office:value="19893" calcext:value-type="float">
            <text:p>19893</text:p>
          </table:table-cell>
        </table:table-row>
        <table:table-row table:style-name="ro1">
          <table:table-cell/>
          <table:table-cell office:value-type="float" office:value="21254" calcext:value-type="float">
            <text:p>21254</text:p>
          </table:table-cell>
          <table:table-cell/>
          <table:table-cell office:value-type="float" office:value="19252" calcext:value-type="float">
            <text:p>19252</text:p>
          </table:table-cell>
        </table:table-row>
        <table:table-row table:style-name="ro1">
          <table:table-cell/>
          <table:table-cell office:value-type="float" office:value="20251" calcext:value-type="float">
            <text:p>20251</text:p>
          </table:table-cell>
          <table:table-cell/>
          <table:table-cell office:value-type="float" office:value="20059" calcext:value-type="float">
            <text:p>20059</text:p>
          </table:table-cell>
        </table:table-row>
        <table:table-row table:style-name="ro1">
          <table:table-cell/>
          <table:table-cell office:value-type="float" office:value="21193" calcext:value-type="float">
            <text:p>21193</text:p>
          </table:table-cell>
          <table:table-cell/>
          <table:table-cell office:value-type="float" office:value="20736" calcext:value-type="float">
            <text:p>20736</text:p>
          </table:table-cell>
        </table:table-row>
        <table:table-row table:style-name="ro1">
          <table:table-cell/>
          <table:table-cell office:value-type="float" office:value="21891" calcext:value-type="float">
            <text:p>21891</text:p>
          </table:table-cell>
          <table:table-cell/>
          <table:table-cell office:value-type="float" office:value="19857" calcext:value-type="float">
            <text:p>19857</text:p>
          </table:table-cell>
        </table:table-row>
        <table:table-row table:style-name="ro1">
          <table:table-cell/>
          <table:table-cell office:value-type="float" office:value="22942" calcext:value-type="float">
            <text:p>22942</text:p>
          </table:table-cell>
          <table:table-cell/>
          <table:table-cell office:value-type="float" office:value="19888" calcext:value-type="float">
            <text:p>19888</text:p>
          </table:table-cell>
        </table:table-row>
        <table:table-row table:style-name="ro1">
          <table:table-cell/>
          <table:table-cell office:value-type="float" office:value="22122" calcext:value-type="float">
            <text:p>22122</text:p>
          </table:table-cell>
          <table:table-cell/>
          <table:table-cell office:value-type="float" office:value="20816" calcext:value-type="float">
            <text:p>20816</text:p>
          </table:table-cell>
        </table:table-row>
        <table:table-row table:style-name="ro1">
          <table:table-cell/>
          <table:table-cell office:value-type="float" office:value="21899" calcext:value-type="float">
            <text:p>21899</text:p>
          </table:table-cell>
          <table:table-cell/>
          <table:table-cell office:value-type="float" office:value="21183" calcext:value-type="float">
            <text:p>21183</text:p>
          </table:table-cell>
        </table:table-row>
        <table:table-row table:style-name="ro1">
          <table:table-cell/>
          <table:table-cell office:value-type="float" office:value="22417" calcext:value-type="float">
            <text:p>22417</text:p>
          </table:table-cell>
          <table:table-cell/>
          <table:table-cell office:value-type="float" office:value="17312" calcext:value-type="float">
            <text:p>17312</text:p>
          </table:table-cell>
        </table:table-row>
        <table:table-row table:style-name="ro1">
          <table:table-cell/>
          <table:table-cell office:value-type="float" office:value="26916" calcext:value-type="float">
            <text:p>26916</text:p>
          </table:table-cell>
          <table:table-cell/>
          <table:table-cell office:value-type="float" office:value="20979" calcext:value-type="float">
            <text:p>20979</text:p>
          </table:table-cell>
        </table:table-row>
        <table:table-row table:style-name="ro1">
          <table:table-cell/>
          <table:table-cell office:value-type="float" office:value="19894" calcext:value-type="float">
            <text:p>19894</text:p>
          </table:table-cell>
          <table:table-cell/>
          <table:table-cell office:value-type="float" office:value="21033" calcext:value-type="float">
            <text:p>21033</text:p>
          </table:table-cell>
        </table:table-row>
        <table:table-row table:style-name="ro1">
          <table:table-cell/>
          <table:table-cell office:value-type="float" office:value="20248" calcext:value-type="float">
            <text:p>20248</text:p>
          </table:table-cell>
          <table:table-cell/>
          <table:table-cell office:value-type="float" office:value="19113" calcext:value-type="float">
            <text:p>19113</text:p>
          </table:table-cell>
        </table:table-row>
        <table:table-row table:style-name="ro1">
          <table:table-cell/>
          <table:table-cell office:value-type="float" office:value="19099" calcext:value-type="float">
            <text:p>19099</text:p>
          </table:table-cell>
          <table:table-cell/>
          <table:table-cell office:value-type="float" office:value="21939" calcext:value-type="float">
            <text:p>21939</text:p>
          </table:table-cell>
        </table:table-row>
        <table:table-row table:style-name="ro1">
          <table:table-cell/>
          <table:table-cell office:value-type="float" office:value="24278" calcext:value-type="float">
            <text:p>24278</text:p>
          </table:table-cell>
          <table:table-cell/>
          <table:table-cell office:value-type="float" office:value="20882" calcext:value-type="float">
            <text:p>20882</text:p>
          </table:table-cell>
        </table:table-row>
        <table:table-row table:style-name="ro1">
          <table:table-cell/>
          <table:table-cell office:value-type="float" office:value="22784" calcext:value-type="float">
            <text:p>22784</text:p>
          </table:table-cell>
          <table:table-cell/>
          <table:table-cell office:value-type="float" office:value="20769" calcext:value-type="float">
            <text:p>20769</text:p>
          </table:table-cell>
        </table:table-row>
        <table:table-row table:style-name="ro1">
          <table:table-cell/>
          <table:table-cell office:value-type="float" office:value="21432" calcext:value-type="float">
            <text:p>21432</text:p>
          </table:table-cell>
          <table:table-cell/>
          <table:table-cell office:value-type="float" office:value="20848" calcext:value-type="float">
            <text:p>20848</text:p>
          </table:table-cell>
        </table:table-row>
        <table:table-row table:style-name="ro1">
          <table:table-cell/>
          <table:table-cell office:value-type="float" office:value="20060" calcext:value-type="float">
            <text:p>20060</text:p>
          </table:table-cell>
          <table:table-cell/>
          <table:table-cell office:value-type="float" office:value="20070" calcext:value-type="float">
            <text:p>20070</text:p>
          </table:table-cell>
        </table:table-row>
        <table:table-row table:style-name="ro1">
          <table:table-cell/>
          <table:table-cell office:value-type="float" office:value="21334" calcext:value-type="float">
            <text:p>21334</text:p>
          </table:table-cell>
          <table:table-cell/>
          <table:table-cell office:value-type="float" office:value="20430" calcext:value-type="float">
            <text:p>20430</text:p>
          </table:table-cell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/>
          <table:table-cell office:value-type="float" office:value="19226" calcext:value-type="float">
            <text:p>19226</text:p>
          </table:table-cell>
        </table:table-row>
        <table:table-row table:style-name="ro1">
          <table:table-cell/>
          <table:table-cell office:value-type="float" office:value="22948" calcext:value-type="float">
            <text:p>22948</text:p>
          </table:table-cell>
          <table:table-cell/>
          <table:table-cell office:value-type="float" office:value="21261" calcext:value-type="float">
            <text:p>21261</text:p>
          </table:table-cell>
        </table:table-row>
        <table:table-row table:style-name="ro1">
          <table:table-cell/>
          <table:table-cell office:value-type="float" office:value="19851" calcext:value-type="float">
            <text:p>19851</text:p>
          </table:table-cell>
          <table:table-cell/>
          <table:table-cell office:value-type="float" office:value="19453" calcext:value-type="float">
            <text:p>19453</text:p>
          </table:table-cell>
        </table:table-row>
        <table:table-row table:style-name="ro1">
          <table:table-cell/>
          <table:table-cell office:value-type="float" office:value="22774" calcext:value-type="float">
            <text:p>22774</text:p>
          </table:table-cell>
          <table:table-cell/>
          <table:table-cell office:value-type="float" office:value="19962" calcext:value-type="float">
            <text:p>19962</text:p>
          </table:table-cell>
        </table:table-row>
        <table:table-row table:style-name="ro1">
          <table:table-cell/>
          <table:table-cell office:value-type="float" office:value="21793" calcext:value-type="float">
            <text:p>21793</text:p>
          </table:table-cell>
          <table:table-cell/>
          <table:table-cell office:value-type="float" office:value="21309" calcext:value-type="float">
            <text:p>21309</text:p>
          </table:table-cell>
        </table:table-row>
        <table:table-row table:style-name="ro1">
          <table:table-cell/>
          <table:table-cell office:value-type="float" office:value="20336" calcext:value-type="float">
            <text:p>20336</text:p>
          </table:table-cell>
          <table:table-cell/>
          <table:table-cell office:value-type="float" office:value="22146" calcext:value-type="float">
            <text:p>22146</text:p>
          </table:table-cell>
        </table:table-row>
        <table:table-row table:style-name="ro1">
          <table:table-cell/>
          <table:table-cell office:value-type="float" office:value="18563" calcext:value-type="float">
            <text:p>18563</text:p>
          </table:table-cell>
          <table:table-cell/>
          <table:table-cell office:value-type="float" office:value="20627" calcext:value-type="float">
            <text:p>20627</text:p>
          </table:table-cell>
        </table:table-row>
        <table:table-row table:style-name="ro1">
          <table:table-cell/>
          <table:table-cell office:value-type="float" office:value="19388" calcext:value-type="float">
            <text:p>19388</text:p>
          </table:table-cell>
          <table:table-cell/>
          <table:table-cell office:value-type="float" office:value="21181" calcext:value-type="float">
            <text:p>21181</text:p>
          </table:table-cell>
        </table:table-row>
        <table:table-row table:style-name="ro1">
          <table:table-cell/>
          <table:table-cell office:value-type="float" office:value="20025" calcext:value-type="float">
            <text:p>20025</text:p>
          </table:table-cell>
          <table:table-cell/>
          <table:table-cell office:value-type="float" office:value="20362" calcext:value-type="float">
            <text:p>20362</text:p>
          </table:table-cell>
        </table:table-row>
        <table:table-row table:style-name="ro1">
          <table:table-cell/>
          <table:table-cell office:value-type="float" office:value="20864" calcext:value-type="float">
            <text:p>20864</text:p>
          </table:table-cell>
          <table:table-cell/>
          <table:table-cell office:value-type="float" office:value="18435" calcext:value-type="float">
            <text:p>18435</text:p>
          </table:table-cell>
        </table:table-row>
        <table:table-row table:style-name="ro1">
          <table:table-cell/>
          <table:table-cell office:value-type="float" office:value="19530" calcext:value-type="float">
            <text:p>19530</text:p>
          </table:table-cell>
          <table:table-cell/>
          <table:table-cell office:value-type="float" office:value="20335" calcext:value-type="float">
            <text:p>20335</text:p>
          </table:table-cell>
        </table:table-row>
        <table:table-row table:style-name="ro1">
          <table:table-cell/>
          <table:table-cell office:value-type="float" office:value="19775" calcext:value-type="float">
            <text:p>19775</text:p>
          </table:table-cell>
          <table:table-cell/>
          <table:table-cell office:value-type="float" office:value="21452" calcext:value-type="float">
            <text:p>21452</text:p>
          </table:table-cell>
        </table:table-row>
        <table:table-row table:style-name="ro1">
          <table:table-cell/>
          <table:table-cell office:value-type="float" office:value="20738" calcext:value-type="float">
            <text:p>20738</text:p>
          </table:table-cell>
          <table:table-cell/>
          <table:table-cell office:value-type="float" office:value="19490" calcext:value-type="float">
            <text:p>19490</text:p>
          </table:table-cell>
        </table:table-row>
        <table:table-row table:style-name="ro1">
          <table:table-cell/>
          <table:table-cell office:value-type="float" office:value="20074" calcext:value-type="float">
            <text:p>20074</text:p>
          </table:table-cell>
          <table:table-cell/>
          <table:table-cell office:value-type="float" office:value="19096" calcext:value-type="float">
            <text:p>19096</text:p>
          </table:table-cell>
        </table:table-row>
        <table:table-row table:style-name="ro1">
          <table:table-cell/>
          <table:table-cell office:value-type="float" office:value="19624" calcext:value-type="float">
            <text:p>19624</text:p>
          </table:table-cell>
          <table:table-cell/>
          <table:table-cell office:value-type="float" office:value="20952" calcext:value-type="float">
            <text:p>20952</text:p>
          </table:table-cell>
        </table:table-row>
        <table:table-row table:style-name="ro1">
          <table:table-cell/>
          <table:table-cell office:value-type="float" office:value="20503" calcext:value-type="float">
            <text:p>20503</text:p>
          </table:table-cell>
          <table:table-cell/>
          <table:table-cell office:value-type="float" office:value="21168" calcext:value-type="float">
            <text:p>21168</text:p>
          </table:table-cell>
        </table:table-row>
        <table:table-row table:style-name="ro1">
          <table:table-cell/>
          <table:table-cell office:value-type="float" office:value="22146" calcext:value-type="float">
            <text:p>22146</text:p>
          </table:table-cell>
          <table:table-cell/>
          <table:table-cell office:value-type="float" office:value="19757" calcext:value-type="float">
            <text:p>19757</text:p>
          </table:table-cell>
        </table:table-row>
        <table:table-row table:style-name="ro1">
          <table:table-cell/>
          <table:table-cell office:value-type="float" office:value="19349" calcext:value-type="float">
            <text:p>19349</text:p>
          </table:table-cell>
          <table:table-cell/>
          <table:table-cell office:value-type="float" office:value="21746" calcext:value-type="float">
            <text:p>21746</text:p>
          </table:table-cell>
        </table:table-row>
        <table:table-row table:style-name="ro1">
          <table:table-cell/>
          <table:table-cell office:value-type="float" office:value="22277" calcext:value-type="float">
            <text:p>22277</text:p>
          </table:table-cell>
          <table:table-cell/>
          <table:table-cell office:value-type="float" office:value="20346" calcext:value-type="float">
            <text:p>20346</text:p>
          </table:table-cell>
        </table:table-row>
        <table:table-row table:style-name="ro1">
          <table:table-cell/>
          <table:table-cell office:value-type="float" office:value="19265" calcext:value-type="float">
            <text:p>19265</text:p>
          </table:table-cell>
          <table:table-cell/>
          <table:table-cell office:value-type="float" office:value="19873" calcext:value-type="float">
            <text:p>19873</text:p>
          </table:table-cell>
        </table:table-row>
        <table:table-row table:style-name="ro1">
          <table:table-cell/>
          <table:table-cell office:value-type="float" office:value="26292" calcext:value-type="float">
            <text:p>26292</text:p>
          </table:table-cell>
          <table:table-cell/>
          <table:table-cell office:value-type="float" office:value="20244" calcext:value-type="float">
            <text:p>20244</text:p>
          </table:table-cell>
        </table:table-row>
        <table:table-row table:style-name="ro1">
          <table:table-cell/>
          <table:table-cell office:value-type="float" office:value="21934" calcext:value-type="float">
            <text:p>21934</text:p>
          </table:table-cell>
          <table:table-cell/>
          <table:table-cell office:value-type="float" office:value="21313" calcext:value-type="float">
            <text:p>21313</text:p>
          </table:table-cell>
        </table:table-row>
        <table:table-row table:style-name="ro1">
          <table:table-cell/>
          <table:table-cell office:value-type="float" office:value="23058" calcext:value-type="float">
            <text:p>23058</text:p>
          </table:table-cell>
          <table:table-cell/>
          <table:table-cell office:value-type="float" office:value="18877" calcext:value-type="float">
            <text:p>18877</text:p>
          </table:table-cell>
        </table:table-row>
        <table:table-row table:style-name="ro1">
          <table:table-cell/>
          <table:table-cell office:value-type="float" office:value="20579" calcext:value-type="float">
            <text:p>20579</text:p>
          </table:table-cell>
          <table:table-cell/>
          <table:table-cell office:value-type="float" office:value="21436" calcext:value-type="float">
            <text:p>21436</text:p>
          </table:table-cell>
        </table:table-row>
        <table:table-row table:style-name="ro1">
          <table:table-cell/>
          <table:table-cell office:value-type="float" office:value="21983" calcext:value-type="float">
            <text:p>21983</text:p>
          </table:table-cell>
          <table:table-cell/>
          <table:table-cell office:value-type="float" office:value="19585" calcext:value-type="float">
            <text:p>19585</text:p>
          </table:table-cell>
        </table:table-row>
        <table:table-row table:style-name="ro1">
          <table:table-cell/>
          <table:table-cell office:value-type="float" office:value="23418" calcext:value-type="float">
            <text:p>23418</text:p>
          </table:table-cell>
          <table:table-cell/>
          <table:table-cell office:value-type="float" office:value="19696" calcext:value-type="float">
            <text:p>19696</text:p>
          </table:table-cell>
        </table:table-row>
        <table:table-row table:style-name="ro1">
          <table:table-cell/>
          <table:table-cell office:value-type="float" office:value="19744" calcext:value-type="float">
            <text:p>19744</text:p>
          </table:table-cell>
          <table:table-cell/>
          <table:table-cell office:value-type="float" office:value="21696" calcext:value-type="float">
            <text:p>21696</text:p>
          </table:table-cell>
        </table:table-row>
        <table:table-row table:style-name="ro1">
          <table:table-cell/>
          <table:table-cell office:value-type="float" office:value="22085" calcext:value-type="float">
            <text:p>22085</text:p>
          </table:table-cell>
          <table:table-cell/>
          <table:table-cell office:value-type="float" office:value="20258" calcext:value-type="float">
            <text:p>20258</text:p>
          </table:table-cell>
        </table:table-row>
        <table:table-row table:style-name="ro1">
          <table:table-cell/>
          <table:table-cell office:value-type="float" office:value="21500" calcext:value-type="float">
            <text:p>21500</text:p>
          </table:table-cell>
          <table:table-cell/>
          <table:table-cell office:value-type="float" office:value="19747" calcext:value-type="float">
            <text:p>19747</text:p>
          </table:table-cell>
        </table:table-row>
        <table:table-row table:style-name="ro1">
          <table:table-cell/>
          <table:table-cell office:value-type="float" office:value="22079" calcext:value-type="float">
            <text:p>22079</text:p>
          </table:table-cell>
          <table:table-cell/>
          <table:table-cell office:value-type="float" office:value="20760" calcext:value-type="float">
            <text:p>20760</text:p>
          </table:table-cell>
        </table:table-row>
        <table:table-row table:style-name="ro1">
          <table:table-cell/>
          <table:table-cell office:value-type="float" office:value="19568" calcext:value-type="float">
            <text:p>19568</text:p>
          </table:table-cell>
          <table:table-cell/>
          <table:table-cell office:value-type="float" office:value="20205" calcext:value-type="float">
            <text:p>20205</text:p>
          </table:table-cell>
        </table:table-row>
        <table:table-row table:style-name="ro1">
          <table:table-cell/>
          <table:table-cell office:value-type="float" office:value="24317" calcext:value-type="float">
            <text:p>24317</text:p>
          </table:table-cell>
          <table:table-cell/>
          <table:table-cell office:value-type="float" office:value="18842" calcext:value-type="float">
            <text:p>18842</text:p>
          </table:table-cell>
        </table:table-row>
        <table:table-row table:style-name="ro1">
          <table:table-cell/>
          <table:table-cell office:value-type="float" office:value="22308" calcext:value-type="float">
            <text:p>22308</text:p>
          </table:table-cell>
          <table:table-cell/>
          <table:table-cell office:value-type="float" office:value="21863" calcext:value-type="float">
            <text:p>21863</text:p>
          </table:table-cell>
        </table:table-row>
        <table:table-row table:style-name="ro1">
          <table:table-cell/>
          <table:table-cell office:value-type="float" office:value="18133" calcext:value-type="float">
            <text:p>18133</text:p>
          </table:table-cell>
          <table:table-cell/>
          <table:table-cell office:value-type="float" office:value="19423" calcext:value-type="float">
            <text:p>19423</text:p>
          </table:table-cell>
        </table:table-row>
        <table:table-row table:style-name="ro1">
          <table:table-cell/>
          <table:table-cell office:value-type="float" office:value="19692" calcext:value-type="float">
            <text:p>19692</text:p>
          </table:table-cell>
          <table:table-cell/>
          <table:table-cell office:value-type="float" office:value="21054" calcext:value-type="float">
            <text:p>21054</text:p>
          </table:table-cell>
        </table:table-row>
        <table:table-row table:style-name="ro1">
          <table:table-cell/>
          <table:table-cell office:value-type="float" office:value="20855" calcext:value-type="float">
            <text:p>20855</text:p>
          </table:table-cell>
          <table:table-cell/>
          <table:table-cell office:value-type="float" office:value="20181" calcext:value-type="float">
            <text:p>20181</text:p>
          </table:table-cell>
        </table:table-row>
        <table:table-row table:style-name="ro1">
          <table:table-cell/>
          <table:table-cell office:value-type="float" office:value="21566" calcext:value-type="float">
            <text:p>21566</text:p>
          </table:table-cell>
          <table:table-cell/>
          <table:table-cell office:value-type="float" office:value="19641" calcext:value-type="float">
            <text:p>19641</text:p>
          </table:table-cell>
        </table:table-row>
        <table:table-row table:style-name="ro1">
          <table:table-cell/>
          <table:table-cell office:value-type="float" office:value="19094" calcext:value-type="float">
            <text:p>19094</text:p>
          </table:table-cell>
          <table:table-cell/>
          <table:table-cell office:value-type="float" office:value="20264" calcext:value-type="float">
            <text:p>20264</text:p>
          </table:table-cell>
        </table:table-row>
        <table:table-row table:style-name="ro1">
          <table:table-cell/>
          <table:table-cell office:value-type="float" office:value="22695" calcext:value-type="float">
            <text:p>22695</text:p>
          </table:table-cell>
          <table:table-cell/>
          <table:table-cell office:value-type="float" office:value="18960" calcext:value-type="float">
            <text:p>18960</text:p>
          </table:table-cell>
        </table:table-row>
        <table:table-row table:style-name="ro1">
          <table:table-cell/>
          <table:table-cell office:value-type="float" office:value="20144" calcext:value-type="float">
            <text:p>20144</text:p>
          </table:table-cell>
          <table:table-cell/>
          <table:table-cell office:value-type="float" office:value="19631" calcext:value-type="float">
            <text:p>19631</text:p>
          </table:table-cell>
        </table:table-row>
        <table:table-row table:style-name="ro1">
          <table:table-cell/>
          <table:table-cell office:value-type="float" office:value="20889" calcext:value-type="float">
            <text:p>20889</text:p>
          </table:table-cell>
          <table:table-cell/>
          <table:table-cell office:value-type="float" office:value="19617" calcext:value-type="float">
            <text:p>19617</text:p>
          </table:table-cell>
        </table:table-row>
        <table:table-row table:style-name="ro1">
          <table:table-cell/>
          <table:table-cell office:value-type="float" office:value="19544" calcext:value-type="float">
            <text:p>19544</text:p>
          </table:table-cell>
          <table:table-cell/>
          <table:table-cell office:value-type="float" office:value="19772" calcext:value-type="float">
            <text:p>19772</text:p>
          </table:table-cell>
        </table:table-row>
        <table:table-row table:style-name="ro1">
          <table:table-cell/>
          <table:table-cell office:value-type="float" office:value="22464" calcext:value-type="float">
            <text:p>22464</text:p>
          </table:table-cell>
          <table:table-cell/>
          <table:table-cell office:value-type="float" office:value="20974" calcext:value-type="float">
            <text:p>20974</text:p>
          </table:table-cell>
        </table:table-row>
        <table:table-row table:style-name="ro1">
          <table:table-cell/>
          <table:table-cell office:value-type="float" office:value="21279" calcext:value-type="float">
            <text:p>21279</text:p>
          </table:table-cell>
          <table:table-cell/>
          <table:table-cell office:value-type="float" office:value="19958" calcext:value-type="float">
            <text:p>19958</text:p>
          </table:table-cell>
        </table:table-row>
        <table:table-row table:style-name="ro1">
          <table:table-cell/>
          <table:table-cell office:value-type="float" office:value="18981" calcext:value-type="float">
            <text:p>18981</text:p>
          </table:table-cell>
          <table:table-cell/>
          <table:table-cell office:value-type="float" office:value="20176" calcext:value-type="float">
            <text:p>20176</text:p>
          </table:table-cell>
        </table:table-row>
        <table:table-row table:style-name="ro1">
          <table:table-cell/>
          <table:table-cell office:value-type="float" office:value="23063" calcext:value-type="float">
            <text:p>23063</text:p>
          </table:table-cell>
          <table:table-cell/>
          <table:table-cell office:value-type="float" office:value="21981" calcext:value-type="float">
            <text:p>21981</text:p>
          </table:table-cell>
        </table:table-row>
        <table:table-row table:style-name="ro1">
          <table:table-cell/>
          <table:table-cell office:value-type="float" office:value="21973" calcext:value-type="float">
            <text:p>21973</text:p>
          </table:table-cell>
          <table:table-cell/>
          <table:table-cell office:value-type="float" office:value="20710" calcext:value-type="float">
            <text:p>20710</text:p>
          </table:table-cell>
        </table:table-row>
        <table:table-row table:style-name="ro1">
          <table:table-cell/>
          <table:table-cell office:value-type="float" office:value="17987" calcext:value-type="float">
            <text:p>17987</text:p>
          </table:table-cell>
          <table:table-cell/>
          <table:table-cell office:value-type="float" office:value="19105" calcext:value-type="float">
            <text:p>19105</text:p>
          </table:table-cell>
        </table:table-row>
        <table:table-row table:style-name="ro1">
          <table:table-cell/>
          <table:table-cell office:value-type="float" office:value="19948" calcext:value-type="float">
            <text:p>19948</text:p>
          </table:table-cell>
          <table:table-cell/>
          <table:table-cell office:value-type="float" office:value="21060" calcext:value-type="float">
            <text:p>21060</text:p>
          </table:table-cell>
        </table:table-row>
        <table:table-row table:style-name="ro1">
          <table:table-cell/>
          <table:table-cell office:value-type="float" office:value="20820" calcext:value-type="float">
            <text:p>20820</text:p>
          </table:table-cell>
          <table:table-cell/>
          <table:table-cell office:value-type="float" office:value="20195" calcext:value-type="float">
            <text:p>20195</text:p>
          </table:table-cell>
        </table:table-row>
        <table:table-row table:style-name="ro1">
          <table:table-cell/>
          <table:table-cell office:value-type="float" office:value="20794" calcext:value-type="float">
            <text:p>20794</text:p>
          </table:table-cell>
          <table:table-cell/>
          <table:table-cell office:value-type="float" office:value="18948" calcext:value-type="float">
            <text:p>18948</text:p>
          </table:table-cell>
        </table:table-row>
        <table:table-row table:style-name="ro1">
          <table:table-cell/>
          <table:table-cell office:value-type="float" office:value="22509" calcext:value-type="float">
            <text:p>22509</text:p>
          </table:table-cell>
          <table:table-cell/>
          <table:table-cell office:value-type="float" office:value="21279" calcext:value-type="float">
            <text:p>21279</text:p>
          </table:table-cell>
        </table:table-row>
        <table:table-row table:style-name="ro1">
          <table:table-cell/>
          <table:table-cell office:value-type="float" office:value="21240" calcext:value-type="float">
            <text:p>21240</text:p>
          </table:table-cell>
          <table:table-cell/>
          <table:table-cell office:value-type="float" office:value="20852" calcext:value-type="float">
            <text:p>20852</text:p>
          </table:table-cell>
        </table:table-row>
        <table:table-row table:style-name="ro1">
          <table:table-cell/>
          <table:table-cell office:value-type="float" office:value="22170" calcext:value-type="float">
            <text:p>22170</text:p>
          </table:table-cell>
          <table:table-cell/>
          <table:table-cell office:value-type="float" office:value="20232" calcext:value-type="float">
            <text:p>20232</text:p>
          </table:table-cell>
        </table:table-row>
        <table:table-row table:style-name="ro1">
          <table:table-cell/>
          <table:table-cell office:value-type="float" office:value="22520" calcext:value-type="float">
            <text:p>22520</text:p>
          </table:table-cell>
          <table:table-cell/>
          <table:table-cell office:value-type="float" office:value="21587" calcext:value-type="float">
            <text:p>21587</text:p>
          </table:table-cell>
        </table:table-row>
        <table:table-row table:style-name="ro1">
          <table:table-cell/>
          <table:table-cell office:value-type="float" office:value="22535" calcext:value-type="float">
            <text:p>22535</text:p>
          </table:table-cell>
          <table:table-cell/>
          <table:table-cell office:value-type="float" office:value="19767" calcext:value-type="float">
            <text:p>19767</text:p>
          </table:table-cell>
        </table:table-row>
        <table:table-row table:style-name="ro1">
          <table:table-cell/>
          <table:table-cell office:value-type="float" office:value="21256" calcext:value-type="float">
            <text:p>21256</text:p>
          </table:table-cell>
          <table:table-cell/>
          <table:table-cell office:value-type="float" office:value="19594" calcext:value-type="float">
            <text:p>19594</text:p>
          </table:table-cell>
        </table:table-row>
        <table:table-row table:style-name="ro1">
          <table:table-cell/>
          <table:table-cell office:value-type="float" office:value="20674" calcext:value-type="float">
            <text:p>20674</text:p>
          </table:table-cell>
          <table:table-cell/>
          <table:table-cell office:value-type="float" office:value="18759" calcext:value-type="float">
            <text:p>18759</text:p>
          </table:table-cell>
        </table:table-row>
        <table:table-row table:style-name="ro1">
          <table:table-cell/>
          <table:table-cell office:value-type="float" office:value="20303" calcext:value-type="float">
            <text:p>20303</text:p>
          </table:table-cell>
          <table:table-cell/>
          <table:table-cell office:value-type="float" office:value="19759" calcext:value-type="float">
            <text:p>19759</text:p>
          </table:table-cell>
        </table:table-row>
        <table:table-row table:style-name="ro1">
          <table:table-cell/>
          <table:table-cell office:value-type="float" office:value="18782" calcext:value-type="float">
            <text:p>18782</text:p>
          </table:table-cell>
          <table:table-cell/>
          <table:table-cell office:value-type="float" office:value="19569" calcext:value-type="float">
            <text:p>19569</text:p>
          </table:table-cell>
        </table:table-row>
        <table:table-row table:style-name="ro1">
          <table:table-cell/>
          <table:table-cell office:value-type="float" office:value="19713" calcext:value-type="float">
            <text:p>19713</text:p>
          </table:table-cell>
          <table:table-cell/>
          <table:table-cell office:value-type="float" office:value="20812" calcext:value-type="float">
            <text:p>20812</text:p>
          </table:table-cell>
        </table:table-row>
        <table:table-row table:style-name="ro1">
          <table:table-cell/>
          <table:table-cell office:value-type="float" office:value="20092" calcext:value-type="float">
            <text:p>20092</text:p>
          </table:table-cell>
          <table:table-cell/>
          <table:table-cell office:value-type="float" office:value="19872" calcext:value-type="float">
            <text:p>19872</text:p>
          </table:table-cell>
        </table:table-row>
        <table:table-row table:style-name="ro1">
          <table:table-cell/>
          <table:table-cell office:value-type="float" office:value="21245" calcext:value-type="float">
            <text:p>21245</text:p>
          </table:table-cell>
          <table:table-cell/>
          <table:table-cell office:value-type="float" office:value="19242" calcext:value-type="float">
            <text:p>19242</text:p>
          </table:table-cell>
        </table:table-row>
        <table:table-row table:style-name="ro1">
          <table:table-cell/>
          <table:table-cell office:value-type="float" office:value="22081" calcext:value-type="float">
            <text:p>22081</text:p>
          </table:table-cell>
          <table:table-cell/>
          <table:table-cell office:value-type="float" office:value="19876" calcext:value-type="float">
            <text:p>19876</text:p>
          </table:table-cell>
        </table:table-row>
        <table:table-row table:style-name="ro1">
          <table:table-cell/>
          <table:table-cell office:value-type="float" office:value="21750" calcext:value-type="float">
            <text:p>21750</text:p>
          </table:table-cell>
          <table:table-cell/>
          <table:table-cell office:value-type="float" office:value="19988" calcext:value-type="float">
            <text:p>19988</text:p>
          </table:table-cell>
        </table:table-row>
        <table:table-row table:style-name="ro1">
          <table:table-cell/>
          <table:table-cell office:value-type="float" office:value="20739" calcext:value-type="float">
            <text:p>20739</text:p>
          </table:table-cell>
          <table:table-cell/>
          <table:table-cell office:value-type="float" office:value="19866" calcext:value-type="float">
            <text:p>19866</text:p>
          </table:table-cell>
        </table:table-row>
        <table:table-row table:style-name="ro1">
          <table:table-cell/>
          <table:table-cell office:value-type="float" office:value="20892" calcext:value-type="float">
            <text:p>20892</text:p>
          </table:table-cell>
          <table:table-cell/>
          <table:table-cell office:value-type="float" office:value="18636" calcext:value-type="float">
            <text:p>18636</text:p>
          </table:table-cell>
        </table:table-row>
        <table:table-row table:style-name="ro1">
          <table:table-cell/>
          <table:table-cell office:value-type="float" office:value="22994" calcext:value-type="float">
            <text:p>22994</text:p>
          </table:table-cell>
          <table:table-cell/>
          <table:table-cell office:value-type="float" office:value="20426" calcext:value-type="float">
            <text:p>20426</text:p>
          </table:table-cell>
        </table:table-row>
        <table:table-row table:style-name="ro1">
          <table:table-cell/>
          <table:table-cell office:value-type="float" office:value="21044" calcext:value-type="float">
            <text:p>21044</text:p>
          </table:table-cell>
          <table:table-cell/>
          <table:table-cell office:value-type="float" office:value="20539" calcext:value-type="float">
            <text:p>20539</text:p>
          </table:table-cell>
        </table:table-row>
        <table:table-row table:style-name="ro1">
          <table:table-cell/>
          <table:table-cell office:value-type="float" office:value="21429" calcext:value-type="float">
            <text:p>21429</text:p>
          </table:table-cell>
          <table:table-cell/>
          <table:table-cell office:value-type="float" office:value="19856" calcext:value-type="float">
            <text:p>19856</text:p>
          </table:table-cell>
        </table:table-row>
        <table:table-row table:style-name="ro1">
          <table:table-cell/>
          <table:table-cell office:value-type="float" office:value="19709" calcext:value-type="float">
            <text:p>19709</text:p>
          </table:table-cell>
          <table:table-cell/>
          <table:table-cell office:value-type="float" office:value="20800" calcext:value-type="float">
            <text:p>20800</text:p>
          </table:table-cell>
        </table:table-row>
        <table:table-row table:style-name="ro1">
          <table:table-cell/>
          <table:table-cell office:value-type="float" office:value="19722" calcext:value-type="float">
            <text:p>19722</text:p>
          </table:table-cell>
          <table:table-cell/>
          <table:table-cell office:value-type="float" office:value="18599" calcext:value-type="float">
            <text:p>18599</text:p>
          </table:table-cell>
        </table:table-row>
        <table:table-row table:style-name="ro1">
          <table:table-cell/>
          <table:table-cell office:value-type="float" office:value="23004" calcext:value-type="float">
            <text:p>23004</text:p>
          </table:table-cell>
          <table:table-cell/>
          <table:table-cell office:value-type="float" office:value="19913" calcext:value-type="float">
            <text:p>19913</text:p>
          </table:table-cell>
        </table:table-row>
        <table:table-row table:style-name="ro1">
          <table:table-cell/>
          <table:table-cell office:value-type="float" office:value="19193" calcext:value-type="float">
            <text:p>19193</text:p>
          </table:table-cell>
          <table:table-cell/>
          <table:table-cell office:value-type="float" office:value="20269" calcext:value-type="float">
            <text:p>20269</text:p>
          </table:table-cell>
        </table:table-row>
        <table:table-row table:style-name="ro1">
          <table:table-cell/>
          <table:table-cell office:value-type="float" office:value="20190" calcext:value-type="float">
            <text:p>20190</text:p>
          </table:table-cell>
          <table:table-cell/>
          <table:table-cell office:value-type="float" office:value="18600" calcext:value-type="float">
            <text:p>18600</text:p>
          </table:table-cell>
        </table:table-row>
        <table:table-row table:style-name="ro1">
          <table:table-cell/>
          <table:table-cell office:value-type="float" office:value="19742" calcext:value-type="float">
            <text:p>19742</text:p>
          </table:table-cell>
          <table:table-cell/>
          <table:table-cell office:value-type="float" office:value="20384" calcext:value-type="float">
            <text:p>20384</text:p>
          </table:table-cell>
        </table:table-row>
        <table:table-row table:style-name="ro1">
          <table:table-cell/>
          <table:table-cell office:value-type="float" office:value="22631" calcext:value-type="float">
            <text:p>22631</text:p>
          </table:table-cell>
          <table:table-cell/>
          <table:table-cell office:value-type="float" office:value="19977" calcext:value-type="float">
            <text:p>19977</text:p>
          </table:table-cell>
        </table:table-row>
        <table:table-row table:style-name="ro1">
          <table:table-cell/>
          <table:table-cell office:value-type="float" office:value="20117" calcext:value-type="float">
            <text:p>20117</text:p>
          </table:table-cell>
          <table:table-cell/>
          <table:table-cell office:value-type="float" office:value="19950" calcext:value-type="float">
            <text:p>19950</text:p>
          </table:table-cell>
        </table:table-row>
        <table:table-row table:style-name="ro1">
          <table:table-cell/>
          <table:table-cell office:value-type="float" office:value="23055" calcext:value-type="float">
            <text:p>23055</text:p>
          </table:table-cell>
          <table:table-cell/>
          <table:table-cell office:value-type="float" office:value="19439" calcext:value-type="float">
            <text:p>19439</text:p>
          </table:table-cell>
        </table:table-row>
        <table:table-row table:style-name="ro1">
          <table:table-cell/>
          <table:table-cell office:value-type="float" office:value="19265" calcext:value-type="float">
            <text:p>19265</text:p>
          </table:table-cell>
          <table:table-cell/>
          <table:table-cell office:value-type="float" office:value="18973" calcext:value-type="float">
            <text:p>18973</text:p>
          </table:table-cell>
        </table:table-row>
        <table:table-row table:style-name="ro1">
          <table:table-cell/>
          <table:table-cell office:value-type="float" office:value="19507" calcext:value-type="float">
            <text:p>19507</text:p>
          </table:table-cell>
          <table:table-cell/>
          <table:table-cell office:value-type="float" office:value="20187" calcext:value-type="float">
            <text:p>20187</text:p>
          </table:table-cell>
        </table:table-row>
        <table:table-row table:style-name="ro1">
          <table:table-cell/>
          <table:table-cell office:value-type="float" office:value="21640" calcext:value-type="float">
            <text:p>21640</text:p>
          </table:table-cell>
          <table:table-cell/>
          <table:table-cell office:value-type="float" office:value="20674" calcext:value-type="float">
            <text:p>20674</text:p>
          </table:table-cell>
        </table:table-row>
        <table:table-row table:style-name="ro1">
          <table:table-cell/>
          <table:table-cell office:value-type="float" office:value="20334" calcext:value-type="float">
            <text:p>20334</text:p>
          </table:table-cell>
          <table:table-cell/>
          <table:table-cell office:value-type="float" office:value="20512" calcext:value-type="float">
            <text:p>20512</text:p>
          </table:table-cell>
        </table:table-row>
        <table:table-row table:style-name="ro1">
          <table:table-cell/>
          <table:table-cell office:value-type="float" office:value="19928" calcext:value-type="float">
            <text:p>19928</text:p>
          </table:table-cell>
          <table:table-cell/>
          <table:table-cell office:value-type="float" office:value="20692" calcext:value-type="float">
            <text:p>20692</text:p>
          </table:table-cell>
        </table:table-row>
        <table:table-row table:style-name="ro1">
          <table:table-cell/>
          <table:table-cell office:value-type="float" office:value="19368" calcext:value-type="float">
            <text:p>19368</text:p>
          </table:table-cell>
          <table:table-cell/>
          <table:table-cell office:value-type="float" office:value="19196" calcext:value-type="float">
            <text:p>19196</text:p>
          </table:table-cell>
        </table:table-row>
        <table:table-row table:style-name="ro1">
          <table:table-cell/>
          <table:table-cell office:value-type="float" office:value="19280" calcext:value-type="float">
            <text:p>19280</text:p>
          </table:table-cell>
          <table:table-cell/>
          <table:table-cell office:value-type="float" office:value="21546" calcext:value-type="float">
            <text:p>21546</text:p>
          </table:table-cell>
        </table:table-row>
        <table:table-row table:style-name="ro1">
          <table:table-cell/>
          <table:table-cell office:value-type="float" office:value="21416" calcext:value-type="float">
            <text:p>21416</text:p>
          </table:table-cell>
          <table:table-cell/>
          <table:table-cell office:value-type="float" office:value="21038" calcext:value-type="float">
            <text:p>21038</text:p>
          </table:table-cell>
        </table:table-row>
        <table:table-row table:style-name="ro1">
          <table:table-cell/>
          <table:table-cell office:value-type="float" office:value="19821" calcext:value-type="float">
            <text:p>19821</text:p>
          </table:table-cell>
          <table:table-cell/>
          <table:table-cell office:value-type="float" office:value="18827" calcext:value-type="float">
            <text:p>18827</text:p>
          </table:table-cell>
        </table:table-row>
        <table:table-row table:style-name="ro1">
          <table:table-cell/>
          <table:table-cell office:value-type="float" office:value="19531" calcext:value-type="float">
            <text:p>19531</text:p>
          </table:table-cell>
          <table:table-cell/>
          <table:table-cell office:value-type="float" office:value="21585" calcext:value-type="float">
            <text:p>21585</text:p>
          </table:table-cell>
        </table:table-row>
        <table:table-row table:style-name="ro1">
          <table:table-cell/>
          <table:table-cell office:value-type="float" office:value="20480" calcext:value-type="float">
            <text:p>20480</text:p>
          </table:table-cell>
          <table:table-cell/>
          <table:table-cell office:value-type="float" office:value="20792" calcext:value-type="float">
            <text:p>20792</text:p>
          </table:table-cell>
        </table:table-row>
        <table:table-row table:style-name="ro1">
          <table:table-cell/>
          <table:table-cell office:value-type="float" office:value="22175" calcext:value-type="float">
            <text:p>22175</text:p>
          </table:table-cell>
          <table:table-cell/>
          <table:table-cell office:value-type="float" office:value="19936" calcext:value-type="float">
            <text:p>19936</text:p>
          </table:table-cell>
        </table:table-row>
        <table:table-row table:style-name="ro1">
          <table:table-cell/>
          <table:table-cell office:value-type="float" office:value="21821" calcext:value-type="float">
            <text:p>21821</text:p>
          </table:table-cell>
          <table:table-cell/>
          <table:table-cell office:value-type="float" office:value="20784" calcext:value-type="float">
            <text:p>20784</text:p>
          </table:table-cell>
        </table:table-row>
        <table:table-row table:style-name="ro1">
          <table:table-cell/>
          <table:table-cell office:value-type="float" office:value="20353" calcext:value-type="float">
            <text:p>20353</text:p>
          </table:table-cell>
          <table:table-cell/>
          <table:table-cell office:value-type="float" office:value="19197" calcext:value-type="float">
            <text:p>19197</text:p>
          </table:table-cell>
        </table:table-row>
        <table:table-row table:style-name="ro1">
          <table:table-cell/>
          <table:table-cell office:value-type="float" office:value="18754" calcext:value-type="float">
            <text:p>18754</text:p>
          </table:table-cell>
          <table:table-cell/>
          <table:table-cell office:value-type="float" office:value="19885" calcext:value-type="float">
            <text:p>19885</text:p>
          </table:table-cell>
        </table:table-row>
        <table:table-row table:style-name="ro1">
          <table:table-cell/>
          <table:table-cell office:value-type="float" office:value="18368" calcext:value-type="float">
            <text:p>18368</text:p>
          </table:table-cell>
          <table:table-cell/>
          <table:table-cell office:value-type="float" office:value="21319" calcext:value-type="float">
            <text:p>21319</text:p>
          </table:table-cell>
        </table:table-row>
        <table:table-row table:style-name="ro1">
          <table:table-cell/>
          <table:table-cell office:value-type="float" office:value="22222" calcext:value-type="float">
            <text:p>22222</text:p>
          </table:table-cell>
          <table:table-cell/>
          <table:table-cell office:value-type="float" office:value="20818" calcext:value-type="float">
            <text:p>20818</text:p>
          </table:table-cell>
        </table:table-row>
        <table:table-row table:style-name="ro1">
          <table:table-cell/>
          <table:table-cell office:value-type="float" office:value="23670" calcext:value-type="float">
            <text:p>23670</text:p>
          </table:table-cell>
          <table:table-cell/>
          <table:table-cell office:value-type="float" office:value="20518" calcext:value-type="float">
            <text:p>20518</text:p>
          </table:table-cell>
        </table:table-row>
        <table:table-row table:style-name="ro1">
          <table:table-cell/>
          <table:table-cell office:value-type="float" office:value="22199" calcext:value-type="float">
            <text:p>22199</text:p>
          </table:table-cell>
          <table:table-cell/>
          <table:table-cell office:value-type="float" office:value="19440" calcext:value-type="float">
            <text:p>19440</text:p>
          </table:table-cell>
        </table:table-row>
        <table:table-row table:style-name="ro1">
          <table:table-cell/>
          <table:table-cell office:value-type="float" office:value="20810" calcext:value-type="float">
            <text:p>20810</text:p>
          </table:table-cell>
          <table:table-cell/>
          <table:table-cell office:value-type="float" office:value="20228" calcext:value-type="float">
            <text:p>20228</text:p>
          </table:table-cell>
        </table:table-row>
        <table:table-row table:style-name="ro1">
          <table:table-cell/>
          <table:table-cell office:value-type="float" office:value="22654" calcext:value-type="float">
            <text:p>22654</text:p>
          </table:table-cell>
          <table:table-cell/>
          <table:table-cell office:value-type="float" office:value="19965" calcext:value-type="float">
            <text:p>19965</text:p>
          </table:table-cell>
        </table:table-row>
        <table:table-row table:style-name="ro1">
          <table:table-cell/>
          <table:table-cell office:value-type="float" office:value="20284" calcext:value-type="float">
            <text:p>20284</text:p>
          </table:table-cell>
          <table:table-cell/>
          <table:table-cell office:value-type="float" office:value="20403" calcext:value-type="float">
            <text:p>20403</text:p>
          </table:table-cell>
        </table:table-row>
        <table:table-row table:style-name="ro1">
          <table:table-cell/>
          <table:table-cell office:value-type="float" office:value="20862" calcext:value-type="float">
            <text:p>20862</text:p>
          </table:table-cell>
          <table:table-cell/>
          <table:table-cell office:value-type="float" office:value="20191" calcext:value-type="float">
            <text:p>20191</text:p>
          </table:table-cell>
        </table:table-row>
        <table:table-row table:style-name="ro1">
          <table:table-cell/>
          <table:table-cell office:value-type="float" office:value="20052" calcext:value-type="float">
            <text:p>20052</text:p>
          </table:table-cell>
          <table:table-cell/>
          <table:table-cell office:value-type="float" office:value="20232" calcext:value-type="float">
            <text:p>20232</text:p>
          </table:table-cell>
        </table:table-row>
        <table:table-row table:style-name="ro1">
          <table:table-cell/>
          <table:table-cell office:value-type="float" office:value="20302" calcext:value-type="float">
            <text:p>20302</text:p>
          </table:table-cell>
          <table:table-cell/>
          <table:table-cell office:value-type="float" office:value="19707" calcext:value-type="float">
            <text:p>19707</text:p>
          </table:table-cell>
        </table:table-row>
        <table:table-row table:style-name="ro1">
          <table:table-cell/>
          <table:table-cell office:value-type="float" office:value="21669" calcext:value-type="float">
            <text:p>21669</text:p>
          </table:table-cell>
          <table:table-cell/>
          <table:table-cell office:value-type="float" office:value="19775" calcext:value-type="float">
            <text:p>19775</text:p>
          </table:table-cell>
        </table:table-row>
        <table:table-row table:style-name="ro1">
          <table:table-cell/>
          <table:table-cell office:value-type="float" office:value="19654" calcext:value-type="float">
            <text:p>19654</text:p>
          </table:table-cell>
          <table:table-cell/>
          <table:table-cell office:value-type="float" office:value="19728" calcext:value-type="float">
            <text:p>19728</text:p>
          </table:table-cell>
        </table:table-row>
        <table:table-row table:style-name="ro1">
          <table:table-cell/>
          <table:table-cell office:value-type="float" office:value="21532" calcext:value-type="float">
            <text:p>21532</text:p>
          </table:table-cell>
          <table:table-cell/>
          <table:table-cell office:value-type="float" office:value="19710" calcext:value-type="float">
            <text:p>19710</text:p>
          </table:table-cell>
        </table:table-row>
        <table:table-row table:style-name="ro1">
          <table:table-cell/>
          <table:table-cell office:value-type="float" office:value="19960" calcext:value-type="float">
            <text:p>19960</text:p>
          </table:table-cell>
          <table:table-cell/>
          <table:table-cell office:value-type="float" office:value="20183" calcext:value-type="float">
            <text:p>20183</text:p>
          </table:table-cell>
        </table:table-row>
        <table:table-row table:style-name="ro1">
          <table:table-cell/>
          <table:table-cell office:value-type="float" office:value="20301" calcext:value-type="float">
            <text:p>20301</text:p>
          </table:table-cell>
          <table:table-cell/>
          <table:table-cell office:value-type="float" office:value="19052" calcext:value-type="float">
            <text:p>19052</text:p>
          </table:table-cell>
        </table:table-row>
        <table:table-row table:style-name="ro1">
          <table:table-cell/>
          <table:table-cell office:value-type="float" office:value="19310" calcext:value-type="float">
            <text:p>19310</text:p>
          </table:table-cell>
          <table:table-cell/>
          <table:table-cell office:value-type="float" office:value="18786" calcext:value-type="float">
            <text:p>18786</text:p>
          </table:table-cell>
        </table:table-row>
        <table:table-row table:style-name="ro1">
          <table:table-cell/>
          <table:table-cell office:value-type="float" office:value="20201" calcext:value-type="float">
            <text:p>20201</text:p>
          </table:table-cell>
          <table:table-cell/>
          <table:table-cell office:value-type="float" office:value="20207" calcext:value-type="float">
            <text:p>20207</text:p>
          </table:table-cell>
        </table:table-row>
        <table:table-row table:style-name="ro1">
          <table:table-cell/>
          <table:table-cell office:value-type="float" office:value="20217" calcext:value-type="float">
            <text:p>20217</text:p>
          </table:table-cell>
          <table:table-cell/>
          <table:table-cell office:value-type="float" office:value="19569" calcext:value-type="float">
            <text:p>19569</text:p>
          </table:table-cell>
        </table:table-row>
        <table:table-row table:style-name="ro1">
          <table:table-cell/>
          <table:table-cell office:value-type="float" office:value="20102" calcext:value-type="float">
            <text:p>20102</text:p>
          </table:table-cell>
          <table:table-cell/>
          <table:table-cell office:value-type="float" office:value="19868" calcext:value-type="float">
            <text:p>19868</text:p>
          </table:table-cell>
        </table:table-row>
        <table:table-row table:style-name="ro1">
          <table:table-cell/>
          <table:table-cell office:value-type="float" office:value="23893" calcext:value-type="float">
            <text:p>23893</text:p>
          </table:table-cell>
          <table:table-cell/>
          <table:table-cell office:value-type="float" office:value="20177" calcext:value-type="float">
            <text:p>20177</text:p>
          </table:table-cell>
        </table:table-row>
        <table:table-row table:style-name="ro1">
          <table:table-cell/>
          <table:table-cell office:value-type="float" office:value="23839" calcext:value-type="float">
            <text:p>23839</text:p>
          </table:table-cell>
          <table:table-cell/>
          <table:table-cell office:value-type="float" office:value="20281" calcext:value-type="float">
            <text:p>20281</text:p>
          </table:table-cell>
        </table:table-row>
        <table:table-row table:style-name="ro1">
          <table:table-cell/>
          <table:table-cell office:value-type="float" office:value="19608" calcext:value-type="float">
            <text:p>19608</text:p>
          </table:table-cell>
          <table:table-cell/>
          <table:table-cell office:value-type="float" office:value="20370" calcext:value-type="float">
            <text:p>20370</text:p>
          </table:table-cell>
        </table:table-row>
        <table:table-row table:style-name="ro1">
          <table:table-cell/>
          <table:table-cell office:value-type="float" office:value="22073" calcext:value-type="float">
            <text:p>22073</text:p>
          </table:table-cell>
          <table:table-cell/>
          <table:table-cell office:value-type="float" office:value="21149" calcext:value-type="float">
            <text:p>21149</text:p>
          </table:table-cell>
        </table:table-row>
        <table:table-row table:style-name="ro1">
          <table:table-cell/>
          <table:table-cell office:value-type="float" office:value="23017" calcext:value-type="float">
            <text:p>23017</text:p>
          </table:table-cell>
          <table:table-cell/>
          <table:table-cell office:value-type="float" office:value="20392" calcext:value-type="float">
            <text:p>20392</text:p>
          </table:table-cell>
        </table:table-row>
        <table:table-row table:style-name="ro1">
          <table:table-cell/>
          <table:table-cell office:value-type="float" office:value="20584" calcext:value-type="float">
            <text:p>20584</text:p>
          </table:table-cell>
          <table:table-cell/>
          <table:table-cell office:value-type="float" office:value="19842" calcext:value-type="float">
            <text:p>19842</text:p>
          </table:table-cell>
        </table:table-row>
        <table:table-row table:style-name="ro1">
          <table:table-cell/>
          <table:table-cell office:value-type="float" office:value="21840" calcext:value-type="float">
            <text:p>21840</text:p>
          </table:table-cell>
          <table:table-cell/>
          <table:table-cell office:value-type="float" office:value="21138" calcext:value-type="float">
            <text:p>21138</text:p>
          </table:table-cell>
        </table:table-row>
        <table:table-row table:style-name="ro1">
          <table:table-cell/>
          <table:table-cell office:value-type="float" office:value="19292" calcext:value-type="float">
            <text:p>19292</text:p>
          </table:table-cell>
          <table:table-cell/>
          <table:table-cell office:value-type="float" office:value="20964" calcext:value-type="float">
            <text:p>20964</text:p>
          </table:table-cell>
        </table:table-row>
        <table:table-row table:style-name="ro1">
          <table:table-cell/>
          <table:table-cell office:value-type="float" office:value="22993" calcext:value-type="float">
            <text:p>22993</text:p>
          </table:table-cell>
          <table:table-cell/>
          <table:table-cell office:value-type="float" office:value="19036" calcext:value-type="float">
            <text:p>19036</text:p>
          </table:table-cell>
        </table:table-row>
        <table:table-row table:style-name="ro1">
          <table:table-cell/>
          <table:table-cell office:value-type="float" office:value="21214" calcext:value-type="float">
            <text:p>21214</text:p>
          </table:table-cell>
          <table:table-cell/>
          <table:table-cell office:value-type="float" office:value="20252" calcext:value-type="float">
            <text:p>20252</text:p>
          </table:table-cell>
        </table:table-row>
        <table:table-row table:style-name="ro1">
          <table:table-cell/>
          <table:table-cell office:value-type="float" office:value="22585" calcext:value-type="float">
            <text:p>22585</text:p>
          </table:table-cell>
          <table:table-cell/>
          <table:table-cell office:value-type="float" office:value="20813" calcext:value-type="float">
            <text:p>20813</text:p>
          </table:table-cell>
        </table:table-row>
        <table:table-row table:style-name="ro1">
          <table:table-cell/>
          <table:table-cell office:value-type="float" office:value="21677" calcext:value-type="float">
            <text:p>21677</text:p>
          </table:table-cell>
          <table:table-cell/>
          <table:table-cell office:value-type="float" office:value="20430" calcext:value-type="float">
            <text:p>20430</text:p>
          </table:table-cell>
        </table:table-row>
        <table:table-row table:style-name="ro1">
          <table:table-cell/>
          <table:table-cell office:value-type="float" office:value="20049" calcext:value-type="float">
            <text:p>20049</text:p>
          </table:table-cell>
          <table:table-cell/>
          <table:table-cell office:value-type="float" office:value="19539" calcext:value-type="float">
            <text:p>19539</text:p>
          </table:table-cell>
        </table:table-row>
        <table:table-row table:style-name="ro1">
          <table:table-cell/>
          <table:table-cell office:value-type="float" office:value="23946" calcext:value-type="float">
            <text:p>23946</text:p>
          </table:table-cell>
          <table:table-cell/>
          <table:table-cell office:value-type="float" office:value="20997" calcext:value-type="float">
            <text:p>20997</text:p>
          </table:table-cell>
        </table:table-row>
        <table:table-row table:style-name="ro1">
          <table:table-cell/>
          <table:table-cell office:value-type="float" office:value="23935" calcext:value-type="float">
            <text:p>23935</text:p>
          </table:table-cell>
          <table:table-cell/>
          <table:table-cell office:value-type="float" office:value="20197" calcext:value-type="float">
            <text:p>20197</text:p>
          </table:table-cell>
        </table:table-row>
        <table:table-row table:style-name="ro1">
          <table:table-cell/>
          <table:table-cell office:value-type="float" office:value="19190" calcext:value-type="float">
            <text:p>19190</text:p>
          </table:table-cell>
          <table:table-cell/>
          <table:table-cell office:value-type="float" office:value="18926" calcext:value-type="float">
            <text:p>18926</text:p>
          </table:table-cell>
        </table:table-row>
        <table:table-row table:style-name="ro1">
          <table:table-cell/>
          <table:table-cell office:value-type="float" office:value="21206" calcext:value-type="float">
            <text:p>21206</text:p>
          </table:table-cell>
          <table:table-cell/>
          <table:table-cell office:value-type="float" office:value="20256" calcext:value-type="float">
            <text:p>20256</text:p>
          </table:table-cell>
        </table:table-row>
        <table:table-row table:style-name="ro1">
          <table:table-cell/>
          <table:table-cell office:value-type="float" office:value="18879" calcext:value-type="float">
            <text:p>18879</text:p>
          </table:table-cell>
          <table:table-cell/>
          <table:table-cell office:value-type="float" office:value="19408" calcext:value-type="float">
            <text:p>19408</text:p>
          </table:table-cell>
        </table:table-row>
        <table:table-row table:style-name="ro1">
          <table:table-cell/>
          <table:table-cell office:value-type="float" office:value="23225" calcext:value-type="float">
            <text:p>23225</text:p>
          </table:table-cell>
          <table:table-cell/>
          <table:table-cell office:value-type="float" office:value="19034" calcext:value-type="float">
            <text:p>19034</text:p>
          </table:table-cell>
        </table:table-row>
        <table:table-row table:style-name="ro1">
          <table:table-cell/>
          <table:table-cell office:value-type="float" office:value="21253" calcext:value-type="float">
            <text:p>21253</text:p>
          </table:table-cell>
          <table:table-cell/>
          <table:table-cell office:value-type="float" office:value="22309" calcext:value-type="float">
            <text:p>22309</text:p>
          </table:table-cell>
        </table:table-row>
        <table:table-row table:style-name="ro1">
          <table:table-cell/>
          <table:table-cell office:value-type="float" office:value="18215" calcext:value-type="float">
            <text:p>18215</text:p>
          </table:table-cell>
          <table:table-cell/>
          <table:table-cell office:value-type="float" office:value="19272" calcext:value-type="float">
            <text:p>19272</text:p>
          </table:table-cell>
        </table:table-row>
        <table:table-row table:style-name="ro1">
          <table:table-cell/>
          <table:table-cell office:value-type="float" office:value="20828" calcext:value-type="float">
            <text:p>20828</text:p>
          </table:table-cell>
          <table:table-cell/>
          <table:table-cell office:value-type="float" office:value="19323" calcext:value-type="float">
            <text:p>19323</text:p>
          </table:table-cell>
        </table:table-row>
        <table:table-row table:style-name="ro1">
          <table:table-cell/>
          <table:table-cell office:value-type="float" office:value="22231" calcext:value-type="float">
            <text:p>22231</text:p>
          </table:table-cell>
          <table:table-cell/>
          <table:table-cell office:value-type="float" office:value="20303" calcext:value-type="float">
            <text:p>20303</text:p>
          </table:table-cell>
        </table:table-row>
        <table:table-row table:style-name="ro1">
          <table:table-cell/>
          <table:table-cell office:value-type="float" office:value="20736" calcext:value-type="float">
            <text:p>20736</text:p>
          </table:table-cell>
          <table:table-cell/>
          <table:table-cell office:value-type="float" office:value="19635" calcext:value-type="float">
            <text:p>19635</text:p>
          </table:table-cell>
        </table:table-row>
        <table:table-row table:style-name="ro1">
          <table:table-cell/>
          <table:table-cell office:value-type="float" office:value="20399" calcext:value-type="float">
            <text:p>20399</text:p>
          </table:table-cell>
          <table:table-cell/>
          <table:table-cell office:value-type="float" office:value="19289" calcext:value-type="float">
            <text:p>19289</text:p>
          </table:table-cell>
        </table:table-row>
        <table:table-row table:style-name="ro1">
          <table:table-cell/>
          <table:table-cell office:value-type="float" office:value="21565" calcext:value-type="float">
            <text:p>21565</text:p>
          </table:table-cell>
          <table:table-cell/>
          <table:table-cell office:value-type="float" office:value="19566" calcext:value-type="float">
            <text:p>19566</text:p>
          </table:table-cell>
        </table:table-row>
        <table:table-row table:style-name="ro1">
          <table:table-cell/>
          <table:table-cell office:value-type="float" office:value="22523" calcext:value-type="float">
            <text:p>22523</text:p>
          </table:table-cell>
          <table:table-cell/>
          <table:table-cell office:value-type="float" office:value="20192" calcext:value-type="float">
            <text:p>20192</text:p>
          </table:table-cell>
        </table:table-row>
        <table:table-row table:style-name="ro1">
          <table:table-cell/>
          <table:table-cell office:value-type="float" office:value="18538" calcext:value-type="float">
            <text:p>18538</text:p>
          </table:table-cell>
          <table:table-cell/>
          <table:table-cell office:value-type="float" office:value="19481" calcext:value-type="float">
            <text:p>19481</text:p>
          </table:table-cell>
        </table:table-row>
        <table:table-row table:style-name="ro1">
          <table:table-cell/>
          <table:table-cell office:value-type="float" office:value="24057" calcext:value-type="float">
            <text:p>24057</text:p>
          </table:table-cell>
          <table:table-cell/>
          <table:table-cell office:value-type="float" office:value="20947" calcext:value-type="float">
            <text:p>20947</text:p>
          </table:table-cell>
        </table:table-row>
        <table:table-row table:style-name="ro1">
          <table:table-cell/>
          <table:table-cell office:value-type="float" office:value="22680" calcext:value-type="float">
            <text:p>22680</text:p>
          </table:table-cell>
          <table:table-cell/>
          <table:table-cell office:value-type="float" office:value="21068" calcext:value-type="float">
            <text:p>21068</text:p>
          </table:table-cell>
        </table:table-row>
        <table:table-row table:style-name="ro1">
          <table:table-cell/>
          <table:table-cell office:value-type="float" office:value="20352" calcext:value-type="float">
            <text:p>20352</text:p>
          </table:table-cell>
          <table:table-cell/>
          <table:table-cell office:value-type="float" office:value="20041" calcext:value-type="float">
            <text:p>20041</text:p>
          </table:table-cell>
        </table:table-row>
        <table:table-row table:style-name="ro1">
          <table:table-cell/>
          <table:table-cell office:value-type="float" office:value="21818" calcext:value-type="float">
            <text:p>21818</text:p>
          </table:table-cell>
          <table:table-cell/>
          <table:table-cell office:value-type="float" office:value="22156" calcext:value-type="float">
            <text:p>22156</text:p>
          </table:table-cell>
        </table:table-row>
        <table:table-row table:style-name="ro1">
          <table:table-cell/>
          <table:table-cell office:value-type="float" office:value="22707" calcext:value-type="float">
            <text:p>22707</text:p>
          </table:table-cell>
          <table:table-cell/>
          <table:table-cell office:value-type="float" office:value="20783" calcext:value-type="float">
            <text:p>20783</text:p>
          </table:table-cell>
        </table:table-row>
        <table:table-row table:style-name="ro1">
          <table:table-cell/>
          <table:table-cell office:value-type="float" office:value="20992" calcext:value-type="float">
            <text:p>20992</text:p>
          </table:table-cell>
          <table:table-cell/>
          <table:table-cell office:value-type="float" office:value="19919" calcext:value-type="float">
            <text:p>19919</text:p>
          </table:table-cell>
        </table:table-row>
        <table:table-row table:style-name="ro1">
          <table:table-cell/>
          <table:table-cell office:value-type="float" office:value="19609" calcext:value-type="float">
            <text:p>19609</text:p>
          </table:table-cell>
          <table:table-cell/>
          <table:table-cell office:value-type="float" office:value="21651" calcext:value-type="float">
            <text:p>21651</text:p>
          </table:table-cell>
        </table:table-row>
        <table:table-row table:style-name="ro1">
          <table:table-cell/>
          <table:table-cell office:value-type="float" office:value="22294" calcext:value-type="float">
            <text:p>22294</text:p>
          </table:table-cell>
          <table:table-cell/>
          <table:table-cell office:value-type="float" office:value="20535" calcext:value-type="float">
            <text:p>20535</text:p>
          </table:table-cell>
        </table:table-row>
        <table:table-row table:style-name="ro1">
          <table:table-cell/>
          <table:table-cell office:value-type="float" office:value="20800" calcext:value-type="float">
            <text:p>20800</text:p>
          </table:table-cell>
          <table:table-cell/>
          <table:table-cell office:value-type="float" office:value="18113" calcext:value-type="float">
            <text:p>18113</text:p>
          </table:table-cell>
        </table:table-row>
        <table:table-row table:style-name="ro1">
          <table:table-cell/>
          <table:table-cell office:value-type="float" office:value="20043" calcext:value-type="float">
            <text:p>20043</text:p>
          </table:table-cell>
          <table:table-cell/>
          <table:table-cell office:value-type="float" office:value="21137" calcext:value-type="float">
            <text:p>21137</text:p>
          </table:table-cell>
        </table:table-row>
        <table:table-row table:style-name="ro1">
          <table:table-cell/>
          <table:table-cell office:value-type="float" office:value="19352" calcext:value-type="float">
            <text:p>19352</text:p>
          </table:table-cell>
          <table:table-cell/>
          <table:table-cell office:value-type="float" office:value="20462" calcext:value-type="float">
            <text:p>20462</text:p>
          </table:table-cell>
        </table:table-row>
        <table:table-row table:style-name="ro1">
          <table:table-cell/>
          <table:table-cell office:value-type="float" office:value="21120" calcext:value-type="float">
            <text:p>21120</text:p>
          </table:table-cell>
          <table:table-cell/>
          <table:table-cell office:value-type="float" office:value="19713" calcext:value-type="float">
            <text:p>19713</text:p>
          </table:table-cell>
        </table:table-row>
        <table:table-row table:style-name="ro1">
          <table:table-cell/>
          <table:table-cell office:value-type="float" office:value="22479" calcext:value-type="float">
            <text:p>22479</text:p>
          </table:table-cell>
          <table:table-cell/>
          <table:table-cell office:value-type="float" office:value="20016" calcext:value-type="float">
            <text:p>20016</text:p>
          </table:table-cell>
        </table:table-row>
        <table:table-row table:style-name="ro1">
          <table:table-cell/>
          <table:table-cell office:value-type="float" office:value="21347" calcext:value-type="float">
            <text:p>21347</text:p>
          </table:table-cell>
          <table:table-cell/>
          <table:table-cell office:value-type="float" office:value="19827" calcext:value-type="float">
            <text:p>19827</text:p>
          </table:table-cell>
        </table:table-row>
        <table:table-row table:style-name="ro1">
          <table:table-cell/>
          <table:table-cell office:value-type="float" office:value="25565" calcext:value-type="float">
            <text:p>25565</text:p>
          </table:table-cell>
          <table:table-cell/>
          <table:table-cell office:value-type="float" office:value="19518" calcext:value-type="float">
            <text:p>19518</text:p>
          </table:table-cell>
        </table:table-row>
        <table:table-row table:style-name="ro1">
          <table:table-cell/>
          <table:table-cell office:value-type="float" office:value="25116" calcext:value-type="float">
            <text:p>25116</text:p>
          </table:table-cell>
          <table:table-cell/>
          <table:table-cell office:value-type="float" office:value="20437" calcext:value-type="float">
            <text:p>20437</text:p>
          </table:table-cell>
        </table:table-row>
        <table:table-row table:style-name="ro1">
          <table:table-cell/>
          <table:table-cell office:value-type="float" office:value="24240" calcext:value-type="float">
            <text:p>24240</text:p>
          </table:table-cell>
          <table:table-cell/>
          <table:table-cell office:value-type="float" office:value="20268" calcext:value-type="float">
            <text:p>20268</text:p>
          </table:table-cell>
        </table:table-row>
        <table:table-row table:style-name="ro1">
          <table:table-cell/>
          <table:table-cell office:value-type="float" office:value="26466" calcext:value-type="float">
            <text:p>26466</text:p>
          </table:table-cell>
          <table:table-cell/>
          <table:table-cell office:value-type="float" office:value="19064" calcext:value-type="float">
            <text:p>19064</text:p>
          </table:table-cell>
        </table:table-row>
        <table:table-row table:style-name="ro1">
          <table:table-cell/>
          <table:table-cell office:value-type="float" office:value="17126" calcext:value-type="float">
            <text:p>17126</text:p>
          </table:table-cell>
          <table:table-cell/>
          <table:table-cell office:value-type="float" office:value="19648" calcext:value-type="float">
            <text:p>19648</text:p>
          </table:table-cell>
        </table:table-row>
        <table:table-row table:style-name="ro1">
          <table:table-cell/>
          <table:table-cell office:value-type="float" office:value="21305" calcext:value-type="float">
            <text:p>21305</text:p>
          </table:table-cell>
          <table:table-cell/>
          <table:table-cell office:value-type="float" office:value="19964" calcext:value-type="float">
            <text:p>19964</text:p>
          </table:table-cell>
        </table:table-row>
        <table:table-row table:style-name="ro1">
          <table:table-cell/>
          <table:table-cell office:value-type="float" office:value="22430" calcext:value-type="float">
            <text:p>22430</text:p>
          </table:table-cell>
          <table:table-cell/>
          <table:table-cell office:value-type="float" office:value="19290" calcext:value-type="float">
            <text:p>19290</text:p>
          </table:table-cell>
        </table:table-row>
        <table:table-row table:style-name="ro1">
          <table:table-cell/>
          <table:table-cell office:value-type="float" office:value="20502" calcext:value-type="float">
            <text:p>20502</text:p>
          </table:table-cell>
          <table:table-cell/>
          <table:table-cell office:value-type="float" office:value="19002" calcext:value-type="float">
            <text:p>19002</text:p>
          </table:table-cell>
        </table:table-row>
        <table:table-row table:style-name="ro1">
          <table:table-cell/>
          <table:table-cell office:value-type="float" office:value="19851" calcext:value-type="float">
            <text:p>19851</text:p>
          </table:table-cell>
          <table:table-cell/>
          <table:table-cell office:value-type="float" office:value="19739" calcext:value-type="float">
            <text:p>19739</text:p>
          </table:table-cell>
        </table:table-row>
        <table:table-row table:style-name="ro1">
          <table:table-cell/>
          <table:table-cell office:value-type="float" office:value="22894" calcext:value-type="float">
            <text:p>22894</text:p>
          </table:table-cell>
          <table:table-cell/>
          <table:table-cell office:value-type="float" office:value="19244" calcext:value-type="float">
            <text:p>19244</text:p>
          </table:table-cell>
        </table:table-row>
        <table:table-row table:style-name="ro1">
          <table:table-cell/>
          <table:table-cell office:value-type="float" office:value="22744" calcext:value-type="float">
            <text:p>22744</text:p>
          </table:table-cell>
          <table:table-cell/>
          <table:table-cell office:value-type="float" office:value="19552" calcext:value-type="float">
            <text:p>19552</text:p>
          </table:table-cell>
        </table:table-row>
        <table:table-row table:style-name="ro1">
          <table:table-cell/>
          <table:table-cell office:value-type="float" office:value="19740" calcext:value-type="float">
            <text:p>19740</text:p>
          </table:table-cell>
          <table:table-cell/>
          <table:table-cell office:value-type="float" office:value="20093" calcext:value-type="float">
            <text:p>20093</text:p>
          </table:table-cell>
        </table:table-row>
        <table:table-row table:style-name="ro1">
          <table:table-cell/>
          <table:table-cell office:value-type="float" office:value="20210" calcext:value-type="float">
            <text:p>20210</text:p>
          </table:table-cell>
          <table:table-cell/>
          <table:table-cell office:value-type="float" office:value="20333" calcext:value-type="float">
            <text:p>20333</text:p>
          </table:table-cell>
        </table:table-row>
        <table:table-row table:style-name="ro1">
          <table:table-cell/>
          <table:table-cell office:value-type="float" office:value="20743" calcext:value-type="float">
            <text:p>20743</text:p>
          </table:table-cell>
          <table:table-cell/>
          <table:table-cell office:value-type="float" office:value="19708" calcext:value-type="float">
            <text:p>19708</text:p>
          </table:table-cell>
        </table:table-row>
        <table:table-row table:style-name="ro1">
          <table:table-cell/>
          <table:table-cell office:value-type="float" office:value="19121" calcext:value-type="float">
            <text:p>19121</text:p>
          </table:table-cell>
          <table:table-cell/>
          <table:table-cell office:value-type="float" office:value="19879" calcext:value-type="float">
            <text:p>19879</text:p>
          </table:table-cell>
        </table:table-row>
        <table:table-row table:style-name="ro1">
          <table:table-cell/>
          <table:table-cell office:value-type="float" office:value="22166" calcext:value-type="float">
            <text:p>22166</text:p>
          </table:table-cell>
          <table:table-cell/>
          <table:table-cell office:value-type="float" office:value="19564" calcext:value-type="float">
            <text:p>19564</text:p>
          </table:table-cell>
        </table:table-row>
        <table:table-row table:style-name="ro1">
          <table:table-cell/>
          <table:table-cell office:value-type="float" office:value="23565" calcext:value-type="float">
            <text:p>23565</text:p>
          </table:table-cell>
          <table:table-cell/>
          <table:table-cell office:value-type="float" office:value="19356" calcext:value-type="float">
            <text:p>19356</text:p>
          </table:table-cell>
        </table:table-row>
        <table:table-row table:style-name="ro1">
          <table:table-cell/>
          <table:table-cell office:value-type="float" office:value="22790" calcext:value-type="float">
            <text:p>22790</text:p>
          </table:table-cell>
          <table:table-cell/>
          <table:table-cell office:value-type="float" office:value="20608" calcext:value-type="float">
            <text:p>20608</text:p>
          </table:table-cell>
        </table:table-row>
        <table:table-row table:style-name="ro1">
          <table:table-cell/>
          <table:table-cell office:value-type="float" office:value="22613" calcext:value-type="float">
            <text:p>22613</text:p>
          </table:table-cell>
          <table:table-cell/>
          <table:table-cell office:value-type="float" office:value="19174" calcext:value-type="float">
            <text:p>19174</text:p>
          </table:table-cell>
        </table:table-row>
        <table:table-row table:style-name="ro1">
          <table:table-cell/>
          <table:table-cell office:value-type="float" office:value="22477" calcext:value-type="float">
            <text:p>22477</text:p>
          </table:table-cell>
          <table:table-cell/>
          <table:table-cell office:value-type="float" office:value="19637" calcext:value-type="float">
            <text:p>19637</text:p>
          </table:table-cell>
        </table:table-row>
        <table:table-row table:style-name="ro1">
          <table:table-cell/>
          <table:table-cell office:value-type="float" office:value="21701" calcext:value-type="float">
            <text:p>21701</text:p>
          </table:table-cell>
          <table:table-cell/>
          <table:table-cell office:value-type="float" office:value="19805" calcext:value-type="float">
            <text:p>19805</text:p>
          </table:table-cell>
        </table:table-row>
        <table:table-row table:style-name="ro1">
          <table:table-cell/>
          <table:table-cell office:value-type="float" office:value="20029" calcext:value-type="float">
            <text:p>20029</text:p>
          </table:table-cell>
          <table:table-cell/>
          <table:table-cell office:value-type="float" office:value="19313" calcext:value-type="float">
            <text:p>19313</text:p>
          </table:table-cell>
        </table:table-row>
        <table:table-row table:style-name="ro1">
          <table:table-cell/>
          <table:table-cell office:value-type="float" office:value="20021" calcext:value-type="float">
            <text:p>20021</text:p>
          </table:table-cell>
          <table:table-cell/>
          <table:table-cell office:value-type="float" office:value="20169" calcext:value-type="float">
            <text:p>20169</text:p>
          </table:table-cell>
        </table:table-row>
        <table:table-row table:style-name="ro1">
          <table:table-cell/>
          <table:table-cell office:value-type="float" office:value="21043" calcext:value-type="float">
            <text:p>21043</text:p>
          </table:table-cell>
          <table:table-cell/>
          <table:table-cell office:value-type="float" office:value="19517" calcext:value-type="float">
            <text:p>19517</text:p>
          </table:table-cell>
        </table:table-row>
        <table:table-row table:style-name="ro1">
          <table:table-cell/>
          <table:table-cell office:value-type="float" office:value="23331" calcext:value-type="float">
            <text:p>23331</text:p>
          </table:table-cell>
          <table:table-cell/>
          <table:table-cell office:value-type="float" office:value="19670" calcext:value-type="float">
            <text:p>19670</text:p>
          </table:table-cell>
        </table:table-row>
        <table:table-row table:style-name="ro1">
          <table:table-cell/>
          <table:table-cell office:value-type="float" office:value="24667" calcext:value-type="float">
            <text:p>24667</text:p>
          </table:table-cell>
          <table:table-cell/>
          <table:table-cell office:value-type="float" office:value="19978" calcext:value-type="float">
            <text:p>19978</text:p>
          </table:table-cell>
        </table:table-row>
        <table:table-row table:style-name="ro1">
          <table:table-cell/>
          <table:table-cell office:value-type="float" office:value="20541" calcext:value-type="float">
            <text:p>20541</text:p>
          </table:table-cell>
          <table:table-cell/>
          <table:table-cell office:value-type="float" office:value="19356" calcext:value-type="float">
            <text:p>19356</text:p>
          </table:table-cell>
        </table:table-row>
        <table:table-row table:style-name="ro1">
          <table:table-cell/>
          <table:table-cell office:value-type="float" office:value="22497" calcext:value-type="float">
            <text:p>22497</text:p>
          </table:table-cell>
          <table:table-cell/>
          <table:table-cell office:value-type="float" office:value="20124" calcext:value-type="float">
            <text:p>20124</text:p>
          </table:table-cell>
        </table:table-row>
        <table:table-row table:style-name="ro1">
          <table:table-cell/>
          <table:table-cell office:value-type="float" office:value="25001" calcext:value-type="float">
            <text:p>25001</text:p>
          </table:table-cell>
          <table:table-cell/>
          <table:table-cell office:value-type="float" office:value="18435" calcext:value-type="float">
            <text:p>18435</text:p>
          </table:table-cell>
        </table:table-row>
        <table:table-row table:style-name="ro1">
          <table:table-cell/>
          <table:table-cell office:value-type="float" office:value="22503" calcext:value-type="float">
            <text:p>22503</text:p>
          </table:table-cell>
          <table:table-cell/>
          <table:table-cell office:value-type="float" office:value="19375" calcext:value-type="float">
            <text:p>19375</text:p>
          </table:table-cell>
        </table:table-row>
        <table:table-row table:style-name="ro1">
          <table:table-cell/>
          <table:table-cell office:value-type="float" office:value="18225" calcext:value-type="float">
            <text:p>18225</text:p>
          </table:table-cell>
          <table:table-cell/>
          <table:table-cell office:value-type="float" office:value="18980" calcext:value-type="float">
            <text:p>18980</text:p>
          </table:table-cell>
        </table:table-row>
        <table:table-row table:style-name="ro1">
          <table:table-cell/>
          <table:table-cell office:value-type="float" office:value="23542" calcext:value-type="float">
            <text:p>23542</text:p>
          </table:table-cell>
          <table:table-cell/>
          <table:table-cell office:value-type="float" office:value="19204" calcext:value-type="float">
            <text:p>19204</text:p>
          </table:table-cell>
        </table:table-row>
        <table:table-row table:style-name="ro1">
          <table:table-cell/>
          <table:table-cell office:value-type="float" office:value="21593" calcext:value-type="float">
            <text:p>21593</text:p>
          </table:table-cell>
          <table:table-cell/>
          <table:table-cell office:value-type="float" office:value="19840" calcext:value-type="float">
            <text:p>19840</text:p>
          </table:table-cell>
        </table:table-row>
        <table:table-row table:style-name="ro1">
          <table:table-cell/>
          <table:table-cell office:value-type="float" office:value="22589" calcext:value-type="float">
            <text:p>22589</text:p>
          </table:table-cell>
          <table:table-cell/>
          <table:table-cell office:value-type="float" office:value="20273" calcext:value-type="float">
            <text:p>20273</text:p>
          </table:table-cell>
        </table:table-row>
        <table:table-row table:style-name="ro1">
          <table:table-cell/>
          <table:table-cell office:value-type="float" office:value="19969" calcext:value-type="float">
            <text:p>19969</text:p>
          </table:table-cell>
          <table:table-cell/>
          <table:table-cell office:value-type="float" office:value="20150" calcext:value-type="float">
            <text:p>20150</text:p>
          </table:table-cell>
        </table:table-row>
        <table:table-row table:style-name="ro1">
          <table:table-cell/>
          <table:table-cell office:value-type="float" office:value="20886" calcext:value-type="float">
            <text:p>20886</text:p>
          </table:table-cell>
          <table:table-cell/>
          <table:table-cell office:value-type="float" office:value="19640" calcext:value-type="float">
            <text:p>19640</text:p>
          </table:table-cell>
        </table:table-row>
        <table:table-row table:style-name="ro1">
          <table:table-cell/>
          <table:table-cell office:value-type="float" office:value="21241" calcext:value-type="float">
            <text:p>21241</text:p>
          </table:table-cell>
          <table:table-cell/>
          <table:table-cell office:value-type="float" office:value="19705" calcext:value-type="float">
            <text:p>19705</text:p>
          </table:table-cell>
        </table:table-row>
        <table:table-row table:style-name="ro1">
          <table:table-cell/>
          <table:table-cell office:value-type="float" office:value="21348" calcext:value-type="float">
            <text:p>21348</text:p>
          </table:table-cell>
          <table:table-cell/>
          <table:table-cell office:value-type="float" office:value="19564" calcext:value-type="float">
            <text:p>19564</text:p>
          </table:table-cell>
        </table:table-row>
        <table:table-row table:style-name="ro1">
          <table:table-cell/>
          <table:table-cell office:value-type="float" office:value="24256" calcext:value-type="float">
            <text:p>24256</text:p>
          </table:table-cell>
          <table:table-cell/>
          <table:table-cell office:value-type="float" office:value="19915" calcext:value-type="float">
            <text:p>19915</text:p>
          </table:table-cell>
        </table:table-row>
        <table:table-row table:style-name="ro1">
          <table:table-cell/>
          <table:table-cell office:value-type="float" office:value="19256" calcext:value-type="float">
            <text:p>19256</text:p>
          </table:table-cell>
          <table:table-cell/>
          <table:table-cell office:value-type="float" office:value="19819" calcext:value-type="float">
            <text:p>19819</text:p>
          </table:table-cell>
        </table:table-row>
        <table:table-row table:style-name="ro1">
          <table:table-cell/>
          <table:table-cell office:value-type="float" office:value="19270" calcext:value-type="float">
            <text:p>19270</text:p>
          </table:table-cell>
          <table:table-cell/>
          <table:table-cell office:value-type="float" office:value="19617" calcext:value-type="float">
            <text:p>19617</text:p>
          </table:table-cell>
        </table:table-row>
        <table:table-row table:style-name="ro1">
          <table:table-cell/>
          <table:table-cell office:value-type="float" office:value="20058" calcext:value-type="float">
            <text:p>20058</text:p>
          </table:table-cell>
          <table:table-cell/>
          <table:table-cell office:value-type="float" office:value="19675" calcext:value-type="float">
            <text:p>19675</text:p>
          </table:table-cell>
        </table:table-row>
        <table:table-row table:style-name="ro1">
          <table:table-cell/>
          <table:table-cell office:value-type="float" office:value="21594" calcext:value-type="float">
            <text:p>21594</text:p>
          </table:table-cell>
          <table:table-cell/>
          <table:table-cell office:value-type="float" office:value="18519" calcext:value-type="float">
            <text:p>18519</text:p>
          </table:table-cell>
        </table:table-row>
        <table:table-row table:style-name="ro1">
          <table:table-cell/>
          <table:table-cell office:value-type="float" office:value="19987" calcext:value-type="float">
            <text:p>19987</text:p>
          </table:table-cell>
          <table:table-cell/>
          <table:table-cell office:value-type="float" office:value="20210" calcext:value-type="float">
            <text:p>20210</text:p>
          </table:table-cell>
        </table:table-row>
        <table:table-row table:style-name="ro1">
          <table:table-cell/>
          <table:table-cell office:value-type="float" office:value="19691" calcext:value-type="float">
            <text:p>19691</text:p>
          </table:table-cell>
          <table:table-cell/>
          <table:table-cell office:value-type="float" office:value="20181" calcext:value-type="float">
            <text:p>20181</text:p>
          </table:table-cell>
        </table:table-row>
        <table:table-row table:style-name="ro1">
          <table:table-cell/>
          <table:table-cell office:value-type="float" office:value="20291" calcext:value-type="float">
            <text:p>20291</text:p>
          </table:table-cell>
          <table:table-cell/>
          <table:table-cell office:value-type="float" office:value="19096" calcext:value-type="float">
            <text:p>19096</text:p>
          </table:table-cell>
        </table:table-row>
        <table:table-row table:style-name="ro1">
          <table:table-cell/>
          <table:table-cell office:value-type="float" office:value="21060" calcext:value-type="float">
            <text:p>21060</text:p>
          </table:table-cell>
          <table:table-cell/>
          <table:table-cell office:value-type="float" office:value="20184" calcext:value-type="float">
            <text:p>20184</text:p>
          </table:table-cell>
        </table:table-row>
        <table:table-row table:style-name="ro1">
          <table:table-cell/>
          <table:table-cell office:value-type="float" office:value="19313" calcext:value-type="float">
            <text:p>19313</text:p>
          </table:table-cell>
          <table:table-cell/>
          <table:table-cell office:value-type="float" office:value="20102" calcext:value-type="float">
            <text:p>20102</text:p>
          </table:table-cell>
        </table:table-row>
        <table:table-row table:style-name="ro1">
          <table:table-cell/>
          <table:table-cell office:value-type="float" office:value="19477" calcext:value-type="float">
            <text:p>19477</text:p>
          </table:table-cell>
          <table:table-cell/>
          <table:table-cell office:value-type="float" office:value="20127" calcext:value-type="float">
            <text:p>20127</text:p>
          </table:table-cell>
        </table:table-row>
        <table:table-row table:style-name="ro1">
          <table:table-cell/>
          <table:table-cell office:value-type="float" office:value="19607" calcext:value-type="float">
            <text:p>19607</text:p>
          </table:table-cell>
          <table:table-cell/>
          <table:table-cell office:value-type="float" office:value="19848" calcext:value-type="float">
            <text:p>19848</text:p>
          </table:table-cell>
        </table:table-row>
        <table:table-row table:style-name="ro1">
          <table:table-cell/>
          <table:table-cell office:value-type="float" office:value="21470" calcext:value-type="float">
            <text:p>21470</text:p>
          </table:table-cell>
          <table:table-cell/>
          <table:table-cell office:value-type="float" office:value="19167" calcext:value-type="float">
            <text:p>19167</text:p>
          </table:table-cell>
        </table:table-row>
        <table:table-row table:style-name="ro1">
          <table:table-cell/>
          <table:table-cell office:value-type="float" office:value="23371" calcext:value-type="float">
            <text:p>23371</text:p>
          </table:table-cell>
          <table:table-cell/>
          <table:table-cell office:value-type="float" office:value="18406" calcext:value-type="float">
            <text:p>18406</text:p>
          </table:table-cell>
        </table:table-row>
        <table:table-row table:style-name="ro1">
          <table:table-cell/>
          <table:table-cell office:value-type="float" office:value="21601" calcext:value-type="float">
            <text:p>21601</text:p>
          </table:table-cell>
          <table:table-cell/>
          <table:table-cell office:value-type="float" office:value="19708" calcext:value-type="float">
            <text:p>19708</text:p>
          </table:table-cell>
        </table:table-row>
        <table:table-row table:style-name="ro1">
          <table:table-cell/>
          <table:table-cell office:value-type="float" office:value="20527" calcext:value-type="float">
            <text:p>20527</text:p>
          </table:table-cell>
          <table:table-cell/>
          <table:table-cell office:value-type="float" office:value="19812" calcext:value-type="float">
            <text:p>19812</text:p>
          </table:table-cell>
        </table:table-row>
        <table:table-row table:style-name="ro1">
          <table:table-cell/>
          <table:table-cell office:value-type="float" office:value="19875" calcext:value-type="float">
            <text:p>19875</text:p>
          </table:table-cell>
          <table:table-cell/>
          <table:table-cell office:value-type="float" office:value="20170" calcext:value-type="float">
            <text:p>20170</text:p>
          </table:table-cell>
        </table:table-row>
        <table:table-row table:style-name="ro1">
          <table:table-cell/>
          <table:table-cell office:value-type="float" office:value="21003" calcext:value-type="float">
            <text:p>21003</text:p>
          </table:table-cell>
          <table:table-cell/>
          <table:table-cell office:value-type="float" office:value="21414" calcext:value-type="float">
            <text:p>21414</text:p>
          </table:table-cell>
        </table:table-row>
        <table:table-row table:style-name="ro1">
          <table:table-cell/>
          <table:table-cell office:value-type="float" office:value="19640" calcext:value-type="float">
            <text:p>19640</text:p>
          </table:table-cell>
          <table:table-cell/>
          <table:table-cell office:value-type="float" office:value="20512" calcext:value-type="float">
            <text:p>20512</text:p>
          </table:table-cell>
        </table:table-row>
        <table:table-row table:style-name="ro1">
          <table:table-cell/>
          <table:table-cell office:value-type="float" office:value="19697" calcext:value-type="float">
            <text:p>19697</text:p>
          </table:table-cell>
          <table:table-cell/>
          <table:table-cell office:value-type="float" office:value="19662" calcext:value-type="float">
            <text:p>19662</text:p>
          </table:table-cell>
        </table:table-row>
        <table:table-row table:style-name="ro1">
          <table:table-cell/>
          <table:table-cell office:value-type="float" office:value="21741" calcext:value-type="float">
            <text:p>21741</text:p>
          </table:table-cell>
          <table:table-cell/>
          <table:table-cell office:value-type="float" office:value="19978" calcext:value-type="float">
            <text:p>19978</text:p>
          </table:table-cell>
        </table:table-row>
        <table:table-row table:style-name="ro1">
          <table:table-cell/>
          <table:table-cell office:value-type="float" office:value="20206" calcext:value-type="float">
            <text:p>20206</text:p>
          </table:table-cell>
          <table:table-cell/>
          <table:table-cell office:value-type="float" office:value="20884" calcext:value-type="float">
            <text:p>20884</text:p>
          </table:table-cell>
        </table:table-row>
        <table:table-row table:style-name="ro1">
          <table:table-cell/>
          <table:table-cell office:value-type="float" office:value="20949" calcext:value-type="float">
            <text:p>20949</text:p>
          </table:table-cell>
          <table:table-cell/>
          <table:table-cell office:value-type="float" office:value="21114" calcext:value-type="float">
            <text:p>21114</text:p>
          </table:table-cell>
        </table:table-row>
        <table:table-row table:style-name="ro1">
          <table:table-cell/>
          <table:table-cell office:value-type="float" office:value="22325" calcext:value-type="float">
            <text:p>22325</text:p>
          </table:table-cell>
          <table:table-cell/>
          <table:table-cell office:value-type="float" office:value="18903" calcext:value-type="float">
            <text:p>18903</text:p>
          </table:table-cell>
        </table:table-row>
        <table:table-row table:style-name="ro1">
          <table:table-cell/>
          <table:table-cell office:value-type="float" office:value="20042" calcext:value-type="float">
            <text:p>20042</text:p>
          </table:table-cell>
          <table:table-cell/>
          <table:table-cell office:value-type="float" office:value="20147" calcext:value-type="float">
            <text:p>20147</text:p>
          </table:table-cell>
        </table:table-row>
        <table:table-row table:style-name="ro1">
          <table:table-cell/>
          <table:table-cell office:value-type="float" office:value="20159" calcext:value-type="float">
            <text:p>20159</text:p>
          </table:table-cell>
          <table:table-cell/>
          <table:table-cell office:value-type="float" office:value="20260" calcext:value-type="float">
            <text:p>20260</text:p>
          </table:table-cell>
        </table:table-row>
        <table:table-row table:style-name="ro1">
          <table:table-cell/>
          <table:table-cell office:value-type="float" office:value="22013" calcext:value-type="float">
            <text:p>22013</text:p>
          </table:table-cell>
          <table:table-cell/>
          <table:table-cell office:value-type="float" office:value="19565" calcext:value-type="float">
            <text:p>19565</text:p>
          </table:table-cell>
        </table:table-row>
        <table:table-row table:style-name="ro1">
          <table:table-cell/>
          <table:table-cell office:value-type="float" office:value="21077" calcext:value-type="float">
            <text:p>21077</text:p>
          </table:table-cell>
          <table:table-cell/>
          <table:table-cell office:value-type="float" office:value="21622" calcext:value-type="float">
            <text:p>21622</text:p>
          </table:table-cell>
        </table:table-row>
        <table:table-row table:style-name="ro1">
          <table:table-cell/>
          <table:table-cell office:value-type="float" office:value="20500" calcext:value-type="float">
            <text:p>20500</text:p>
          </table:table-cell>
          <table:table-cell/>
          <table:table-cell office:value-type="float" office:value="20749" calcext:value-type="float">
            <text:p>20749</text:p>
          </table:table-cell>
        </table:table-row>
        <table:table-row table:style-name="ro1">
          <table:table-cell/>
          <table:table-cell office:value-type="float" office:value="19321" calcext:value-type="float">
            <text:p>19321</text:p>
          </table:table-cell>
          <table:table-cell/>
          <table:table-cell office:value-type="float" office:value="19343" calcext:value-type="float">
            <text:p>19343</text:p>
          </table:table-cell>
        </table:table-row>
        <table:table-row table:style-name="ro1">
          <table:table-cell/>
          <table:table-cell office:value-type="float" office:value="19951" calcext:value-type="float">
            <text:p>19951</text:p>
          </table:table-cell>
          <table:table-cell/>
          <table:table-cell office:value-type="float" office:value="22040" calcext:value-type="float">
            <text:p>22040</text:p>
          </table:table-cell>
        </table:table-row>
        <table:table-row table:style-name="ro1">
          <table:table-cell/>
          <table:table-cell office:value-type="float" office:value="22919" calcext:value-type="float">
            <text:p>22919</text:p>
          </table:table-cell>
          <table:table-cell/>
          <table:table-cell office:value-type="float" office:value="21068" calcext:value-type="float">
            <text:p>21068</text:p>
          </table:table-cell>
        </table:table-row>
        <table:table-row table:style-name="ro1">
          <table:table-cell/>
          <table:table-cell office:value-type="float" office:value="22210" calcext:value-type="float">
            <text:p>22210</text:p>
          </table:table-cell>
          <table:table-cell/>
          <table:table-cell office:value-type="float" office:value="20284" calcext:value-type="float">
            <text:p>20284</text:p>
          </table:table-cell>
        </table:table-row>
        <table:table-row table:style-name="ro1">
          <table:table-cell/>
          <table:table-cell office:value-type="float" office:value="22001" calcext:value-type="float">
            <text:p>22001</text:p>
          </table:table-cell>
          <table:table-cell/>
          <table:table-cell office:value-type="float" office:value="21863" calcext:value-type="float">
            <text:p>21863</text:p>
          </table:table-cell>
        </table:table-row>
        <table:table-row table:style-name="ro1">
          <table:table-cell/>
          <table:table-cell office:value-type="float" office:value="19876" calcext:value-type="float">
            <text:p>19876</text:p>
          </table:table-cell>
          <table:table-cell/>
          <table:table-cell office:value-type="float" office:value="20488" calcext:value-type="float">
            <text:p>20488</text:p>
          </table:table-cell>
        </table:table-row>
        <table:table-row table:style-name="ro1">
          <table:table-cell/>
          <table:table-cell office:value-type="float" office:value="21591" calcext:value-type="float">
            <text:p>21591</text:p>
          </table:table-cell>
          <table:table-cell/>
          <table:table-cell office:value-type="float" office:value="19443" calcext:value-type="float">
            <text:p>19443</text:p>
          </table:table-cell>
        </table:table-row>
        <table:table-row table:style-name="ro1">
          <table:table-cell/>
          <table:table-cell office:value-type="float" office:value="21795" calcext:value-type="float">
            <text:p>21795</text:p>
          </table:table-cell>
          <table:table-cell/>
          <table:table-cell office:value-type="float" office:value="20802" calcext:value-type="float">
            <text:p>20802</text:p>
          </table:table-cell>
        </table:table-row>
        <table:table-row table:style-name="ro1">
          <table:table-cell/>
          <table:table-cell office:value-type="float" office:value="20499" calcext:value-type="float">
            <text:p>20499</text:p>
          </table:table-cell>
          <table:table-cell/>
          <table:table-cell office:value-type="float" office:value="20134" calcext:value-type="float">
            <text:p>20134</text:p>
          </table:table-cell>
        </table:table-row>
        <table:table-row table:style-name="ro1">
          <table:table-cell/>
          <table:table-cell office:value-type="float" office:value="19983" calcext:value-type="float">
            <text:p>19983</text:p>
          </table:table-cell>
          <table:table-cell/>
          <table:table-cell office:value-type="float" office:value="19641" calcext:value-type="float">
            <text:p>19641</text:p>
          </table:table-cell>
        </table:table-row>
        <table:table-row table:style-name="ro1">
          <table:table-cell/>
          <table:table-cell office:value-type="float" office:value="18286" calcext:value-type="float">
            <text:p>18286</text:p>
          </table:table-cell>
          <table:table-cell/>
          <table:table-cell office:value-type="float" office:value="19608" calcext:value-type="float">
            <text:p>19608</text:p>
          </table:table-cell>
        </table:table-row>
        <table:table-row table:style-name="ro1">
          <table:table-cell/>
          <table:table-cell office:value-type="float" office:value="22903" calcext:value-type="float">
            <text:p>22903</text:p>
          </table:table-cell>
          <table:table-cell/>
          <table:table-cell office:value-type="float" office:value="21248" calcext:value-type="float">
            <text:p>21248</text:p>
          </table:table-cell>
        </table:table-row>
        <table:table-row table:style-name="ro1">
          <table:table-cell/>
          <table:table-cell office:value-type="float" office:value="21716" calcext:value-type="float">
            <text:p>21716</text:p>
          </table:table-cell>
          <table:table-cell/>
          <table:table-cell office:value-type="float" office:value="20277" calcext:value-type="float">
            <text:p>20277</text:p>
          </table:table-cell>
        </table:table-row>
        <table:table-row table:style-name="ro1">
          <table:table-cell/>
          <table:table-cell office:value-type="float" office:value="19715" calcext:value-type="float">
            <text:p>19715</text:p>
          </table:table-cell>
          <table:table-cell/>
          <table:table-cell office:value-type="float" office:value="18498" calcext:value-type="float">
            <text:p>18498</text:p>
          </table:table-cell>
        </table:table-row>
        <table:table-row table:style-name="ro1">
          <table:table-cell/>
          <table:table-cell office:value-type="float" office:value="19617" calcext:value-type="float">
            <text:p>19617</text:p>
          </table:table-cell>
          <table:table-cell/>
          <table:table-cell office:value-type="float" office:value="20024" calcext:value-type="float">
            <text:p>20024</text:p>
          </table:table-cell>
        </table:table-row>
        <table:table-row table:style-name="ro1">
          <table:table-cell/>
          <table:table-cell office:value-type="float" office:value="20141" calcext:value-type="float">
            <text:p>20141</text:p>
          </table:table-cell>
          <table:table-cell/>
          <table:table-cell office:value-type="float" office:value="20974" calcext:value-type="float">
            <text:p>20974</text:p>
          </table:table-cell>
        </table:table-row>
        <table:table-row table:style-name="ro1">
          <table:table-cell/>
          <table:table-cell office:value-type="float" office:value="19060" calcext:value-type="float">
            <text:p>19060</text:p>
          </table:table-cell>
          <table:table-cell/>
          <table:table-cell office:value-type="float" office:value="19630" calcext:value-type="float">
            <text:p>19630</text:p>
          </table:table-cell>
        </table:table-row>
        <table:table-row table:style-name="ro1">
          <table:table-cell/>
          <table:table-cell office:value-type="float" office:value="19517" calcext:value-type="float">
            <text:p>19517</text:p>
          </table:table-cell>
          <table:table-cell/>
          <table:table-cell office:value-type="float" office:value="20553" calcext:value-type="float">
            <text:p>20553</text:p>
          </table:table-cell>
        </table:table-row>
        <table:table-row table:style-name="ro1">
          <table:table-cell/>
          <table:table-cell office:value-type="float" office:value="20769" calcext:value-type="float">
            <text:p>20769</text:p>
          </table:table-cell>
          <table:table-cell/>
          <table:table-cell office:value-type="float" office:value="19948" calcext:value-type="float">
            <text:p>19948</text:p>
          </table:table-cell>
        </table:table-row>
        <table:table-row table:style-name="ro1">
          <table:table-cell/>
          <table:table-cell office:value-type="float" office:value="20304" calcext:value-type="float">
            <text:p>20304</text:p>
          </table:table-cell>
          <table:table-cell/>
          <table:table-cell office:value-type="float" office:value="20588" calcext:value-type="float">
            <text:p>20588</text:p>
          </table:table-cell>
        </table:table-row>
        <table:table-row table:style-name="ro1">
          <table:table-cell/>
          <table:table-cell office:value-type="float" office:value="21605" calcext:value-type="float">
            <text:p>21605</text:p>
          </table:table-cell>
          <table:table-cell/>
          <table:table-cell office:value-type="float" office:value="20672" calcext:value-type="float">
            <text:p>20672</text:p>
          </table:table-cell>
        </table:table-row>
        <table:table-row table:style-name="ro1">
          <table:table-cell/>
          <table:table-cell office:value-type="float" office:value="21117" calcext:value-type="float">
            <text:p>21117</text:p>
          </table:table-cell>
          <table:table-cell/>
          <table:table-cell office:value-type="float" office:value="21040" calcext:value-type="float">
            <text:p>21040</text:p>
          </table:table-cell>
        </table:table-row>
        <table:table-row table:style-name="ro1">
          <table:table-cell/>
          <table:table-cell office:value-type="float" office:value="19245" calcext:value-type="float">
            <text:p>19245</text:p>
          </table:table-cell>
          <table:table-cell/>
          <table:table-cell office:value-type="float" office:value="19542" calcext:value-type="float">
            <text:p>19542</text:p>
          </table:table-cell>
        </table:table-row>
        <table:table-row table:style-name="ro1">
          <table:table-cell/>
          <table:table-cell office:value-type="float" office:value="20353" calcext:value-type="float">
            <text:p>20353</text:p>
          </table:table-cell>
          <table:table-cell/>
          <table:table-cell office:value-type="float" office:value="21335" calcext:value-type="float">
            <text:p>21335</text:p>
          </table:table-cell>
        </table:table-row>
        <table:table-row table:style-name="ro1">
          <table:table-cell/>
          <table:table-cell office:value-type="float" office:value="20081" calcext:value-type="float">
            <text:p>20081</text:p>
          </table:table-cell>
          <table:table-cell/>
          <table:table-cell office:value-type="float" office:value="21217" calcext:value-type="float">
            <text:p>21217</text:p>
          </table:table-cell>
        </table:table-row>
        <table:table-row table:style-name="ro1">
          <table:table-cell/>
          <table:table-cell office:value-type="float" office:value="21952" calcext:value-type="float">
            <text:p>21952</text:p>
          </table:table-cell>
          <table:table-cell/>
          <table:table-cell office:value-type="float" office:value="19177" calcext:value-type="float">
            <text:p>19177</text:p>
          </table:table-cell>
        </table:table-row>
        <table:table-row table:style-name="ro1">
          <table:table-cell/>
          <table:table-cell office:value-type="float" office:value="18811" calcext:value-type="float">
            <text:p>18811</text:p>
          </table:table-cell>
          <table:table-cell/>
          <table:table-cell office:value-type="float" office:value="21323" calcext:value-type="float">
            <text:p>21323</text:p>
          </table:table-cell>
        </table:table-row>
        <table:table-row table:style-name="ro1">
          <table:table-cell/>
          <table:table-cell office:value-type="float" office:value="18886" calcext:value-type="float">
            <text:p>18886</text:p>
          </table:table-cell>
          <table:table-cell/>
          <table:table-cell office:value-type="float" office:value="20867" calcext:value-type="float">
            <text:p>20867</text:p>
          </table:table-cell>
        </table:table-row>
        <table:table-row table:style-name="ro1">
          <table:table-cell/>
          <table:table-cell office:value-type="float" office:value="20902" calcext:value-type="float">
            <text:p>20902</text:p>
          </table:table-cell>
          <table:table-cell/>
          <table:table-cell office:value-type="float" office:value="18872" calcext:value-type="float">
            <text:p>18872</text:p>
          </table:table-cell>
        </table:table-row>
        <table:table-row table:style-name="ro1">
          <table:table-cell/>
          <table:table-cell office:value-type="float" office:value="19715" calcext:value-type="float">
            <text:p>19715</text:p>
          </table:table-cell>
          <table:table-cell/>
          <table:table-cell office:value-type="float" office:value="22146" calcext:value-type="float">
            <text:p>22146</text:p>
          </table:table-cell>
        </table:table-row>
        <table:table-row table:style-name="ro1">
          <table:table-cell/>
          <table:table-cell office:value-type="float" office:value="22186" calcext:value-type="float">
            <text:p>22186</text:p>
          </table:table-cell>
          <table:table-cell/>
          <table:table-cell office:value-type="float" office:value="19105" calcext:value-type="float">
            <text:p>19105</text:p>
          </table:table-cell>
        </table:table-row>
        <table:table-row table:style-name="ro1">
          <table:table-cell/>
          <table:table-cell office:value-type="float" office:value="20823" calcext:value-type="float">
            <text:p>20823</text:p>
          </table:table-cell>
          <table:table-cell/>
          <table:table-cell office:value-type="float" office:value="20145" calcext:value-type="float">
            <text:p>20145</text:p>
          </table:table-cell>
        </table:table-row>
        <table:table-row table:style-name="ro1">
          <table:table-cell/>
          <table:table-cell office:value-type="float" office:value="20171" calcext:value-type="float">
            <text:p>20171</text:p>
          </table:table-cell>
          <table:table-cell/>
          <table:table-cell office:value-type="float" office:value="19813" calcext:value-type="float">
            <text:p>19813</text:p>
          </table:table-cell>
        </table:table-row>
        <table:table-row table:style-name="ro1">
          <table:table-cell/>
          <table:table-cell office:value-type="float" office:value="18588" calcext:value-type="float">
            <text:p>18588</text:p>
          </table:table-cell>
          <table:table-cell/>
          <table:table-cell office:value-type="float" office:value="20378" calcext:value-type="float">
            <text:p>20378</text:p>
          </table:table-cell>
        </table:table-row>
        <table:table-row table:style-name="ro1">
          <table:table-cell/>
          <table:table-cell office:value-type="float" office:value="22962" calcext:value-type="float">
            <text:p>22962</text:p>
          </table:table-cell>
          <table:table-cell/>
          <table:table-cell office:value-type="float" office:value="19811" calcext:value-type="float">
            <text:p>19811</text:p>
          </table:table-cell>
        </table:table-row>
        <table:table-row table:style-name="ro1">
          <table:table-cell/>
          <table:table-cell office:value-type="float" office:value="22336" calcext:value-type="float">
            <text:p>22336</text:p>
          </table:table-cell>
          <table:table-cell/>
          <table:table-cell office:value-type="float" office:value="19142" calcext:value-type="float">
            <text:p>19142</text:p>
          </table:table-cell>
        </table:table-row>
        <table:table-row table:style-name="ro1">
          <table:table-cell/>
          <table:table-cell office:value-type="float" office:value="20135" calcext:value-type="float">
            <text:p>20135</text:p>
          </table:table-cell>
          <table:table-cell/>
          <table:table-cell office:value-type="float" office:value="20399" calcext:value-type="float">
            <text:p>20399</text:p>
          </table:table-cell>
        </table:table-row>
        <table:table-row table:style-name="ro1">
          <table:table-cell/>
          <table:table-cell office:value-type="float" office:value="20115" calcext:value-type="float">
            <text:p>20115</text:p>
          </table:table-cell>
          <table:table-cell/>
          <table:table-cell office:value-type="float" office:value="19949" calcext:value-type="float">
            <text:p>19949</text:p>
          </table:table-cell>
        </table:table-row>
        <table:table-row table:style-name="ro1">
          <table:table-cell/>
          <table:table-cell office:value-type="float" office:value="23836" calcext:value-type="float">
            <text:p>23836</text:p>
          </table:table-cell>
          <table:table-cell/>
          <table:table-cell office:value-type="float" office:value="19862" calcext:value-type="float">
            <text:p>19862</text:p>
          </table:table-cell>
        </table:table-row>
        <table:table-row table:style-name="ro1">
          <table:table-cell/>
          <table:table-cell office:value-type="float" office:value="21203" calcext:value-type="float">
            <text:p>21203</text:p>
          </table:table-cell>
          <table:table-cell/>
          <table:table-cell office:value-type="float" office:value="21081" calcext:value-type="float">
            <text:p>21081</text:p>
          </table:table-cell>
        </table:table-row>
        <table:table-row table:style-name="ro1">
          <table:table-cell/>
          <table:table-cell office:value-type="float" office:value="18681" calcext:value-type="float">
            <text:p>18681</text:p>
          </table:table-cell>
          <table:table-cell/>
          <table:table-cell office:value-type="float" office:value="20318" calcext:value-type="float">
            <text:p>20318</text:p>
          </table:table-cell>
        </table:table-row>
        <table:table-row table:style-name="ro1">
          <table:table-cell/>
          <table:table-cell office:value-type="float" office:value="20827" calcext:value-type="float">
            <text:p>20827</text:p>
          </table:table-cell>
          <table:table-cell/>
          <table:table-cell office:value-type="float" office:value="19762" calcext:value-type="float">
            <text:p>19762</text:p>
          </table:table-cell>
        </table:table-row>
        <table:table-row table:style-name="ro1">
          <table:table-cell/>
          <table:table-cell office:value-type="float" office:value="22156" calcext:value-type="float">
            <text:p>22156</text:p>
          </table:table-cell>
          <table:table-cell/>
          <table:table-cell office:value-type="float" office:value="20516" calcext:value-type="float">
            <text:p>20516</text:p>
          </table:table-cell>
        </table:table-row>
        <table:table-row table:style-name="ro1">
          <table:table-cell/>
          <table:table-cell office:value-type="float" office:value="21861" calcext:value-type="float">
            <text:p>21861</text:p>
          </table:table-cell>
          <table:table-cell/>
          <table:table-cell office:value-type="float" office:value="20411" calcext:value-type="float">
            <text:p>20411</text:p>
          </table:table-cell>
        </table:table-row>
        <table:table-row table:style-name="ro1">
          <table:table-cell/>
          <table:table-cell office:value-type="float" office:value="21659" calcext:value-type="float">
            <text:p>21659</text:p>
          </table:table-cell>
          <table:table-cell/>
          <table:table-cell office:value-type="float" office:value="20149" calcext:value-type="float">
            <text:p>20149</text:p>
          </table:table-cell>
        </table:table-row>
        <table:table-row table:style-name="ro1">
          <table:table-cell/>
          <table:table-cell office:value-type="float" office:value="21585" calcext:value-type="float">
            <text:p>21585</text:p>
          </table:table-cell>
          <table:table-cell/>
          <table:table-cell office:value-type="float" office:value="18529" calcext:value-type="float">
            <text:p>18529</text:p>
          </table:table-cell>
        </table:table-row>
        <table:table-row table:style-name="ro1">
          <table:table-cell/>
          <table:table-cell office:value-type="float" office:value="20877" calcext:value-type="float">
            <text:p>20877</text:p>
          </table:table-cell>
          <table:table-cell/>
          <table:table-cell office:value-type="float" office:value="19478" calcext:value-type="float">
            <text:p>19478</text:p>
          </table:table-cell>
        </table:table-row>
        <table:table-row table:style-name="ro1">
          <table:table-cell/>
          <table:table-cell office:value-type="float" office:value="21543" calcext:value-type="float">
            <text:p>21543</text:p>
          </table:table-cell>
          <table:table-cell/>
          <table:table-cell office:value-type="float" office:value="19019" calcext:value-type="float">
            <text:p>19019</text:p>
          </table:table-cell>
        </table:table-row>
        <table:table-row table:style-name="ro1">
          <table:table-cell/>
          <table:table-cell office:value-type="float" office:value="25682" calcext:value-type="float">
            <text:p>25682</text:p>
          </table:table-cell>
          <table:table-cell/>
          <table:table-cell office:value-type="float" office:value="19719" calcext:value-type="float">
            <text:p>19719</text:p>
          </table:table-cell>
        </table:table-row>
        <table:table-row table:style-name="ro1">
          <table:table-cell/>
          <table:table-cell office:value-type="float" office:value="21132" calcext:value-type="float">
            <text:p>21132</text:p>
          </table:table-cell>
          <table:table-cell/>
          <table:table-cell office:value-type="float" office:value="19855" calcext:value-type="float">
            <text:p>19855</text:p>
          </table:table-cell>
        </table:table-row>
        <table:table-row table:style-name="ro1">
          <table:table-cell/>
          <table:table-cell office:value-type="float" office:value="24486" calcext:value-type="float">
            <text:p>24486</text:p>
          </table:table-cell>
          <table:table-cell/>
          <table:table-cell office:value-type="float" office:value="20079" calcext:value-type="float">
            <text:p>20079</text:p>
          </table:table-cell>
        </table:table-row>
        <table:table-row table:style-name="ro1">
          <table:table-cell/>
          <table:table-cell office:value-type="float" office:value="24632" calcext:value-type="float">
            <text:p>24632</text:p>
          </table:table-cell>
          <table:table-cell/>
          <table:table-cell office:value-type="float" office:value="20149" calcext:value-type="float">
            <text:p>20149</text:p>
          </table:table-cell>
        </table:table-row>
        <table:table-row table:style-name="ro1">
          <table:table-cell/>
          <table:table-cell office:value-type="float" office:value="20965" calcext:value-type="float">
            <text:p>20965</text:p>
          </table:table-cell>
          <table:table-cell/>
          <table:table-cell office:value-type="float" office:value="19380" calcext:value-type="float">
            <text:p>19380</text:p>
          </table:table-cell>
        </table:table-row>
        <table:table-row table:style-name="ro1">
          <table:table-cell/>
          <table:table-cell office:value-type="float" office:value="20895" calcext:value-type="float">
            <text:p>20895</text:p>
          </table:table-cell>
          <table:table-cell/>
          <table:table-cell office:value-type="float" office:value="19940" calcext:value-type="float">
            <text:p>19940</text:p>
          </table:table-cell>
        </table:table-row>
        <table:table-row table:style-name="ro1">
          <table:table-cell/>
          <table:table-cell office:value-type="float" office:value="19952" calcext:value-type="float">
            <text:p>19952</text:p>
          </table:table-cell>
          <table:table-cell/>
          <table:table-cell office:value-type="float" office:value="20064" calcext:value-type="float">
            <text:p>20064</text:p>
          </table:table-cell>
        </table:table-row>
        <table:table-row table:style-name="ro1">
          <table:table-cell/>
          <table:table-cell office:value-type="float" office:value="19819" calcext:value-type="float">
            <text:p>19819</text:p>
          </table:table-cell>
          <table:table-cell/>
          <table:table-cell office:value-type="float" office:value="19787" calcext:value-type="float">
            <text:p>19787</text:p>
          </table:table-cell>
        </table:table-row>
        <table:table-row table:style-name="ro1">
          <table:table-cell/>
          <table:table-cell office:value-type="float" office:value="21452" calcext:value-type="float">
            <text:p>21452</text:p>
          </table:table-cell>
          <table:table-cell/>
          <table:table-cell office:value-type="float" office:value="19605" calcext:value-type="float">
            <text:p>19605</text:p>
          </table:table-cell>
        </table:table-row>
        <table:table-row table:style-name="ro1">
          <table:table-cell/>
          <table:table-cell office:value-type="float" office:value="22408" calcext:value-type="float">
            <text:p>22408</text:p>
          </table:table-cell>
          <table:table-cell/>
          <table:table-cell office:value-type="float" office:value="20692" calcext:value-type="float">
            <text:p>20692</text:p>
          </table:table-cell>
        </table:table-row>
        <table:table-row table:style-name="ro1">
          <table:table-cell/>
          <table:table-cell office:value-type="float" office:value="20467" calcext:value-type="float">
            <text:p>20467</text:p>
          </table:table-cell>
          <table:table-cell/>
          <table:table-cell office:value-type="float" office:value="19816" calcext:value-type="float">
            <text:p>19816</text:p>
          </table:table-cell>
        </table:table-row>
        <table:table-row table:style-name="ro1">
          <table:table-cell/>
          <table:table-cell office:value-type="float" office:value="19213" calcext:value-type="float">
            <text:p>19213</text:p>
          </table:table-cell>
          <table:table-cell/>
          <table:table-cell office:value-type="float" office:value="18896" calcext:value-type="float">
            <text:p>18896</text:p>
          </table:table-cell>
        </table:table-row>
        <table:table-row table:style-name="ro1">
          <table:table-cell/>
          <table:table-cell office:value-type="float" office:value="20628" calcext:value-type="float">
            <text:p>20628</text:p>
          </table:table-cell>
          <table:table-cell/>
          <table:table-cell office:value-type="float" office:value="19280" calcext:value-type="float">
            <text:p>19280</text:p>
          </table:table-cell>
        </table:table-row>
        <table:table-row table:style-name="ro1">
          <table:table-cell/>
          <table:table-cell office:value-type="float" office:value="20483" calcext:value-type="float">
            <text:p>20483</text:p>
          </table:table-cell>
          <table:table-cell/>
          <table:table-cell office:value-type="float" office:value="19766" calcext:value-type="float">
            <text:p>19766</text:p>
          </table:table-cell>
        </table:table-row>
        <table:table-row table:style-name="ro1">
          <table:table-cell/>
          <table:table-cell office:value-type="float" office:value="20252" calcext:value-type="float">
            <text:p>20252</text:p>
          </table:table-cell>
          <table:table-cell/>
          <table:table-cell office:value-type="float" office:value="20079" calcext:value-type="float">
            <text:p>20079</text:p>
          </table:table-cell>
        </table:table-row>
        <table:table-row table:style-name="ro1">
          <table:table-cell/>
          <table:table-cell office:value-type="float" office:value="20559" calcext:value-type="float">
            <text:p>20559</text:p>
          </table:table-cell>
          <table:table-cell/>
          <table:table-cell office:value-type="float" office:value="19354" calcext:value-type="float">
            <text:p>19354</text:p>
          </table:table-cell>
        </table:table-row>
        <table:table-row table:style-name="ro1">
          <table:table-cell/>
          <table:table-cell office:value-type="float" office:value="20673" calcext:value-type="float">
            <text:p>20673</text:p>
          </table:table-cell>
          <table:table-cell/>
          <table:table-cell office:value-type="float" office:value="19782" calcext:value-type="float">
            <text:p>19782</text:p>
          </table:table-cell>
        </table:table-row>
        <table:table-row table:style-name="ro1">
          <table:table-cell/>
          <table:table-cell office:value-type="float" office:value="20912" calcext:value-type="float">
            <text:p>20912</text:p>
          </table:table-cell>
          <table:table-cell/>
          <table:table-cell office:value-type="float" office:value="19722" calcext:value-type="float">
            <text:p>19722</text:p>
          </table:table-cell>
        </table:table-row>
        <table:table-row table:style-name="ro1">
          <table:table-cell/>
          <table:table-cell office:value-type="float" office:value="18644" calcext:value-type="float">
            <text:p>18644</text:p>
          </table:table-cell>
          <table:table-cell/>
          <table:table-cell office:value-type="float" office:value="19870" calcext:value-type="float">
            <text:p>19870</text:p>
          </table:table-cell>
        </table:table-row>
        <table:table-row table:style-name="ro1">
          <table:table-cell/>
          <table:table-cell office:value-type="float" office:value="20632" calcext:value-type="float">
            <text:p>20632</text:p>
          </table:table-cell>
          <table:table-cell/>
          <table:table-cell office:value-type="float" office:value="22218" calcext:value-type="float">
            <text:p>22218</text:p>
          </table:table-cell>
        </table:table-row>
        <table:table-row table:style-name="ro1">
          <table:table-cell/>
          <table:table-cell office:value-type="float" office:value="19773" calcext:value-type="float">
            <text:p>19773</text:p>
          </table:table-cell>
          <table:table-cell/>
          <table:table-cell office:value-type="float" office:value="19241" calcext:value-type="float">
            <text:p>19241</text:p>
          </table:table-cell>
        </table:table-row>
        <table:table-row table:style-name="ro1">
          <table:table-cell/>
          <table:table-cell office:value-type="float" office:value="19941" calcext:value-type="float">
            <text:p>19941</text:p>
          </table:table-cell>
          <table:table-cell/>
          <table:table-cell office:value-type="float" office:value="19490" calcext:value-type="float">
            <text:p>19490</text:p>
          </table:table-cell>
        </table:table-row>
        <table:table-row table:style-name="ro1">
          <table:table-cell/>
          <table:table-cell office:value-type="float" office:value="22149" calcext:value-type="float">
            <text:p>22149</text:p>
          </table:table-cell>
          <table:table-cell/>
          <table:table-cell office:value-type="float" office:value="19260" calcext:value-type="float">
            <text:p>19260</text:p>
          </table:table-cell>
        </table:table-row>
        <table:table-row table:style-name="ro1">
          <table:table-cell/>
          <table:table-cell office:value-type="float" office:value="21200" calcext:value-type="float">
            <text:p>21200</text:p>
          </table:table-cell>
          <table:table-cell/>
          <table:table-cell office:value-type="float" office:value="19343" calcext:value-type="float">
            <text:p>19343</text:p>
          </table:table-cell>
        </table:table-row>
        <table:table-row table:style-name="ro1">
          <table:table-cell/>
          <table:table-cell office:value-type="float" office:value="20095" calcext:value-type="float">
            <text:p>20095</text:p>
          </table:table-cell>
          <table:table-cell/>
          <table:table-cell office:value-type="float" office:value="20590" calcext:value-type="float">
            <text:p>20590</text:p>
          </table:table-cell>
        </table:table-row>
        <table:table-row table:style-name="ro1">
          <table:table-cell/>
          <table:table-cell office:value-type="float" office:value="19465" calcext:value-type="float">
            <text:p>19465</text:p>
          </table:table-cell>
          <table:table-cell/>
          <table:table-cell office:value-type="float" office:value="19798" calcext:value-type="float">
            <text:p>19798</text:p>
          </table:table-cell>
        </table:table-row>
        <table:table-row table:style-name="ro1">
          <table:table-cell/>
          <table:table-cell office:value-type="float" office:value="21099" calcext:value-type="float">
            <text:p>21099</text:p>
          </table:table-cell>
          <table:table-cell/>
          <table:table-cell office:value-type="float" office:value="20051" calcext:value-type="float">
            <text:p>20051</text:p>
          </table:table-cell>
        </table:table-row>
        <table:table-row table:style-name="ro1">
          <table:table-cell/>
          <table:table-cell office:value-type="float" office:value="18548" calcext:value-type="float">
            <text:p>18548</text:p>
          </table:table-cell>
          <table:table-cell/>
          <table:table-cell office:value-type="float" office:value="20529" calcext:value-type="float">
            <text:p>20529</text:p>
          </table:table-cell>
        </table:table-row>
        <table:table-row table:style-name="ro1">
          <table:table-cell/>
          <table:table-cell office:value-type="float" office:value="19651" calcext:value-type="float">
            <text:p>19651</text:p>
          </table:table-cell>
          <table:table-cell/>
          <table:table-cell office:value-type="float" office:value="20593" calcext:value-type="float">
            <text:p>20593</text:p>
          </table:table-cell>
        </table:table-row>
        <table:table-row table:style-name="ro1">
          <table:table-cell/>
          <table:table-cell office:value-type="float" office:value="19282" calcext:value-type="float">
            <text:p>19282</text:p>
          </table:table-cell>
          <table:table-cell/>
          <table:table-cell office:value-type="float" office:value="19005" calcext:value-type="float">
            <text:p>19005</text:p>
          </table:table-cell>
        </table:table-row>
        <table:table-row table:style-name="ro1">
          <table:table-cell/>
          <table:table-cell office:value-type="float" office:value="17712" calcext:value-type="float">
            <text:p>17712</text:p>
          </table:table-cell>
          <table:table-cell/>
          <table:table-cell office:value-type="float" office:value="20379" calcext:value-type="float">
            <text:p>20379</text:p>
          </table:table-cell>
        </table:table-row>
        <table:table-row table:style-name="ro1">
          <table:table-cell/>
          <table:table-cell office:value-type="float" office:value="20656" calcext:value-type="float">
            <text:p>20656</text:p>
          </table:table-cell>
          <table:table-cell/>
          <table:table-cell office:value-type="float" office:value="19571" calcext:value-type="float">
            <text:p>19571</text:p>
          </table:table-cell>
        </table:table-row>
        <table:table-row table:style-name="ro1">
          <table:table-cell/>
          <table:table-cell office:value-type="float" office:value="18839" calcext:value-type="float">
            <text:p>18839</text:p>
          </table:table-cell>
          <table:table-cell/>
          <table:table-cell office:value-type="float" office:value="19614" calcext:value-type="float">
            <text:p>19614</text:p>
          </table:table-cell>
        </table:table-row>
        <table:table-row table:style-name="ro1">
          <table:table-cell/>
          <table:table-cell office:value-type="float" office:value="18116" calcext:value-type="float">
            <text:p>18116</text:p>
          </table:table-cell>
          <table:table-cell/>
          <table:table-cell office:value-type="float" office:value="20179" calcext:value-type="float">
            <text:p>20179</text:p>
          </table:table-cell>
        </table:table-row>
        <table:table-row table:style-name="ro1">
          <table:table-cell/>
          <table:table-cell office:value-type="float" office:value="18698" calcext:value-type="float">
            <text:p>18698</text:p>
          </table:table-cell>
          <table:table-cell/>
          <table:table-cell office:value-type="float" office:value="20157" calcext:value-type="float">
            <text:p>20157</text:p>
          </table:table-cell>
        </table:table-row>
        <table:table-row table:style-name="ro1">
          <table:table-cell/>
          <table:table-cell office:value-type="float" office:value="20643" calcext:value-type="float">
            <text:p>20643</text:p>
          </table:table-cell>
          <table:table-cell/>
          <table:table-cell office:value-type="float" office:value="19789" calcext:value-type="float">
            <text:p>19789</text:p>
          </table:table-cell>
        </table:table-row>
        <table:table-row table:style-name="ro1">
          <table:table-cell/>
          <table:table-cell office:value-type="float" office:value="21135" calcext:value-type="float">
            <text:p>21135</text:p>
          </table:table-cell>
          <table:table-cell/>
          <table:table-cell office:value-type="float" office:value="21246" calcext:value-type="float">
            <text:p>21246</text:p>
          </table:table-cell>
        </table:table-row>
        <table:table-row table:style-name="ro1">
          <table:table-cell/>
          <table:table-cell office:value-type="float" office:value="20076" calcext:value-type="float">
            <text:p>20076</text:p>
          </table:table-cell>
          <table:table-cell/>
          <table:table-cell office:value-type="float" office:value="20632" calcext:value-type="float">
            <text:p>20632</text:p>
          </table:table-cell>
        </table:table-row>
        <table:table-row table:style-name="ro1">
          <table:table-cell/>
          <table:table-cell office:value-type="float" office:value="18632" calcext:value-type="float">
            <text:p>18632</text:p>
          </table:table-cell>
          <table:table-cell/>
          <table:table-cell office:value-type="float" office:value="20994" calcext:value-type="float">
            <text:p>20994</text:p>
          </table:table-cell>
        </table:table-row>
        <table:table-row table:style-name="ro1">
          <table:table-cell/>
          <table:table-cell office:value-type="float" office:value="19349" calcext:value-type="float">
            <text:p>19349</text:p>
          </table:table-cell>
          <table:table-cell/>
          <table:table-cell office:value-type="float" office:value="19067" calcext:value-type="float">
            <text:p>19067</text:p>
          </table:table-cell>
        </table:table-row>
        <table:table-row table:style-name="ro1">
          <table:table-cell/>
          <table:table-cell office:value-type="float" office:value="21675" calcext:value-type="float">
            <text:p>21675</text:p>
          </table:table-cell>
          <table:table-cell/>
          <table:table-cell office:value-type="float" office:value="21902" calcext:value-type="float">
            <text:p>21902</text:p>
          </table:table-cell>
        </table:table-row>
        <table:table-row table:style-name="ro1">
          <table:table-cell/>
          <table:table-cell office:value-type="float" office:value="21234" calcext:value-type="float">
            <text:p>21234</text:p>
          </table:table-cell>
          <table:table-cell/>
          <table:table-cell office:value-type="float" office:value="19712" calcext:value-type="float">
            <text:p>19712</text:p>
          </table:table-cell>
        </table:table-row>
        <table:table-row table:style-name="ro1">
          <table:table-cell/>
          <table:table-cell office:value-type="float" office:value="20862" calcext:value-type="float">
            <text:p>20862</text:p>
          </table:table-cell>
          <table:table-cell/>
          <table:table-cell office:value-type="float" office:value="18677" calcext:value-type="float">
            <text:p>18677</text:p>
          </table:table-cell>
        </table:table-row>
        <table:table-row table:style-name="ro1">
          <table:table-cell/>
          <table:table-cell office:value-type="float" office:value="18864" calcext:value-type="float">
            <text:p>18864</text:p>
          </table:table-cell>
          <table:table-cell/>
          <table:table-cell office:value-type="float" office:value="21116" calcext:value-type="float">
            <text:p>21116</text:p>
          </table:table-cell>
        </table:table-row>
        <table:table-row table:style-name="ro1">
          <table:table-cell/>
          <table:table-cell office:value-type="float" office:value="20975" calcext:value-type="float">
            <text:p>20975</text:p>
          </table:table-cell>
          <table:table-cell/>
          <table:table-cell office:value-type="float" office:value="20914" calcext:value-type="float">
            <text:p>209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1:38:40.466880416</meta:creation-date>
    <dc:date>2018-05-17T11:40:31.926939068</dc:date>
    <meta:editing-duration>PT1M52S</meta:editing-duration>
    <meta:editing-cycles>1</meta:editing-cycles>
    <meta:document-statistic meta:table-count="1" meta:cell-count="100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541cm" svg:height="8.994cm" xlink:href=".." xlink:type="simple" chart:class="chart:line" chart:style-name="ch1">
        <chart:legend chart:legend-position="end" svg:x="31.278cm" svg:y="4.198cm" style:legend-expansion="high" chart:style-name="ch2"/>
        <chart:plot-area chart:style-name="ch3" table:cell-range-address="Sheet1.B1:Sheet1.B500" svg:x="0.67cm" svg:y="0.179cm" svg:width="29.938cm" svg:height="8.636cm">
          <chartooo:coordinate-region svg:x="1.847cm" svg:y="0.3cm" svg:width="28.761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750">
                <text:p>35750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42">
                <text:p>19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536">
                <text:p>18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199">
                <text:p>15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008">
                <text:p>23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10">
                <text:p>110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951">
                <text:p>139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137">
                <text:p>141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485">
                <text:p>12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863">
                <text:p>138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07">
                <text:p>17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763">
                <text:p>10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936">
                <text:p>109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178">
                <text:p>141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313">
                <text:p>133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97">
                <text:p>121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675">
                <text:p>156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583">
                <text:p>155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66">
                <text:p>131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50">
                <text:p>125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260">
                <text:p>152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33">
                <text:p>198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398">
                <text:p>213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69">
                <text:p>119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079">
                <text:p>140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63">
                <text:p>75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271">
                <text:p>132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860">
                <text:p>168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159">
                <text:p>131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353">
                <text:p>173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989">
                <text:p>119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825">
                <text:p>118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630">
                <text:p>176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071">
                <text:p>110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491">
                <text:p>104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488">
                <text:p>124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760">
                <text:p>107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553">
                <text:p>155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140">
                <text:p>151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358">
                <text:p>153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328">
                <text:p>163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625">
                <text:p>15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204">
                <text:p>142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852">
                <text:p>198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034">
                <text:p>180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518">
                <text:p>245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731">
                <text:p>207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674">
                <text:p>186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929">
                <text:p>209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037">
                <text:p>190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893">
                <text:p>188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165">
                <text:p>221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676">
                <text:p>216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211">
                <text:p>202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927">
                <text:p>229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483">
                <text:p>244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09">
                <text:p>197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302">
                <text:p>203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162">
                <text:p>201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165">
                <text:p>201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530">
                <text:p>215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690">
                <text:p>2169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325">
                <text:p>203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119">
                <text:p>211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763">
                <text:p>207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024">
                <text:p>210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619">
                <text:p>216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669">
                <text:p>206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944">
                <text:p>189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298">
                <text:p>202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372">
                <text:p>193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777">
                <text:p>207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87">
                <text:p>199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92">
                <text:p>199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89">
                <text:p>200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120">
                <text:p>191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658">
                <text:p>196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770">
                <text:p>207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956">
                <text:p>199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140">
                <text:p>211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165">
                <text:p>221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707">
                <text:p>207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026">
                <text:p>170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282">
                <text:p>222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732">
                <text:p>207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478">
                <text:p>194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903">
                <text:p>209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494">
                <text:p>194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500">
                <text:p>215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301">
                <text:p>203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570">
                <text:p>195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352">
                <text:p>213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208">
                <text:p>242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104">
                <text:p>261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651">
                <text:p>226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856">
                <text:p>198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714">
                <text:p>217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722">
                <text:p>217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311">
                <text:p>193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80">
                <text:p>200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255">
                <text:p>192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045">
                <text:p>210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484">
                <text:p>204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560">
                <text:p>1956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428">
                <text:p>194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962">
                <text:p>229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287">
                <text:p>192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650">
                <text:p>196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971">
                <text:p>219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335">
                <text:p>213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521">
                <text:p>195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621">
                <text:p>196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583">
                <text:p>195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631">
                <text:p>196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326">
                <text:p>213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364">
                <text:p>213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524">
                <text:p>195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569">
                <text:p>205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975">
                <text:p>219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283">
                <text:p>212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197">
                <text:p>201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407">
                <text:p>204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677">
                <text:p>196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596">
                <text:p>205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927">
                <text:p>199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549">
                <text:p>195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517">
                <text:p>195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620">
                <text:p>186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461">
                <text:p>214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141">
                <text:p>191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779">
                <text:p>187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092">
                <text:p>190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794">
                <text:p>207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658">
                <text:p>226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827">
                <text:p>208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653">
                <text:p>196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261">
                <text:p>192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824">
                <text:p>218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530">
                <text:p>1953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859">
                <text:p>208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757">
                <text:p>207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924">
                <text:p>199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370">
                <text:p>2237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091">
                <text:p>220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491">
                <text:p>184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721">
                <text:p>197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985">
                <text:p>199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122">
                <text:p>251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188">
                <text:p>211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800">
                <text:p>228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367">
                <text:p>193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065">
                <text:p>230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830">
                <text:p>1983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501">
                <text:p>205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677">
                <text:p>196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323">
                <text:p>243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384">
                <text:p>203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770">
                <text:p>197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363">
                <text:p>203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403">
                <text:p>214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639">
                <text:p>216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2063">
                <text:p>220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473">
                <text:p>214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991">
                <text:p>199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254">
                <text:p>212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251">
                <text:p>202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193">
                <text:p>211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891">
                <text:p>218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942">
                <text:p>229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122">
                <text:p>221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899">
                <text:p>218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417">
                <text:p>224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916">
                <text:p>269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894">
                <text:p>198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248">
                <text:p>202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099">
                <text:p>190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4278">
                <text:p>242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784">
                <text:p>227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432">
                <text:p>214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060">
                <text:p>2006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334">
                <text:p>213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367">
                <text:p>253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948">
                <text:p>229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851">
                <text:p>198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774">
                <text:p>227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793">
                <text:p>217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336">
                <text:p>203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563">
                <text:p>185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88">
                <text:p>193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025">
                <text:p>200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864">
                <text:p>208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30">
                <text:p>1953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75">
                <text:p>197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738">
                <text:p>207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74">
                <text:p>200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624">
                <text:p>196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503">
                <text:p>205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146">
                <text:p>221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349">
                <text:p>193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277">
                <text:p>222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265">
                <text:p>192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292">
                <text:p>262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934">
                <text:p>219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058">
                <text:p>230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579">
                <text:p>205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983">
                <text:p>219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418">
                <text:p>234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744">
                <text:p>197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085">
                <text:p>220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500">
                <text:p>215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079">
                <text:p>220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568">
                <text:p>195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317">
                <text:p>243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308">
                <text:p>223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133">
                <text:p>181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692">
                <text:p>196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855">
                <text:p>208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566">
                <text:p>215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094">
                <text:p>190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695">
                <text:p>226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144">
                <text:p>201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889">
                <text:p>208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544">
                <text:p>195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464">
                <text:p>224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279">
                <text:p>212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981">
                <text:p>189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63">
                <text:p>230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973">
                <text:p>219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987">
                <text:p>179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948">
                <text:p>199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820">
                <text:p>2082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794">
                <text:p>207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509">
                <text:p>225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240">
                <text:p>2124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170">
                <text:p>2217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520">
                <text:p>2252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535">
                <text:p>225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256">
                <text:p>212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674">
                <text:p>206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303">
                <text:p>203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782">
                <text:p>187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713">
                <text:p>197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092">
                <text:p>200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1245">
                <text:p>212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081">
                <text:p>220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750">
                <text:p>2175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739">
                <text:p>2073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892">
                <text:p>208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994">
                <text:p>229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044">
                <text:p>210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1429">
                <text:p>214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709">
                <text:p>197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722">
                <text:p>197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004">
                <text:p>230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9193">
                <text:p>191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190">
                <text:p>2019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9742">
                <text:p>197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2631">
                <text:p>226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117">
                <text:p>201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055">
                <text:p>230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265">
                <text:p>1926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9507">
                <text:p>195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640">
                <text:p>2164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334">
                <text:p>203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928">
                <text:p>199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368">
                <text:p>193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280">
                <text:p>1928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416">
                <text:p>214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821">
                <text:p>198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531">
                <text:p>195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480">
                <text:p>2048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175">
                <text:p>221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1821">
                <text:p>218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353">
                <text:p>203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754">
                <text:p>187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368">
                <text:p>183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2222">
                <text:p>222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670">
                <text:p>2367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2199">
                <text:p>221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810">
                <text:p>2081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2654">
                <text:p>226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284">
                <text:p>202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862">
                <text:p>2086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052">
                <text:p>200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302">
                <text:p>203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1669">
                <text:p>216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654">
                <text:p>196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1532">
                <text:p>215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960">
                <text:p>1996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301">
                <text:p>203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310">
                <text:p>1931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201">
                <text:p>202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217">
                <text:p>202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102">
                <text:p>201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3893">
                <text:p>238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3839">
                <text:p>2383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608">
                <text:p>196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2073">
                <text:p>220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3017">
                <text:p>230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584">
                <text:p>205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840">
                <text:p>2184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292">
                <text:p>192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2993">
                <text:p>229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214">
                <text:p>212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2585">
                <text:p>2258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677">
                <text:p>2167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049">
                <text:p>200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3946">
                <text:p>239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3935">
                <text:p>239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9190">
                <text:p>1919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1206">
                <text:p>212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879">
                <text:p>1887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3225">
                <text:p>232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1253">
                <text:p>212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215">
                <text:p>182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828">
                <text:p>208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2231">
                <text:p>2223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736">
                <text:p>207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399">
                <text:p>2039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1565">
                <text:p>2156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2523">
                <text:p>225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538">
                <text:p>1853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057">
                <text:p>240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2680">
                <text:p>2268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352">
                <text:p>203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818">
                <text:p>2181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2707">
                <text:p>227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992">
                <text:p>209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609">
                <text:p>196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2294">
                <text:p>222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800">
                <text:p>208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043">
                <text:p>2004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352">
                <text:p>193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120">
                <text:p>2112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2479">
                <text:p>2247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1347">
                <text:p>2134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5565">
                <text:p>2556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5116">
                <text:p>2511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4240">
                <text:p>2424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6466">
                <text:p>2646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126">
                <text:p>1712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1305">
                <text:p>213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430">
                <text:p>2243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502">
                <text:p>205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851">
                <text:p>1985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2894">
                <text:p>2289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744">
                <text:p>227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740">
                <text:p>1974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210">
                <text:p>2021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743">
                <text:p>2074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121">
                <text:p>191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2166">
                <text:p>2216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3565">
                <text:p>2356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2790">
                <text:p>2279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2613">
                <text:p>226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2477">
                <text:p>2247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1701">
                <text:p>2170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029">
                <text:p>200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021">
                <text:p>200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1043">
                <text:p>210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3331">
                <text:p>233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4667">
                <text:p>246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541">
                <text:p>2054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2497">
                <text:p>2249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5001">
                <text:p>2500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2503">
                <text:p>2250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225">
                <text:p>182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542">
                <text:p>235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1593">
                <text:p>2159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2589">
                <text:p>2258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969">
                <text:p>1996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886">
                <text:p>2088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1241">
                <text:p>2124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1348">
                <text:p>213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256">
                <text:p>2425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256">
                <text:p>1925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270">
                <text:p>1927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058">
                <text:p>2005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594">
                <text:p>2159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987">
                <text:p>1998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691">
                <text:p>1969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291">
                <text:p>202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1060">
                <text:p>2106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313">
                <text:p>193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477">
                <text:p>1947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607">
                <text:p>1960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1470">
                <text:p>2147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3371">
                <text:p>2337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1601">
                <text:p>216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0527">
                <text:p>2052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875">
                <text:p>198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1003">
                <text:p>2100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640">
                <text:p>1964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697">
                <text:p>196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1741">
                <text:p>2174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206">
                <text:p>2020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949">
                <text:p>209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2325">
                <text:p>223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042">
                <text:p>2004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159">
                <text:p>2015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2013">
                <text:p>2201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1077">
                <text:p>210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500">
                <text:p>205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321">
                <text:p>1932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9951">
                <text:p>1995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2919">
                <text:p>229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2210">
                <text:p>2221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2001">
                <text:p>220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9876">
                <text:p>1987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1591">
                <text:p>2159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1795">
                <text:p>217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499">
                <text:p>2049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983">
                <text:p>1998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8286">
                <text:p>1828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2903">
                <text:p>229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1716">
                <text:p>217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9715">
                <text:p>197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617">
                <text:p>196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141">
                <text:p>201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060">
                <text:p>1906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9517">
                <text:p>195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769">
                <text:p>2076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304">
                <text:p>203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605">
                <text:p>216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117">
                <text:p>2111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245">
                <text:p>1924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353">
                <text:p>203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0081">
                <text:p>2008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952">
                <text:p>2195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8811">
                <text:p>188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8886">
                <text:p>1888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0902">
                <text:p>2090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9715">
                <text:p>197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2186">
                <text:p>221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0823">
                <text:p>208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171">
                <text:p>2017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8588">
                <text:p>1858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962">
                <text:p>2296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336">
                <text:p>2233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0135">
                <text:p>2013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0115">
                <text:p>2011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3836">
                <text:p>2383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1203">
                <text:p>2120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8681">
                <text:p>1868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0827">
                <text:p>2082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156">
                <text:p>2215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1861">
                <text:p>2186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1659">
                <text:p>2165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1585">
                <text:p>2158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0877">
                <text:p>2087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1543">
                <text:p>2154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5682">
                <text:p>2568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1132">
                <text:p>211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4486">
                <text:p>2448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4632">
                <text:p>2463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965">
                <text:p>2096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895">
                <text:p>208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952">
                <text:p>199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9819">
                <text:p>1981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1452">
                <text:p>2145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2408">
                <text:p>2240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467">
                <text:p>204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9213">
                <text:p>1921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628">
                <text:p>2062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483">
                <text:p>2048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0252">
                <text:p>2025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559">
                <text:p>2055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673">
                <text:p>2067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912">
                <text:p>2091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644">
                <text:p>1864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632">
                <text:p>2063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773">
                <text:p>1977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941">
                <text:p>1994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2149">
                <text:p>221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1200">
                <text:p>212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095">
                <text:p>2009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465">
                <text:p>1946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1099">
                <text:p>2109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8548">
                <text:p>1854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9651">
                <text:p>1965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282">
                <text:p>192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712">
                <text:p>177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656">
                <text:p>2065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8839">
                <text:p>1883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8116">
                <text:p>181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8698">
                <text:p>1869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0643">
                <text:p>2064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1135">
                <text:p>2113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0076">
                <text:p>2007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8632">
                <text:p>1863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9349">
                <text:p>193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1675">
                <text:p>2167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1234">
                <text:p>2123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862">
                <text:p>2086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8864">
                <text:p>188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975">
                <text:p>209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54cm" svg:height="8.994cm" xlink:href=".." xlink:type="simple" chart:class="chart:line" chart:style-name="ch1">
        <chart:legend chart:legend-position="end" svg:x="31.277cm" svg:y="4.198cm" style:legend-expansion="high" chart:style-name="ch2"/>
        <chart:plot-area chart:style-name="ch3" table:cell-range-address="Sheet1.D1:Sheet1.D500" svg:x="0.67cm" svg:y="0.179cm" svg:width="29.937cm" svg:height="8.636cm">
          <chartooo:coordinate-region svg:x="1.847cm" svg:y="0.3cm" svg:width="28.76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836">
                <text:p>27836</text:p>
                <draw:g>
                  <svg:desc>Sheet1.D1:Sheet1.D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624">
                <text:p>26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467">
                <text:p>124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526">
                <text:p>19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725">
                <text:p>177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956">
                <text:p>109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267">
                <text:p>122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24">
                <text:p>7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86">
                <text:p>146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665">
                <text:p>216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485">
                <text:p>124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739">
                <text:p>11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355">
                <text:p>133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72">
                <text:p>108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966">
                <text:p>149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507">
                <text:p>10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580">
                <text:p>105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55">
                <text:p>115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426">
                <text:p>174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76">
                <text:p>101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373">
                <text:p>133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16">
                <text:p>200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253">
                <text:p>122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967">
                <text:p>139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72">
                <text:p>176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454">
                <text:p>174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571">
                <text:p>12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406">
                <text:p>12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746">
                <text:p>147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100">
                <text:p>17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495">
                <text:p>134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691">
                <text:p>126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437">
                <text:p>104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492">
                <text:p>154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922">
                <text:p>119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45">
                <text:p>80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650">
                <text:p>136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771">
                <text:p>107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776">
                <text:p>137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435">
                <text:p>174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395">
                <text:p>93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453">
                <text:p>144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546">
                <text:p>105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513">
                <text:p>175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726">
                <text:p>117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391">
                <text:p>223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633">
                <text:p>236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930">
                <text:p>199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697">
                <text:p>206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083">
                <text:p>210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169">
                <text:p>191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959">
                <text:p>199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049">
                <text:p>190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022">
                <text:p>210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582">
                <text:p>215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455">
                <text:p>194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038">
                <text:p>200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908">
                <text:p>189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27">
                <text:p>198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945">
                <text:p>209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53">
                <text:p>196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54">
                <text:p>198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338">
                <text:p>203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316">
                <text:p>203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868">
                <text:p>208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166">
                <text:p>191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741">
                <text:p>197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31">
                <text:p>196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391">
                <text:p>203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730">
                <text:p>207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969">
                <text:p>189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932">
                <text:p>209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80">
                <text:p>197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279">
                <text:p>202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581">
                <text:p>205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227">
                <text:p>212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892">
                <text:p>178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635">
                <text:p>206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686">
                <text:p>206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20">
                <text:p>200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761">
                <text:p>207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761">
                <text:p>207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978">
                <text:p>199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686">
                <text:p>206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439">
                <text:p>214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214">
                <text:p>192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966">
                <text:p>199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937">
                <text:p>199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38">
                <text:p>199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66">
                <text:p>207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888">
                <text:p>198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087">
                <text:p>200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093">
                <text:p>200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171">
                <text:p>201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45">
                <text:p>194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840">
                <text:p>198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859">
                <text:p>208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410">
                <text:p>204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460">
                <text:p>194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526">
                <text:p>205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53">
                <text:p>205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891">
                <text:p>198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190">
                <text:p>2119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201">
                <text:p>202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863">
                <text:p>198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560">
                <text:p>2156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453">
                <text:p>204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907">
                <text:p>189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072">
                <text:p>200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598">
                <text:p>205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627">
                <text:p>206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253">
                <text:p>192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154">
                <text:p>201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488">
                <text:p>194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967">
                <text:p>199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503">
                <text:p>205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004">
                <text:p>200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815">
                <text:p>198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040">
                <text:p>2104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506">
                <text:p>185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085">
                <text:p>200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875">
                <text:p>208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116">
                <text:p>191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294">
                <text:p>192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861">
                <text:p>208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858">
                <text:p>198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756">
                <text:p>197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389">
                <text:p>213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748">
                <text:p>207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580">
                <text:p>195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644">
                <text:p>216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104">
                <text:p>211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450">
                <text:p>1945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916">
                <text:p>189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866">
                <text:p>208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093">
                <text:p>210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099">
                <text:p>200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510">
                <text:p>195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619">
                <text:p>196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954">
                <text:p>209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829">
                <text:p>208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331">
                <text:p>193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056">
                <text:p>200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487">
                <text:p>204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621">
                <text:p>196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007">
                <text:p>200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033">
                <text:p>190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716">
                <text:p>197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737">
                <text:p>207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189">
                <text:p>201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236">
                <text:p>202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774">
                <text:p>207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122">
                <text:p>201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807">
                <text:p>198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664">
                <text:p>206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268">
                <text:p>212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215">
                <text:p>192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830">
                <text:p>2083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639">
                <text:p>196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781">
                <text:p>197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726">
                <text:p>217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601">
                <text:p>206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768">
                <text:p>207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247">
                <text:p>202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893">
                <text:p>198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252">
                <text:p>192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059">
                <text:p>200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736">
                <text:p>207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857">
                <text:p>198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888">
                <text:p>198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816">
                <text:p>208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183">
                <text:p>211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312">
                <text:p>173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979">
                <text:p>209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033">
                <text:p>210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113">
                <text:p>191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939">
                <text:p>219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882">
                <text:p>208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769">
                <text:p>207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848">
                <text:p>208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070">
                <text:p>2007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430">
                <text:p>2043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226">
                <text:p>192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261">
                <text:p>212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453">
                <text:p>194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962">
                <text:p>199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309">
                <text:p>213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146">
                <text:p>221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627">
                <text:p>206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181">
                <text:p>211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362">
                <text:p>203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435">
                <text:p>184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335">
                <text:p>203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452">
                <text:p>214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490">
                <text:p>1949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096">
                <text:p>190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952">
                <text:p>209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168">
                <text:p>211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757">
                <text:p>197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746">
                <text:p>217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46">
                <text:p>203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873">
                <text:p>198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244">
                <text:p>202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313">
                <text:p>213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877">
                <text:p>188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436">
                <text:p>214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585">
                <text:p>195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696">
                <text:p>196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696">
                <text:p>216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258">
                <text:p>202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747">
                <text:p>197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760">
                <text:p>2076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205">
                <text:p>202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842">
                <text:p>188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63">
                <text:p>218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423">
                <text:p>1942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054">
                <text:p>210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181">
                <text:p>201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641">
                <text:p>196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264">
                <text:p>202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960">
                <text:p>1896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631">
                <text:p>196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617">
                <text:p>196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974">
                <text:p>209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958">
                <text:p>199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176">
                <text:p>201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981">
                <text:p>219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710">
                <text:p>2071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105">
                <text:p>191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060">
                <text:p>2106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195">
                <text:p>201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948">
                <text:p>189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279">
                <text:p>212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1587">
                <text:p>2158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767">
                <text:p>197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594">
                <text:p>195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759">
                <text:p>187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759">
                <text:p>197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569">
                <text:p>195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812">
                <text:p>208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872">
                <text:p>198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242">
                <text:p>192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876">
                <text:p>198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988">
                <text:p>199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866">
                <text:p>198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636">
                <text:p>186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426">
                <text:p>204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539">
                <text:p>2053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856">
                <text:p>198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800">
                <text:p>208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599">
                <text:p>1859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913">
                <text:p>199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269">
                <text:p>2026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600">
                <text:p>186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384">
                <text:p>203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977">
                <text:p>1997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950">
                <text:p>1995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439">
                <text:p>194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973">
                <text:p>189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187">
                <text:p>201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674">
                <text:p>206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512">
                <text:p>205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692">
                <text:p>206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196">
                <text:p>191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546">
                <text:p>215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038">
                <text:p>2103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827">
                <text:p>188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585">
                <text:p>2158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792">
                <text:p>207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936">
                <text:p>199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784">
                <text:p>207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197">
                <text:p>1919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885">
                <text:p>1988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319">
                <text:p>213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518">
                <text:p>205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440">
                <text:p>1944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228">
                <text:p>2022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965">
                <text:p>199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403">
                <text:p>204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191">
                <text:p>201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707">
                <text:p>1970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775">
                <text:p>197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728">
                <text:p>197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710">
                <text:p>1971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183">
                <text:p>201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052">
                <text:p>190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786">
                <text:p>1878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207">
                <text:p>202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569">
                <text:p>195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868">
                <text:p>198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177">
                <text:p>201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281">
                <text:p>2028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370">
                <text:p>2037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1149">
                <text:p>2114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392">
                <text:p>203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842">
                <text:p>1984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138">
                <text:p>2113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964">
                <text:p>209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036">
                <text:p>190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252">
                <text:p>2025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813">
                <text:p>208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430">
                <text:p>2043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539">
                <text:p>195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997">
                <text:p>2099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197">
                <text:p>201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926">
                <text:p>189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256">
                <text:p>202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408">
                <text:p>194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034">
                <text:p>1903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2309">
                <text:p>2230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272">
                <text:p>192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323">
                <text:p>1932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303">
                <text:p>203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635">
                <text:p>1963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289">
                <text:p>1928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566">
                <text:p>1956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192">
                <text:p>201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481">
                <text:p>1948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947">
                <text:p>209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1068">
                <text:p>210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041">
                <text:p>200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2156">
                <text:p>221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783">
                <text:p>2078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919">
                <text:p>199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1651">
                <text:p>2165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535">
                <text:p>2053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113">
                <text:p>181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1137">
                <text:p>211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462">
                <text:p>2046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713">
                <text:p>197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016">
                <text:p>200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827">
                <text:p>1982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518">
                <text:p>195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437">
                <text:p>204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268">
                <text:p>202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064">
                <text:p>190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648">
                <text:p>196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964">
                <text:p>199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290">
                <text:p>1929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002">
                <text:p>190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739">
                <text:p>1973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244">
                <text:p>1924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552">
                <text:p>1955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093">
                <text:p>2009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333">
                <text:p>203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708">
                <text:p>197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879">
                <text:p>1987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564">
                <text:p>195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356">
                <text:p>193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608">
                <text:p>2060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174">
                <text:p>1917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637">
                <text:p>1963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805">
                <text:p>198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313">
                <text:p>193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169">
                <text:p>2016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9517">
                <text:p>195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9670">
                <text:p>1967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9978">
                <text:p>1997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9356">
                <text:p>193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124">
                <text:p>201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435">
                <text:p>184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375">
                <text:p>193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980">
                <text:p>1898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204">
                <text:p>192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9840">
                <text:p>1984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273">
                <text:p>202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150">
                <text:p>2015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640">
                <text:p>1964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705">
                <text:p>197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9564">
                <text:p>1956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915">
                <text:p>199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819">
                <text:p>198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617">
                <text:p>196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675">
                <text:p>196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8519">
                <text:p>185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210">
                <text:p>2021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0181">
                <text:p>201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096">
                <text:p>1909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184">
                <text:p>201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102">
                <text:p>201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127">
                <text:p>2012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848">
                <text:p>1984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167">
                <text:p>191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8406">
                <text:p>1840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708">
                <text:p>197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812">
                <text:p>198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170">
                <text:p>2017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1414">
                <text:p>214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512">
                <text:p>205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662">
                <text:p>1966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978">
                <text:p>1997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884">
                <text:p>2088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1114">
                <text:p>2111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8903">
                <text:p>189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147">
                <text:p>2014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260">
                <text:p>2026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9565">
                <text:p>1956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1622">
                <text:p>216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749">
                <text:p>207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343">
                <text:p>1934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2040">
                <text:p>2204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1068">
                <text:p>2106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284">
                <text:p>202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1863">
                <text:p>2186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488">
                <text:p>2048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9443">
                <text:p>194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802">
                <text:p>208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134">
                <text:p>201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641">
                <text:p>196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608">
                <text:p>1960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1248">
                <text:p>2124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277">
                <text:p>2027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8498">
                <text:p>1849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024">
                <text:p>2002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974">
                <text:p>209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630">
                <text:p>1963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553">
                <text:p>205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9948">
                <text:p>1994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588">
                <text:p>2058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672">
                <text:p>2067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040">
                <text:p>2104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542">
                <text:p>1954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335">
                <text:p>2133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217">
                <text:p>212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323">
                <text:p>213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0867">
                <text:p>2086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8872">
                <text:p>188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2146">
                <text:p>2214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105">
                <text:p>1910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0145">
                <text:p>2014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813">
                <text:p>198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0378">
                <text:p>2037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811">
                <text:p>1981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9142">
                <text:p>191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0399">
                <text:p>2039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949">
                <text:p>1994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862">
                <text:p>198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1081">
                <text:p>2108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0318">
                <text:p>2031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762">
                <text:p>1976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516">
                <text:p>205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411">
                <text:p>2041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149">
                <text:p>201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8529">
                <text:p>1852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478">
                <text:p>1947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019">
                <text:p>1901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719">
                <text:p>1971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855">
                <text:p>198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0079">
                <text:p>2007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149">
                <text:p>2014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9380">
                <text:p>1938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9940">
                <text:p>1994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064">
                <text:p>2006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9787">
                <text:p>1978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9605">
                <text:p>1960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692">
                <text:p>206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816">
                <text:p>1981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8896">
                <text:p>1889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9280">
                <text:p>1928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9766">
                <text:p>1976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0079">
                <text:p>200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354">
                <text:p>1935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9782">
                <text:p>1978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9722">
                <text:p>197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9870">
                <text:p>1987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2218">
                <text:p>222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241">
                <text:p>1924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490">
                <text:p>1949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260">
                <text:p>1926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343">
                <text:p>1934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590">
                <text:p>2059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798">
                <text:p>1979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0051">
                <text:p>2005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0529">
                <text:p>2052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0593">
                <text:p>2059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005">
                <text:p>1900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0379">
                <text:p>2037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571">
                <text:p>1957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9614">
                <text:p>196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179">
                <text:p>2017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0157">
                <text:p>2015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9789">
                <text:p>1978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1246">
                <text:p>2124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0632">
                <text:p>2063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0994">
                <text:p>2099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9067">
                <text:p>1906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1902">
                <text:p>2190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712">
                <text:p>197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8677">
                <text:p>1867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1116">
                <text:p>211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914">
                <text:p>209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